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62mm"/>
    </style:style>
    <style:style style:name="co2" style:family="table-column">
      <style:table-column-properties fo:break-before="auto" style:column-width="44.29mm"/>
    </style:style>
    <style:style style:name="co3" style:family="table-column">
      <style:table-column-properties fo:break-before="auto" style:column-width="61.7mm"/>
    </style:style>
    <style:style style:name="co4" style:family="table-column">
      <style:table-column-properties fo:break-before="auto" style:column-width="55.9mm"/>
    </style:style>
    <style:style style:name="co5" style:family="table-column">
      <style:table-column-properties fo:break-before="auto" style:column-width="52.3mm"/>
    </style:style>
    <style:style style:name="co6" style:family="table-column">
      <style:table-column-properties fo:break-before="auto" style:column-width="19.69mm"/>
    </style:style>
    <style:style style:name="co7" style:family="table-column">
      <style:table-column-properties fo:break-before="auto" style:column-width="11.38mm"/>
    </style:style>
    <style:style style:name="co8" style:family="table-column">
      <style:table-column-properties fo:break-before="auto" style:column-width="11.94mm"/>
    </style:style>
    <style:style style:name="co9" style:family="table-column">
      <style:table-column-properties fo:break-before="auto" style:column-width="20.5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pid_h_1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Friday, June 09, 2017</text:p>
          </table:table-cell>
          <table:table-cell table:style-name="Default"/>
          <table:table-cell office:value-type="string" calcext:value-type="string">
            <text:p>Trend</text:p>
          </table:table-cell>
          <table:table-cell office:value-type="string" calcext:value-type="string">
            <text:p>Page 1 of 1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tart Time : 06/08/2017 22:46:50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End Time : 06/09/2017 00:26:50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Point Name</text:p>
          </table:table-cell>
          <table:table-cell office:value-type="string" calcext:value-type="string">
            <text:p>Historia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nd Valu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ow Scale</text:p>
          </table:table-cell>
          <table:table-cell office:value-type="string" calcext:value-type="string">
            <text:p>High Scale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(A) 3-H-STATE.UNIT0@NET0</text:p>
          </table:table-cell>
          <table:table-cell office:value-type="string" calcext:value-type="string">
            <text:p>Auto Historian</text:p>
          </table:table-cell>
          <table:table-cell office:value-type="float" office:value="23.65" calcext:value-type="float">
            <text:p>23,65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36.78" calcext:value-type="float">
            <text:p>36,78</text:p>
          </table:table-cell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(A) 3-T-OUT.UNIT0@NET0</text:p>
          </table:table-cell>
          <table:table-cell office:value-type="string" calcext:value-type="string">
            <text:p>Auto Historian</text:p>
          </table:table-cell>
          <table:table-cell office:value-type="float" office:value="32.98" calcext:value-type="float">
            <text:p>32,9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36.78" calcext:value-type="float">
            <text:p>36,78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(A) OCB0028009-OUT.UNIT0@NET0</text:p>
          </table:table-cell>
          <table:table-cell office:value-type="string" calcext:value-type="string">
            <text:p>Auto Historian</text:p>
          </table:table-cell>
          <table:table-cell office:value-type="string" calcext:value-type="string">
            <text:p>00000001 | 2017-May-19 01:42</text:p>
          </table:table-cell>
          <table:table-cell office:value-type="float" office:value="23.65" calcext:value-type="float">
            <text:p>23,65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36.78" calcext:value-type="float">
            <text:p>36,78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(A) OCB002800A-OUT.UNIT0@NET0</text:p>
          </table:table-cell>
          <table:table-cell office:value-type="string" calcext:value-type="string">
            <text:p>Auto Historian</text:p>
          </table:table-cell>
          <table:table-cell office:value-type="string" calcext:value-type="string">
            <text:p>00000001 | 2017-May-19 01:42</text:p>
          </table:table-cell>
          <table:table-cell office:value-type="float" office:value="33.16" calcext:value-type="float">
            <text:p>33,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36.78" calcext:value-type="float">
            <text:p>36,78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Date Time</text:p>
          </table:table-cell>
          <table:table-cell table:style-name="Default"/>
          <table:table-cell office:value-type="string" calcext:value-type="string">
            <text:p>3-H-STATE.UNIT0@NET0</text:p>
          </table:table-cell>
          <table:table-cell office:value-type="string" calcext:value-type="string">
            <text:p>3-T-OUT.UNIT0@NET0</text:p>
          </table:table-cell>
          <table:table-cell office:value-type="string" calcext:value-type="string">
            <text:p>OCB0028009-OUT.UNIT0@NET0</text:p>
          </table:table-cell>
          <table:table-cell office:value-type="string" calcext:value-type="string">
            <text:p>OCB002800A-OUT.UNIT0@NET0</text:p>
          </table:table-cell>
          <table:table-cell table:number-columns-repeated="5"/>
        </table:table-row>
        <table:table-row table:style-name="ro1">
          <table:table-cell office:value-type="date" office:date-value="2017-09-06T00:26:50" calcext:value-type="date">
            <text:p>17-09-06 00:26</text:p>
          </table:table-cell>
          <table:table-cell table:formula="of:=([.A12]-[.$A$173])*24*60*60 + 780" office:value-type="float" office:value="2389.99999979977" calcext:value-type="float">
            <text:p>2390</text:p>
          </table:table-cell>
          <table:table-cell office:value-type="float" office:value="23.65" calcext:value-type="float">
            <text:p>23,65</text:p>
          </table:table-cell>
          <table:table-cell office:value-type="float" office:value="32.98" calcext:value-type="float">
            <text:p>32,9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6:40" calcext:value-type="date">
            <text:p>17-09-06 00:26</text:p>
          </table:table-cell>
          <table:table-cell table:formula="of:=([.A13]-[.$A$173])*24*60*60 + 780" office:value-type="float" office:value="2379.99999997672" calcext:value-type="float">
            <text:p>2380</text:p>
          </table:table-cell>
          <table:table-cell office:value-type="float" office:value="23.65" calcext:value-type="float">
            <text:p>23,65</text:p>
          </table:table-cell>
          <table:table-cell office:value-type="float" office:value="32.975" calcext:value-type="float">
            <text:p>32,97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6:30" calcext:value-type="date">
            <text:p>17-09-06 00:26</text:p>
          </table:table-cell>
          <table:table-cell table:formula="of:=([.A14]-[.$A$173])*24*60*60 + 780" office:value-type="float" office:value="2370.00000015367" calcext:value-type="float">
            <text:p>2370</text:p>
          </table:table-cell>
          <table:table-cell office:value-type="float" office:value="23.65" calcext:value-type="float">
            <text:p>23,65</text:p>
          </table:table-cell>
          <table:table-cell office:value-type="float" office:value="32.97" calcext:value-type="float">
            <text:p>32,9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6:20" calcext:value-type="date">
            <text:p>17-09-06 00:26</text:p>
          </table:table-cell>
          <table:table-cell table:formula="of:=([.A15]-[.$A$173])*24*60*60 + 780" office:value-type="float" office:value="2359.99999970198" calcext:value-type="float">
            <text:p>2360</text:p>
          </table:table-cell>
          <table:table-cell office:value-type="float" office:value="23.65" calcext:value-type="float">
            <text:p>23,65</text:p>
          </table:table-cell>
          <table:table-cell office:value-type="float" office:value="32.965" calcext:value-type="float">
            <text:p>32,96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6:10" calcext:value-type="date">
            <text:p>17-09-06 00:26</text:p>
          </table:table-cell>
          <table:table-cell table:formula="of:=([.A16]-[.$A$173])*24*60*60 + 780" office:value-type="float" office:value="2349.99999987893" calcext:value-type="float">
            <text:p>2350</text:p>
          </table:table-cell>
          <table:table-cell office:value-type="float" office:value="23.65" calcext:value-type="float">
            <text:p>23,65</text:p>
          </table:table-cell>
          <table:table-cell office:value-type="float" office:value="32.961" calcext:value-type="float">
            <text:p>32,96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6:00" calcext:value-type="date">
            <text:p>17-09-06 00:26</text:p>
          </table:table-cell>
          <table:table-cell table:formula="of:=([.A17]-[.$A$173])*24*60*60 + 780" office:value-type="float" office:value="2340.00000005588" calcext:value-type="float">
            <text:p>2340</text:p>
          </table:table-cell>
          <table:table-cell office:value-type="float" office:value="23.65" calcext:value-type="float">
            <text:p>23,65</text:p>
          </table:table-cell>
          <table:table-cell office:value-type="float" office:value="32.956" calcext:value-type="float">
            <text:p>32,95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5:50" calcext:value-type="date">
            <text:p>17-09-06 00:25</text:p>
          </table:table-cell>
          <table:table-cell table:formula="of:=([.A18]-[.$A$173])*24*60*60 + 780" office:value-type="float" office:value="2330.00000023283" calcext:value-type="float">
            <text:p>2330</text:p>
          </table:table-cell>
          <table:table-cell office:value-type="float" office:value="23.65" calcext:value-type="float">
            <text:p>23,65</text:p>
          </table:table-cell>
          <table:table-cell office:value-type="float" office:value="32.952" calcext:value-type="float">
            <text:p>32,95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5:40" calcext:value-type="date">
            <text:p>17-09-06 00:25</text:p>
          </table:table-cell>
          <table:table-cell table:formula="of:=([.A19]-[.$A$173])*24*60*60 + 780" office:value-type="float" office:value="2319.99999978114" calcext:value-type="float">
            <text:p>2320</text:p>
          </table:table-cell>
          <table:table-cell office:value-type="float" office:value="23.65" calcext:value-type="float">
            <text:p>23,65</text:p>
          </table:table-cell>
          <table:table-cell office:value-type="float" office:value="32.948" calcext:value-type="float">
            <text:p>32,94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5:30" calcext:value-type="date">
            <text:p>17-09-06 00:25</text:p>
          </table:table-cell>
          <table:table-cell table:formula="of:=([.A20]-[.$A$173])*24*60*60 + 780" office:value-type="float" office:value="2309.99999995809" calcext:value-type="float">
            <text:p>2310</text:p>
          </table:table-cell>
          <table:table-cell office:value-type="float" office:value="23.65" calcext:value-type="float">
            <text:p>23,65</text:p>
          </table:table-cell>
          <table:table-cell office:value-type="float" office:value="32.944" calcext:value-type="float">
            <text:p>32,94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5:20" calcext:value-type="date">
            <text:p>17-09-06 00:25</text:p>
          </table:table-cell>
          <table:table-cell table:formula="of:=([.A21]-[.$A$173])*24*60*60 + 780" office:value-type="float" office:value="2300.00000013504" calcext:value-type="float">
            <text:p>230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4" calcext:value-type="float">
            <text:p>32,9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5:10" calcext:value-type="date">
            <text:p>17-09-06 00:25</text:p>
          </table:table-cell>
          <table:table-cell table:formula="of:=([.A22]-[.$A$173])*24*60*60 + 780" office:value-type="float" office:value="2290.00000031199" calcext:value-type="float">
            <text:p>229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37" calcext:value-type="float">
            <text:p>32,93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5:00" calcext:value-type="date">
            <text:p>17-09-06 00:25</text:p>
          </table:table-cell>
          <table:table-cell table:formula="of:=([.A23]-[.$A$173])*24*60*60 + 780" office:value-type="float" office:value="2279.9999998603" calcext:value-type="float">
            <text:p>228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33" calcext:value-type="float">
            <text:p>32,93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4:50" calcext:value-type="date">
            <text:p>17-09-06 00:24</text:p>
          </table:table-cell>
          <table:table-cell table:formula="of:=([.A24]-[.$A$173])*24*60*60 + 780" office:value-type="float" office:value="2270.00000003725" calcext:value-type="float">
            <text:p>227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3" calcext:value-type="float">
            <text:p>32,9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4:40" calcext:value-type="date">
            <text:p>17-09-06 00:24</text:p>
          </table:table-cell>
          <table:table-cell table:formula="of:=([.A25]-[.$A$173])*24*60*60 + 780" office:value-type="float" office:value="2260.0000002142" calcext:value-type="float">
            <text:p>226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27" calcext:value-type="float">
            <text:p>32,92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4:30" calcext:value-type="date">
            <text:p>17-09-06 00:24</text:p>
          </table:table-cell>
          <table:table-cell table:formula="of:=([.A26]-[.$A$173])*24*60*60 + 780" office:value-type="float" office:value="2249.99999976251" calcext:value-type="float">
            <text:p>225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24" calcext:value-type="float">
            <text:p>32,92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4:20" calcext:value-type="date">
            <text:p>17-09-06 00:24</text:p>
          </table:table-cell>
          <table:table-cell table:formula="of:=([.A27]-[.$A$173])*24*60*60 + 780" office:value-type="float" office:value="2239.99999993946" calcext:value-type="float">
            <text:p>224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21" calcext:value-type="float">
            <text:p>32,92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4:10" calcext:value-type="date">
            <text:p>17-09-06 00:24</text:p>
          </table:table-cell>
          <table:table-cell table:formula="of:=([.A28]-[.$A$173])*24*60*60 + 780" office:value-type="float" office:value="2230.00000011642" calcext:value-type="float">
            <text:p>223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18" calcext:value-type="float">
            <text:p>32,91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4:00" calcext:value-type="date">
            <text:p>17-09-06 00:24</text:p>
          </table:table-cell>
          <table:table-cell table:formula="of:=([.A29]-[.$A$173])*24*60*60 + 780" office:value-type="float" office:value="2220.00000029337" calcext:value-type="float">
            <text:p>222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16" calcext:value-type="float">
            <text:p>32,91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3:50" calcext:value-type="date">
            <text:p>17-09-06 00:23</text:p>
          </table:table-cell>
          <table:table-cell table:formula="of:=([.A30]-[.$A$173])*24*60*60 + 780" office:value-type="float" office:value="2209.99999984167" calcext:value-type="float">
            <text:p>221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14" calcext:value-type="float">
            <text:p>32,91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3:40" calcext:value-type="date">
            <text:p>17-09-06 00:23</text:p>
          </table:table-cell>
          <table:table-cell table:formula="of:=([.A31]-[.$A$173])*24*60*60 + 780" office:value-type="float" office:value="2200.00000001863" calcext:value-type="float">
            <text:p>220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12" calcext:value-type="float">
            <text:p>32,91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3:30" calcext:value-type="date">
            <text:p>17-09-06 00:23</text:p>
          </table:table-cell>
          <table:table-cell table:formula="of:=([.A32]-[.$A$173])*24*60*60 + 780" office:value-type="float" office:value="2190.00000019558" calcext:value-type="float">
            <text:p>219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1" calcext:value-type="float">
            <text:p>32,9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3:20" calcext:value-type="date">
            <text:p>17-09-06 00:23</text:p>
          </table:table-cell>
          <table:table-cell table:formula="of:=([.A33]-[.$A$173])*24*60*60 + 780" office:value-type="float" office:value="2179.99999974389" calcext:value-type="float">
            <text:p>218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09" calcext:value-type="float">
            <text:p>32,90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3:10" calcext:value-type="date">
            <text:p>17-09-06 00:23</text:p>
          </table:table-cell>
          <table:table-cell table:formula="of:=([.A34]-[.$A$173])*24*60*60 + 780" office:value-type="float" office:value="2169.99999992084" calcext:value-type="float">
            <text:p>217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07" calcext:value-type="float">
            <text:p>32,90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3:00" calcext:value-type="date">
            <text:p>17-09-06 00:23</text:p>
          </table:table-cell>
          <table:table-cell table:formula="of:=([.A35]-[.$A$173])*24*60*60 + 780" office:value-type="float" office:value="2160.00000009779" calcext:value-type="float">
            <text:p>216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07" calcext:value-type="float">
            <text:p>32,90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2:50" calcext:value-type="date">
            <text:p>17-09-06 00:22</text:p>
          </table:table-cell>
          <table:table-cell table:formula="of:=([.A36]-[.$A$173])*24*60*60 + 780" office:value-type="float" office:value="2150.00000027474" calcext:value-type="float">
            <text:p>215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06" calcext:value-type="float">
            <text:p>32,90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2:40" calcext:value-type="date">
            <text:p>17-09-06 00:22</text:p>
          </table:table-cell>
          <table:table-cell table:formula="of:=([.A37]-[.$A$173])*24*60*60 + 780" office:value-type="float" office:value="2139.99999982305" calcext:value-type="float">
            <text:p>214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06" calcext:value-type="float">
            <text:p>32,90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2:30" calcext:value-type="date">
            <text:p>17-09-06 00:22</text:p>
          </table:table-cell>
          <table:table-cell table:formula="of:=([.A38]-[.$A$173])*24*60*60 + 780" office:value-type="float" office:value="2130" calcext:value-type="float">
            <text:p>213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06" calcext:value-type="float">
            <text:p>32,90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2:20" calcext:value-type="date">
            <text:p>17-09-06 00:22</text:p>
          </table:table-cell>
          <table:table-cell table:formula="of:=([.A39]-[.$A$173])*24*60*60 + 780" office:value-type="float" office:value="2120.00000017695" calcext:value-type="float">
            <text:p>212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07" calcext:value-type="float">
            <text:p>32,90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2:10" calcext:value-type="date">
            <text:p>17-09-06 00:22</text:p>
          </table:table-cell>
          <table:table-cell table:formula="of:=([.A40]-[.$A$173])*24*60*60 + 780" office:value-type="float" office:value="2109.99999972526" calcext:value-type="float">
            <text:p>211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08" calcext:value-type="float">
            <text:p>32,90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2:00" calcext:value-type="date">
            <text:p>17-09-06 00:22</text:p>
          </table:table-cell>
          <table:table-cell table:formula="of:=([.A41]-[.$A$173])*24*60*60 + 780" office:value-type="float" office:value="2099.99999990221" calcext:value-type="float">
            <text:p>210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1" calcext:value-type="float">
            <text:p>32,9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1:50" calcext:value-type="date">
            <text:p>17-09-06 00:21</text:p>
          </table:table-cell>
          <table:table-cell table:formula="of:=([.A42]-[.$A$173])*24*60*60 + 780" office:value-type="float" office:value="2090.00000007916" calcext:value-type="float">
            <text:p>209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12" calcext:value-type="float">
            <text:p>32,91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1:40" calcext:value-type="date">
            <text:p>17-09-06 00:21</text:p>
          </table:table-cell>
          <table:table-cell table:formula="of:=([.A43]-[.$A$173])*24*60*60 + 780" office:value-type="float" office:value="2080.00000025611" calcext:value-type="float">
            <text:p>208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15" calcext:value-type="float">
            <text:p>32,91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1:30" calcext:value-type="date">
            <text:p>17-09-06 00:21</text:p>
          </table:table-cell>
          <table:table-cell table:formula="of:=([.A44]-[.$A$173])*24*60*60 + 780" office:value-type="float" office:value="2069.99999980442" calcext:value-type="float">
            <text:p>207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18" calcext:value-type="float">
            <text:p>32,91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1:20" calcext:value-type="date">
            <text:p>17-09-06 00:21</text:p>
          </table:table-cell>
          <table:table-cell table:formula="of:=([.A45]-[.$A$173])*24*60*60 + 780" office:value-type="float" office:value="2059.99999998137" calcext:value-type="float">
            <text:p>206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22" calcext:value-type="float">
            <text:p>32,92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1:10" calcext:value-type="date">
            <text:p>17-09-06 00:21</text:p>
          </table:table-cell>
          <table:table-cell table:formula="of:=([.A46]-[.$A$173])*24*60*60 + 780" office:value-type="float" office:value="2050.00000015832" calcext:value-type="float">
            <text:p>205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26" calcext:value-type="float">
            <text:p>32,92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1:00" calcext:value-type="date">
            <text:p>17-09-06 00:21</text:p>
          </table:table-cell>
          <table:table-cell table:formula="of:=([.A47]-[.$A$173])*24*60*60 + 780" office:value-type="float" office:value="2039.99999970663" calcext:value-type="float">
            <text:p>204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31" calcext:value-type="float">
            <text:p>32,93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0:50" calcext:value-type="date">
            <text:p>17-09-06 00:20</text:p>
          </table:table-cell>
          <table:table-cell table:formula="of:=([.A48]-[.$A$173])*24*60*60 + 780" office:value-type="float" office:value="2029.99999988358" calcext:value-type="float">
            <text:p>203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36" calcext:value-type="float">
            <text:p>32,93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0:40" calcext:value-type="date">
            <text:p>17-09-06 00:20</text:p>
          </table:table-cell>
          <table:table-cell table:formula="of:=([.A49]-[.$A$173])*24*60*60 + 780" office:value-type="float" office:value="2020.00000006054" calcext:value-type="float">
            <text:p>202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42" calcext:value-type="float">
            <text:p>32,94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0:30" calcext:value-type="date">
            <text:p>17-09-06 00:20</text:p>
          </table:table-cell>
          <table:table-cell table:formula="of:=([.A50]-[.$A$173])*24*60*60 + 780" office:value-type="float" office:value="2010.00000023749" calcext:value-type="float">
            <text:p>201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48" calcext:value-type="float">
            <text:p>32,94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0:20" calcext:value-type="date">
            <text:p>17-09-06 00:20</text:p>
          </table:table-cell>
          <table:table-cell table:formula="of:=([.A51]-[.$A$173])*24*60*60 + 780" office:value-type="float" office:value="1999.9999997858" calcext:value-type="float">
            <text:p>200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2.955" calcext:value-type="float">
            <text:p>32,95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0:10" calcext:value-type="date">
            <text:p>17-09-06 00:20</text:p>
          </table:table-cell>
          <table:table-cell table:formula="of:=([.A52]-[.$A$173])*24*60*60 + 780" office:value-type="float" office:value="1989.99999996275" calcext:value-type="float">
            <text:p>199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2.963" calcext:value-type="float">
            <text:p>32,96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20:00" calcext:value-type="date">
            <text:p>17-09-06 00:20</text:p>
          </table:table-cell>
          <table:table-cell table:formula="of:=([.A53]-[.$A$173])*24*60*60 + 780" office:value-type="float" office:value="1980.0000001397" calcext:value-type="float">
            <text:p>198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2.97" calcext:value-type="float">
            <text:p>32,9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9:50" calcext:value-type="date">
            <text:p>17-09-06 00:19</text:p>
          </table:table-cell>
          <table:table-cell table:formula="of:=([.A54]-[.$A$173])*24*60*60 + 780" office:value-type="float" office:value="1969.99999968801" calcext:value-type="float">
            <text:p>197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2.979" calcext:value-type="float">
            <text:p>32,97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9:40" calcext:value-type="date">
            <text:p>17-09-06 00:19</text:p>
          </table:table-cell>
          <table:table-cell table:formula="of:=([.A55]-[.$A$173])*24*60*60 + 780" office:value-type="float" office:value="1959.99999986496" calcext:value-type="float">
            <text:p>196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2.987" calcext:value-type="float">
            <text:p>32,98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9:30" calcext:value-type="date">
            <text:p>17-09-06 00:19</text:p>
          </table:table-cell>
          <table:table-cell table:formula="of:=([.A56]-[.$A$173])*24*60*60 + 780" office:value-type="float" office:value="1950.00000004191" calcext:value-type="float">
            <text:p>195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2.996" calcext:value-type="float">
            <text:p>32,99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9:20" calcext:value-type="date">
            <text:p>17-09-06 00:19</text:p>
          </table:table-cell>
          <table:table-cell table:formula="of:=([.A57]-[.$A$173])*24*60*60 + 780" office:value-type="float" office:value="1940.00000021886" calcext:value-type="float">
            <text:p>194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3.005" calcext:value-type="float">
            <text:p>33,00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9:10" calcext:value-type="date">
            <text:p>17-09-06 00:19</text:p>
          </table:table-cell>
          <table:table-cell table:formula="of:=([.A58]-[.$A$173])*24*60*60 + 780" office:value-type="float" office:value="1929.99999976717" calcext:value-type="float">
            <text:p>193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3.015" calcext:value-type="float">
            <text:p>33,01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9:00" calcext:value-type="date">
            <text:p>17-09-06 00:19</text:p>
          </table:table-cell>
          <table:table-cell table:formula="of:=([.A59]-[.$A$173])*24*60*60 + 780" office:value-type="float" office:value="1919.99999994412" calcext:value-type="float">
            <text:p>192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3.025" calcext:value-type="float">
            <text:p>33,02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8:50" calcext:value-type="date">
            <text:p>17-09-06 00:18</text:p>
          </table:table-cell>
          <table:table-cell table:formula="of:=([.A60]-[.$A$173])*24*60*60 + 780" office:value-type="float" office:value="1910.00000012107" calcext:value-type="float">
            <text:p>191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3.034" calcext:value-type="float">
            <text:p>33,03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8:40" calcext:value-type="date">
            <text:p>17-09-06 00:18</text:p>
          </table:table-cell>
          <table:table-cell table:formula="of:=([.A61]-[.$A$173])*24*60*60 + 780" office:value-type="float" office:value="1900.00000029802" calcext:value-type="float">
            <text:p>190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3.044" calcext:value-type="float">
            <text:p>33,04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8:30" calcext:value-type="date">
            <text:p>17-09-06 00:18</text:p>
          </table:table-cell>
          <table:table-cell table:formula="of:=([.A62]-[.$A$173])*24*60*60 + 780" office:value-type="float" office:value="1889.99999984633" calcext:value-type="float">
            <text:p>189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3.054" calcext:value-type="float">
            <text:p>33,05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8:20" calcext:value-type="date">
            <text:p>17-09-06 00:18</text:p>
          </table:table-cell>
          <table:table-cell table:formula="of:=([.A63]-[.$A$173])*24*60*60 + 780" office:value-type="float" office:value="1880.00000002328" calcext:value-type="float">
            <text:p>188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3.064" calcext:value-type="float">
            <text:p>33,06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8:10" calcext:value-type="date">
            <text:p>17-09-06 00:18</text:p>
          </table:table-cell>
          <table:table-cell table:formula="of:=([.A64]-[.$A$173])*24*60*60 + 780" office:value-type="float" office:value="1870.00000020023" calcext:value-type="float">
            <text:p>187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3.074" calcext:value-type="float">
            <text:p>33,07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8:00" calcext:value-type="date">
            <text:p>17-09-06 00:18</text:p>
          </table:table-cell>
          <table:table-cell table:formula="of:=([.A65]-[.$A$173])*24*60*60 + 780" office:value-type="float" office:value="1859.99999974854" calcext:value-type="float">
            <text:p>1860</text:p>
          </table:table-cell>
          <table:table-cell office:value-type="float" office:value="23.647" calcext:value-type="float">
            <text:p>23,647</text:p>
          </table:table-cell>
          <table:table-cell office:value-type="float" office:value="33.083" calcext:value-type="float">
            <text:p>33,08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7:50" calcext:value-type="date">
            <text:p>17-09-06 00:17</text:p>
          </table:table-cell>
          <table:table-cell table:formula="of:=([.A66]-[.$A$173])*24*60*60 + 780" office:value-type="float" office:value="1849.99999992549" calcext:value-type="float">
            <text:p>1850</text:p>
          </table:table-cell>
          <table:table-cell office:value-type="float" office:value="23.647" calcext:value-type="float">
            <text:p>23,647</text:p>
          </table:table-cell>
          <table:table-cell office:value-type="float" office:value="33.093" calcext:value-type="float">
            <text:p>33,09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7:40" calcext:value-type="date">
            <text:p>17-09-06 00:17</text:p>
          </table:table-cell>
          <table:table-cell table:formula="of:=([.A67]-[.$A$173])*24*60*60 + 780" office:value-type="float" office:value="1840.00000010245" calcext:value-type="float">
            <text:p>1840</text:p>
          </table:table-cell>
          <table:table-cell office:value-type="float" office:value="23.647" calcext:value-type="float">
            <text:p>23,647</text:p>
          </table:table-cell>
          <table:table-cell office:value-type="float" office:value="33.103" calcext:value-type="float">
            <text:p>33,10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7:30" calcext:value-type="date">
            <text:p>17-09-06 00:17</text:p>
          </table:table-cell>
          <table:table-cell table:formula="of:=([.A68]-[.$A$173])*24*60*60 + 780" office:value-type="float" office:value="1830.0000002794" calcext:value-type="float">
            <text:p>1830</text:p>
          </table:table-cell>
          <table:table-cell office:value-type="float" office:value="23.647" calcext:value-type="float">
            <text:p>23,647</text:p>
          </table:table-cell>
          <table:table-cell office:value-type="float" office:value="33.112" calcext:value-type="float">
            <text:p>33,11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7:20" calcext:value-type="date">
            <text:p>17-09-06 00:17</text:p>
          </table:table-cell>
          <table:table-cell table:formula="of:=([.A69]-[.$A$173])*24*60*60 + 780" office:value-type="float" office:value="1819.99999982771" calcext:value-type="float">
            <text:p>1820</text:p>
          </table:table-cell>
          <table:table-cell office:value-type="float" office:value="23.647" calcext:value-type="float">
            <text:p>23,647</text:p>
          </table:table-cell>
          <table:table-cell office:value-type="float" office:value="33.121" calcext:value-type="float">
            <text:p>33,12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7:10" calcext:value-type="date">
            <text:p>17-09-06 00:17</text:p>
          </table:table-cell>
          <table:table-cell table:formula="of:=([.A70]-[.$A$173])*24*60*60 + 780" office:value-type="float" office:value="1810.00000000466" calcext:value-type="float">
            <text:p>1810</text:p>
          </table:table-cell>
          <table:table-cell office:value-type="float" office:value="23.647" calcext:value-type="float">
            <text:p>23,647</text:p>
          </table:table-cell>
          <table:table-cell office:value-type="float" office:value="33.131" calcext:value-type="float">
            <text:p>33,13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7:00" calcext:value-type="date">
            <text:p>17-09-06 00:17</text:p>
          </table:table-cell>
          <table:table-cell table:formula="of:=([.A71]-[.$A$173])*24*60*60 + 780" office:value-type="float" office:value="1800.00000018161" calcext:value-type="float">
            <text:p>1800</text:p>
          </table:table-cell>
          <table:table-cell office:value-type="float" office:value="23.647" calcext:value-type="float">
            <text:p>23,647</text:p>
          </table:table-cell>
          <table:table-cell office:value-type="float" office:value="33.14" calcext:value-type="float">
            <text:p>33,1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6:50" calcext:value-type="date">
            <text:p>17-09-06 00:16</text:p>
          </table:table-cell>
          <table:table-cell table:formula="of:=([.A72]-[.$A$173])*24*60*60 + 780" office:value-type="float" office:value="1789.99999972992" calcext:value-type="float">
            <text:p>1790</text:p>
          </table:table-cell>
          <table:table-cell office:value-type="float" office:value="23.647" calcext:value-type="float">
            <text:p>23,647</text:p>
          </table:table-cell>
          <table:table-cell office:value-type="float" office:value="33.149" calcext:value-type="float">
            <text:p>33,14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6:40" calcext:value-type="date">
            <text:p>17-09-06 00:16</text:p>
          </table:table-cell>
          <table:table-cell table:formula="of:=([.A73]-[.$A$173])*24*60*60 + 780" office:value-type="float" office:value="1779.99999990687" calcext:value-type="float">
            <text:p>1780</text:p>
          </table:table-cell>
          <table:table-cell office:value-type="float" office:value="23.647" calcext:value-type="float">
            <text:p>23,647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6:30" calcext:value-type="date">
            <text:p>17-09-06 00:16</text:p>
          </table:table-cell>
          <table:table-cell table:formula="of:=([.A74]-[.$A$173])*24*60*60 + 780" office:value-type="float" office:value="1770.00000008382" calcext:value-type="float">
            <text:p>1770</text:p>
          </table:table-cell>
          <table:table-cell office:value-type="float" office:value="23.646" calcext:value-type="float">
            <text:p>23,646</text:p>
          </table:table-cell>
          <table:table-cell office:value-type="float" office:value="33.168" calcext:value-type="float">
            <text:p>33,16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6:20" calcext:value-type="date">
            <text:p>17-09-06 00:16</text:p>
          </table:table-cell>
          <table:table-cell table:formula="of:=([.A75]-[.$A$173])*24*60*60 + 780" office:value-type="float" office:value="1760.00000026077" calcext:value-type="float">
            <text:p>1760</text:p>
          </table:table-cell>
          <table:table-cell office:value-type="float" office:value="23.646" calcext:value-type="float">
            <text:p>23,646</text:p>
          </table:table-cell>
          <table:table-cell office:value-type="float" office:value="33.178" calcext:value-type="float">
            <text:p>33,17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6:10" calcext:value-type="date">
            <text:p>17-09-06 00:16</text:p>
          </table:table-cell>
          <table:table-cell table:formula="of:=([.A76]-[.$A$173])*24*60*60 + 780" office:value-type="float" office:value="1749.99999980908" calcext:value-type="float">
            <text:p>1750</text:p>
          </table:table-cell>
          <table:table-cell office:value-type="float" office:value="23.646" calcext:value-type="float">
            <text:p>23,646</text:p>
          </table:table-cell>
          <table:table-cell office:value-type="float" office:value="33.188" calcext:value-type="float">
            <text:p>33,18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6:00" calcext:value-type="date">
            <text:p>17-09-06 00:16</text:p>
          </table:table-cell>
          <table:table-cell table:formula="of:=([.A77]-[.$A$173])*24*60*60 + 780" office:value-type="float" office:value="1739.99999998603" calcext:value-type="float">
            <text:p>1740</text:p>
          </table:table-cell>
          <table:table-cell office:value-type="float" office:value="23.646" calcext:value-type="float">
            <text:p>23,646</text:p>
          </table:table-cell>
          <table:table-cell office:value-type="float" office:value="33.197" calcext:value-type="float">
            <text:p>33,19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5:50" calcext:value-type="date">
            <text:p>17-09-06 00:15</text:p>
          </table:table-cell>
          <table:table-cell table:formula="of:=([.A78]-[.$A$173])*24*60*60 + 780" office:value-type="float" office:value="1730.00000016298" calcext:value-type="float">
            <text:p>1730</text:p>
          </table:table-cell>
          <table:table-cell office:value-type="float" office:value="23.646" calcext:value-type="float">
            <text:p>23,646</text:p>
          </table:table-cell>
          <table:table-cell office:value-type="float" office:value="33.207" calcext:value-type="float">
            <text:p>33,20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5:40" calcext:value-type="date">
            <text:p>17-09-06 00:15</text:p>
          </table:table-cell>
          <table:table-cell table:formula="of:=([.A79]-[.$A$173])*24*60*60 + 780" office:value-type="float" office:value="1719.99999971129" calcext:value-type="float">
            <text:p>1720</text:p>
          </table:table-cell>
          <table:table-cell office:value-type="float" office:value="23.646" calcext:value-type="float">
            <text:p>23,646</text:p>
          </table:table-cell>
          <table:table-cell office:value-type="float" office:value="33.217" calcext:value-type="float">
            <text:p>33,21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5:30" calcext:value-type="date">
            <text:p>17-09-06 00:15</text:p>
          </table:table-cell>
          <table:table-cell table:formula="of:=([.A80]-[.$A$173])*24*60*60 + 780" office:value-type="float" office:value="1709.99999988824" calcext:value-type="float">
            <text:p>1710</text:p>
          </table:table-cell>
          <table:table-cell office:value-type="float" office:value="23.645" calcext:value-type="float">
            <text:p>23,645</text:p>
          </table:table-cell>
          <table:table-cell office:value-type="float" office:value="33.228" calcext:value-type="float">
            <text:p>33,22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5:20" calcext:value-type="date">
            <text:p>17-09-06 00:15</text:p>
          </table:table-cell>
          <table:table-cell table:formula="of:=([.A81]-[.$A$173])*24*60*60 + 780" office:value-type="float" office:value="1700.00000006519" calcext:value-type="float">
            <text:p>1700</text:p>
          </table:table-cell>
          <table:table-cell office:value-type="float" office:value="23.645" calcext:value-type="float">
            <text:p>23,645</text:p>
          </table:table-cell>
          <table:table-cell office:value-type="float" office:value="33.238" calcext:value-type="float">
            <text:p>33,23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5:10" calcext:value-type="date">
            <text:p>17-09-06 00:15</text:p>
          </table:table-cell>
          <table:table-cell table:formula="of:=([.A82]-[.$A$173])*24*60*60 + 780" office:value-type="float" office:value="1690.00000024214" calcext:value-type="float">
            <text:p>1690</text:p>
          </table:table-cell>
          <table:table-cell office:value-type="float" office:value="23.645" calcext:value-type="float">
            <text:p>23,645</text:p>
          </table:table-cell>
          <table:table-cell office:value-type="float" office:value="33.249" calcext:value-type="float">
            <text:p>33,24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5:00" calcext:value-type="date">
            <text:p>17-09-06 00:15</text:p>
          </table:table-cell>
          <table:table-cell table:formula="of:=([.A83]-[.$A$173])*24*60*60 + 780" office:value-type="float" office:value="1679.99999979045" calcext:value-type="float">
            <text:p>1680</text:p>
          </table:table-cell>
          <table:table-cell office:value-type="float" office:value="23.645" calcext:value-type="float">
            <text:p>23,645</text:p>
          </table:table-cell>
          <table:table-cell office:value-type="float" office:value="33.259" calcext:value-type="float">
            <text:p>33,2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4:50" calcext:value-type="date">
            <text:p>17-09-06 00:14</text:p>
          </table:table-cell>
          <table:table-cell table:formula="of:=([.A84]-[.$A$173])*24*60*60 + 780" office:value-type="float" office:value="1669.9999999674" calcext:value-type="float">
            <text:p>1670</text:p>
          </table:table-cell>
          <table:table-cell office:value-type="float" office:value="23.645" calcext:value-type="float">
            <text:p>23,645</text:p>
          </table:table-cell>
          <table:table-cell office:value-type="float" office:value="33.27" calcext:value-type="float">
            <text:p>33,2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4:40" calcext:value-type="date">
            <text:p>17-09-06 00:14</text:p>
          </table:table-cell>
          <table:table-cell table:formula="of:=([.A85]-[.$A$173])*24*60*60 + 780" office:value-type="float" office:value="1660.00000014436" calcext:value-type="float">
            <text:p>1660</text:p>
          </table:table-cell>
          <table:table-cell office:value-type="float" office:value="23.645" calcext:value-type="float">
            <text:p>23,645</text:p>
          </table:table-cell>
          <table:table-cell office:value-type="float" office:value="33.282" calcext:value-type="float">
            <text:p>33,28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4:30" calcext:value-type="date">
            <text:p>17-09-06 00:14</text:p>
          </table:table-cell>
          <table:table-cell table:formula="of:=([.A86]-[.$A$173])*24*60*60 + 780" office:value-type="float" office:value="1649.99999969266" calcext:value-type="float">
            <text:p>1650</text:p>
          </table:table-cell>
          <table:table-cell office:value-type="float" office:value="23.644" calcext:value-type="float">
            <text:p>23,644</text:p>
          </table:table-cell>
          <table:table-cell office:value-type="float" office:value="33.293" calcext:value-type="float">
            <text:p>33,29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4:20" calcext:value-type="date">
            <text:p>17-09-06 00:14</text:p>
          </table:table-cell>
          <table:table-cell table:formula="of:=([.A87]-[.$A$173])*24*60*60 + 780" office:value-type="float" office:value="1639.99999986961" calcext:value-type="float">
            <text:p>1640</text:p>
          </table:table-cell>
          <table:table-cell office:value-type="float" office:value="23.644" calcext:value-type="float">
            <text:p>23,644</text:p>
          </table:table-cell>
          <table:table-cell office:value-type="float" office:value="33.305" calcext:value-type="float">
            <text:p>33,30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4:10" calcext:value-type="date">
            <text:p>17-09-06 00:14</text:p>
          </table:table-cell>
          <table:table-cell table:formula="of:=([.A88]-[.$A$173])*24*60*60 + 780" office:value-type="float" office:value="1630.00000004657" calcext:value-type="float">
            <text:p>1630</text:p>
          </table:table-cell>
          <table:table-cell office:value-type="float" office:value="23.644" calcext:value-type="float">
            <text:p>23,644</text:p>
          </table:table-cell>
          <table:table-cell office:value-type="float" office:value="33.316" calcext:value-type="float">
            <text:p>33,31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4:00" calcext:value-type="date">
            <text:p>17-09-06 00:14</text:p>
          </table:table-cell>
          <table:table-cell table:formula="of:=([.A89]-[.$A$173])*24*60*60 + 780" office:value-type="float" office:value="1620.00000022352" calcext:value-type="float">
            <text:p>1620</text:p>
          </table:table-cell>
          <table:table-cell office:value-type="float" office:value="23.644" calcext:value-type="float">
            <text:p>23,644</text:p>
          </table:table-cell>
          <table:table-cell office:value-type="float" office:value="33.328" calcext:value-type="float">
            <text:p>33,32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3:50" calcext:value-type="date">
            <text:p>17-09-06 00:13</text:p>
          </table:table-cell>
          <table:table-cell table:formula="of:=([.A90]-[.$A$173])*24*60*60 + 780" office:value-type="float" office:value="1609.99999977183" calcext:value-type="float">
            <text:p>1610</text:p>
          </table:table-cell>
          <table:table-cell office:value-type="float" office:value="23.643" calcext:value-type="float">
            <text:p>23,643</text:p>
          </table:table-cell>
          <table:table-cell office:value-type="float" office:value="33.339" calcext:value-type="float">
            <text:p>33,33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3:40" calcext:value-type="date">
            <text:p>17-09-06 00:13</text:p>
          </table:table-cell>
          <table:table-cell table:formula="of:=([.A91]-[.$A$173])*24*60*60 + 780" office:value-type="float" office:value="1599.99999994878" calcext:value-type="float">
            <text:p>1600</text:p>
          </table:table-cell>
          <table:table-cell office:value-type="float" office:value="23.643" calcext:value-type="float">
            <text:p>23,643</text:p>
          </table:table-cell>
          <table:table-cell office:value-type="float" office:value="33.351" calcext:value-type="float">
            <text:p>33,35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3:30" calcext:value-type="date">
            <text:p>17-09-06 00:13</text:p>
          </table:table-cell>
          <table:table-cell table:formula="of:=([.A92]-[.$A$173])*24*60*60 + 780" office:value-type="float" office:value="1590.00000012573" calcext:value-type="float">
            <text:p>1590</text:p>
          </table:table-cell>
          <table:table-cell office:value-type="float" office:value="23.643" calcext:value-type="float">
            <text:p>23,643</text:p>
          </table:table-cell>
          <table:table-cell office:value-type="float" office:value="33.362" calcext:value-type="float">
            <text:p>33,36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3:20" calcext:value-type="date">
            <text:p>17-09-06 00:13</text:p>
          </table:table-cell>
          <table:table-cell table:formula="of:=([.A93]-[.$A$173])*24*60*60 + 780" office:value-type="float" office:value="1580.00000030268" calcext:value-type="float">
            <text:p>1580</text:p>
          </table:table-cell>
          <table:table-cell office:value-type="float" office:value="23.643" calcext:value-type="float">
            <text:p>23,643</text:p>
          </table:table-cell>
          <table:table-cell office:value-type="float" office:value="33.372" calcext:value-type="float">
            <text:p>33,37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3:10" calcext:value-type="date">
            <text:p>17-09-06 00:13</text:p>
          </table:table-cell>
          <table:table-cell table:formula="of:=([.A94]-[.$A$173])*24*60*60 + 780" office:value-type="float" office:value="1569.99999985099" calcext:value-type="float">
            <text:p>1570</text:p>
          </table:table-cell>
          <table:table-cell office:value-type="float" office:value="23.642" calcext:value-type="float">
            <text:p>23,642</text:p>
          </table:table-cell>
          <table:table-cell office:value-type="float" office:value="33.382" calcext:value-type="float">
            <text:p>33,38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3:00" calcext:value-type="date">
            <text:p>17-09-06 00:13</text:p>
          </table:table-cell>
          <table:table-cell table:formula="of:=([.A95]-[.$A$173])*24*60*60 + 780" office:value-type="float" office:value="1560.00000002794" calcext:value-type="float">
            <text:p>1560</text:p>
          </table:table-cell>
          <table:table-cell office:value-type="float" office:value="23.642" calcext:value-type="float">
            <text:p>23,642</text:p>
          </table:table-cell>
          <table:table-cell office:value-type="float" office:value="33.392" calcext:value-type="float">
            <text:p>33,39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2:50" calcext:value-type="date">
            <text:p>17-09-06 00:12</text:p>
          </table:table-cell>
          <table:table-cell table:formula="of:=([.A96]-[.$A$173])*24*60*60 + 780" office:value-type="float" office:value="1550.00000020489" calcext:value-type="float">
            <text:p>1550</text:p>
          </table:table-cell>
          <table:table-cell office:value-type="float" office:value="23.642" calcext:value-type="float">
            <text:p>23,642</text:p>
          </table:table-cell>
          <table:table-cell office:value-type="float" office:value="33.4" calcext:value-type="float">
            <text:p>33,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2:40" calcext:value-type="date">
            <text:p>17-09-06 00:12</text:p>
          </table:table-cell>
          <table:table-cell table:formula="of:=([.A97]-[.$A$173])*24*60*60 + 780" office:value-type="float" office:value="1539.9999997532" calcext:value-type="float">
            <text:p>1540</text:p>
          </table:table-cell>
          <table:table-cell office:value-type="float" office:value="23.641" calcext:value-type="float">
            <text:p>23,641</text:p>
          </table:table-cell>
          <table:table-cell office:value-type="float" office:value="33.409" calcext:value-type="float">
            <text:p>33,40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2:30" calcext:value-type="date">
            <text:p>17-09-06 00:12</text:p>
          </table:table-cell>
          <table:table-cell table:formula="of:=([.A98]-[.$A$173])*24*60*60 + 780" office:value-type="float" office:value="1529.99999993015" calcext:value-type="float">
            <text:p>1530</text:p>
          </table:table-cell>
          <table:table-cell office:value-type="float" office:value="23.641" calcext:value-type="float">
            <text:p>23,641</text:p>
          </table:table-cell>
          <table:table-cell office:value-type="float" office:value="33.416" calcext:value-type="float">
            <text:p>33,41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2:20" calcext:value-type="date">
            <text:p>17-09-06 00:12</text:p>
          </table:table-cell>
          <table:table-cell table:formula="of:=([.A99]-[.$A$173])*24*60*60 + 780" office:value-type="float" office:value="1520.0000001071" calcext:value-type="float">
            <text:p>1520</text:p>
          </table:table-cell>
          <table:table-cell office:value-type="float" office:value="23.641" calcext:value-type="float">
            <text:p>23,641</text:p>
          </table:table-cell>
          <table:table-cell office:value-type="float" office:value="33.422" calcext:value-type="float">
            <text:p>33,42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2:10" calcext:value-type="date">
            <text:p>17-09-06 00:12</text:p>
          </table:table-cell>
          <table:table-cell table:formula="of:=([.A100]-[.$A$173])*24*60*60 + 780" office:value-type="float" office:value="1510.00000028405" calcext:value-type="float">
            <text:p>1510</text:p>
          </table:table-cell>
          <table:table-cell office:value-type="float" office:value="23.64" calcext:value-type="float">
            <text:p>23,64</text:p>
          </table:table-cell>
          <table:table-cell office:value-type="float" office:value="33.427" calcext:value-type="float">
            <text:p>33,42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2:00" calcext:value-type="date">
            <text:p>17-09-06 00:12</text:p>
          </table:table-cell>
          <table:table-cell table:formula="of:=([.A101]-[.$A$173])*24*60*60 + 780" office:value-type="float" office:value="1499.99999983236" calcext:value-type="float">
            <text:p>1500</text:p>
          </table:table-cell>
          <table:table-cell office:value-type="float" office:value="23.64" calcext:value-type="float">
            <text:p>23,64</text:p>
          </table:table-cell>
          <table:table-cell office:value-type="float" office:value="33.431" calcext:value-type="float">
            <text:p>33,43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1:50" calcext:value-type="date">
            <text:p>17-09-06 00:11</text:p>
          </table:table-cell>
          <table:table-cell table:formula="of:=([.A102]-[.$A$173])*24*60*60 + 780" office:value-type="float" office:value="1490.00000000931" calcext:value-type="float">
            <text:p>1490</text:p>
          </table:table-cell>
          <table:table-cell office:value-type="float" office:value="23.64" calcext:value-type="float">
            <text:p>23,64</text:p>
          </table:table-cell>
          <table:table-cell office:value-type="float" office:value="33.434" calcext:value-type="float">
            <text:p>33,43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1:40" calcext:value-type="date">
            <text:p>17-09-06 00:11</text:p>
          </table:table-cell>
          <table:table-cell table:formula="of:=([.A103]-[.$A$173])*24*60*60 + 780" office:value-type="float" office:value="1480.00000018626" calcext:value-type="float">
            <text:p>1480</text:p>
          </table:table-cell>
          <table:table-cell office:value-type="float" office:value="23.639" calcext:value-type="float">
            <text:p>23,639</text:p>
          </table:table-cell>
          <table:table-cell office:value-type="float" office:value="33.436" calcext:value-type="float">
            <text:p>33,43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1:30" calcext:value-type="date">
            <text:p>17-09-06 00:11</text:p>
          </table:table-cell>
          <table:table-cell table:formula="of:=([.A104]-[.$A$173])*24*60*60 + 780" office:value-type="float" office:value="1469.99999973457" calcext:value-type="float">
            <text:p>1470</text:p>
          </table:table-cell>
          <table:table-cell office:value-type="float" office:value="23.639" calcext:value-type="float">
            <text:p>23,639</text:p>
          </table:table-cell>
          <table:table-cell office:value-type="float" office:value="33.436" calcext:value-type="float">
            <text:p>33,43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1:20" calcext:value-type="date">
            <text:p>17-09-06 00:11</text:p>
          </table:table-cell>
          <table:table-cell table:formula="of:=([.A105]-[.$A$173])*24*60*60 + 780" office:value-type="float" office:value="1459.99999991152" calcext:value-type="float">
            <text:p>1460</text:p>
          </table:table-cell>
          <table:table-cell office:value-type="float" office:value="23.638" calcext:value-type="float">
            <text:p>23,638</text:p>
          </table:table-cell>
          <table:table-cell office:value-type="float" office:value="33.435" calcext:value-type="float">
            <text:p>33,43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1:10" calcext:value-type="date">
            <text:p>17-09-06 00:11</text:p>
          </table:table-cell>
          <table:table-cell table:formula="of:=([.A106]-[.$A$173])*24*60*60 + 780" office:value-type="float" office:value="1450.00000008848" calcext:value-type="float">
            <text:p>1450</text:p>
          </table:table-cell>
          <table:table-cell office:value-type="float" office:value="23.638" calcext:value-type="float">
            <text:p>23,638</text:p>
          </table:table-cell>
          <table:table-cell office:value-type="float" office:value="33.432" calcext:value-type="float">
            <text:p>33,43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1:00" calcext:value-type="date">
            <text:p>17-09-06 00:11</text:p>
          </table:table-cell>
          <table:table-cell table:formula="of:=([.A107]-[.$A$173])*24*60*60 + 780" office:value-type="float" office:value="1440.00000026543" calcext:value-type="float">
            <text:p>1440</text:p>
          </table:table-cell>
          <table:table-cell office:value-type="float" office:value="23.637" calcext:value-type="float">
            <text:p>23,637</text:p>
          </table:table-cell>
          <table:table-cell office:value-type="float" office:value="33.428" calcext:value-type="float">
            <text:p>33,42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0:50" calcext:value-type="date">
            <text:p>17-09-06 00:10</text:p>
          </table:table-cell>
          <table:table-cell table:formula="of:=([.A108]-[.$A$173])*24*60*60 + 780" office:value-type="float" office:value="1429.99999981374" calcext:value-type="float">
            <text:p>1430</text:p>
          </table:table-cell>
          <table:table-cell office:value-type="float" office:value="23.637" calcext:value-type="float">
            <text:p>23,637</text:p>
          </table:table-cell>
          <table:table-cell office:value-type="float" office:value="33.421" calcext:value-type="float">
            <text:p>33,42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0:40" calcext:value-type="date">
            <text:p>17-09-06 00:10</text:p>
          </table:table-cell>
          <table:table-cell table:formula="of:=([.A109]-[.$A$173])*24*60*60 + 780" office:value-type="float" office:value="1419.99999999069" calcext:value-type="float">
            <text:p>1420</text:p>
          </table:table-cell>
          <table:table-cell office:value-type="float" office:value="23.636" calcext:value-type="float">
            <text:p>23,636</text:p>
          </table:table-cell>
          <table:table-cell office:value-type="float" office:value="33.413" calcext:value-type="float">
            <text:p>33,41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0:30" calcext:value-type="date">
            <text:p>17-09-06 00:10</text:p>
          </table:table-cell>
          <table:table-cell table:formula="of:=([.A110]-[.$A$173])*24*60*60 + 780" office:value-type="float" office:value="1410.00000016764" calcext:value-type="float">
            <text:p>1410</text:p>
          </table:table-cell>
          <table:table-cell office:value-type="float" office:value="23.636" calcext:value-type="float">
            <text:p>23,636</text:p>
          </table:table-cell>
          <table:table-cell office:value-type="float" office:value="33.404" calcext:value-type="float">
            <text:p>33,40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0:20" calcext:value-type="date">
            <text:p>17-09-06 00:10</text:p>
          </table:table-cell>
          <table:table-cell table:formula="of:=([.A111]-[.$A$173])*24*60*60 + 780" office:value-type="float" office:value="1399.99999971595" calcext:value-type="float">
            <text:p>1400</text:p>
          </table:table-cell>
          <table:table-cell office:value-type="float" office:value="23.635" calcext:value-type="float">
            <text:p>23,635</text:p>
          </table:table-cell>
          <table:table-cell office:value-type="float" office:value="33.392" calcext:value-type="float">
            <text:p>33,39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0:10" calcext:value-type="date">
            <text:p>17-09-06 00:10</text:p>
          </table:table-cell>
          <table:table-cell table:formula="of:=([.A112]-[.$A$173])*24*60*60 + 780" office:value-type="float" office:value="1389.9999998929" calcext:value-type="float">
            <text:p>1390</text:p>
          </table:table-cell>
          <table:table-cell office:value-type="float" office:value="23.635" calcext:value-type="float">
            <text:p>23,635</text:p>
          </table:table-cell>
          <table:table-cell office:value-type="float" office:value="33.379" calcext:value-type="float">
            <text:p>33,37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10:00" calcext:value-type="date">
            <text:p>17-09-06 00:10</text:p>
          </table:table-cell>
          <table:table-cell table:formula="of:=([.A113]-[.$A$173])*24*60*60 + 780" office:value-type="float" office:value="1380.00000006985" calcext:value-type="float">
            <text:p>1380</text:p>
          </table:table-cell>
          <table:table-cell office:value-type="float" office:value="23.634" calcext:value-type="float">
            <text:p>23,634</text:p>
          </table:table-cell>
          <table:table-cell office:value-type="float" office:value="33.365" calcext:value-type="float">
            <text:p>33,36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9:50" calcext:value-type="date">
            <text:p>17-09-06 00:09</text:p>
          </table:table-cell>
          <table:table-cell table:formula="of:=([.A114]-[.$A$173])*24*60*60 + 780" office:value-type="float" office:value="1370.0000002468" calcext:value-type="float">
            <text:p>1370</text:p>
          </table:table-cell>
          <table:table-cell office:value-type="float" office:value="23.634" calcext:value-type="float">
            <text:p>23,634</text:p>
          </table:table-cell>
          <table:table-cell office:value-type="float" office:value="33.35" calcext:value-type="float">
            <text:p>33,3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9:40" calcext:value-type="date">
            <text:p>17-09-06 00:09</text:p>
          </table:table-cell>
          <table:table-cell table:formula="of:=([.A115]-[.$A$173])*24*60*60 + 780" office:value-type="float" office:value="1359.99999979511" calcext:value-type="float">
            <text:p>1360</text:p>
          </table:table-cell>
          <table:table-cell office:value-type="float" office:value="23.633" calcext:value-type="float">
            <text:p>23,633</text:p>
          </table:table-cell>
          <table:table-cell office:value-type="float" office:value="33.334" calcext:value-type="float">
            <text:p>33,33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9:30" calcext:value-type="date">
            <text:p>17-09-06 00:09</text:p>
          </table:table-cell>
          <table:table-cell table:formula="of:=([.A116]-[.$A$173])*24*60*60 + 780" office:value-type="float" office:value="1349.99999997206" calcext:value-type="float">
            <text:p>1350</text:p>
          </table:table-cell>
          <table:table-cell office:value-type="float" office:value="23.632" calcext:value-type="float">
            <text:p>23,632</text:p>
          </table:table-cell>
          <table:table-cell office:value-type="float" office:value="33.319" calcext:value-type="float">
            <text:p>33,31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9:20" calcext:value-type="date">
            <text:p>17-09-06 00:09</text:p>
          </table:table-cell>
          <table:table-cell table:formula="of:=([.A117]-[.$A$173])*24*60*60 + 780" office:value-type="float" office:value="1340.00000014901" calcext:value-type="float">
            <text:p>1340</text:p>
          </table:table-cell>
          <table:table-cell office:value-type="float" office:value="23.632" calcext:value-type="float">
            <text:p>23,632</text:p>
          </table:table-cell>
          <table:table-cell office:value-type="float" office:value="33.304" calcext:value-type="float">
            <text:p>33,30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9:10" calcext:value-type="date">
            <text:p>17-09-06 00:09</text:p>
          </table:table-cell>
          <table:table-cell table:formula="of:=([.A118]-[.$A$173])*24*60*60 + 780" office:value-type="float" office:value="1329.99999969732" calcext:value-type="float">
            <text:p>1330</text:p>
          </table:table-cell>
          <table:table-cell office:value-type="float" office:value="23.631" calcext:value-type="float">
            <text:p>23,631</text:p>
          </table:table-cell>
          <table:table-cell office:value-type="float" office:value="33.289" calcext:value-type="float">
            <text:p>33,28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9:00" calcext:value-type="date">
            <text:p>17-09-06 00:09</text:p>
          </table:table-cell>
          <table:table-cell table:formula="of:=([.A119]-[.$A$173])*24*60*60 + 780" office:value-type="float" office:value="1319.99999987427" calcext:value-type="float">
            <text:p>1320</text:p>
          </table:table-cell>
          <table:table-cell office:value-type="float" office:value="23.63" calcext:value-type="float">
            <text:p>23,63</text:p>
          </table:table-cell>
          <table:table-cell office:value-type="float" office:value="33.274" calcext:value-type="float">
            <text:p>33,27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8:50" calcext:value-type="date">
            <text:p>17-09-06 00:08</text:p>
          </table:table-cell>
          <table:table-cell table:formula="of:=([.A120]-[.$A$173])*24*60*60 + 780" office:value-type="float" office:value="1310.00000005122" calcext:value-type="float">
            <text:p>1310</text:p>
          </table:table-cell>
          <table:table-cell office:value-type="float" office:value="23.629" calcext:value-type="float">
            <text:p>23,629</text:p>
          </table:table-cell>
          <table:table-cell office:value-type="float" office:value="33.259" calcext:value-type="float">
            <text:p>33,2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8:40" calcext:value-type="date">
            <text:p>17-09-06 00:08</text:p>
          </table:table-cell>
          <table:table-cell table:formula="of:=([.A121]-[.$A$173])*24*60*60 + 780" office:value-type="float" office:value="1300.00000022817" calcext:value-type="float">
            <text:p>1300</text:p>
          </table:table-cell>
          <table:table-cell office:value-type="float" office:value="23.629" calcext:value-type="float">
            <text:p>23,629</text:p>
          </table:table-cell>
          <table:table-cell office:value-type="float" office:value="33.244" calcext:value-type="float">
            <text:p>33,24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8:30" calcext:value-type="date">
            <text:p>17-09-06 00:08</text:p>
          </table:table-cell>
          <table:table-cell table:formula="of:=([.A122]-[.$A$173])*24*60*60 + 780" office:value-type="float" office:value="1289.99999977648" calcext:value-type="float">
            <text:p>1290</text:p>
          </table:table-cell>
          <table:table-cell office:value-type="float" office:value="23.628" calcext:value-type="float">
            <text:p>23,628</text:p>
          </table:table-cell>
          <table:table-cell office:value-type="float" office:value="33.229" calcext:value-type="float">
            <text:p>33,22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8:20" calcext:value-type="date">
            <text:p>17-09-06 00:08</text:p>
          </table:table-cell>
          <table:table-cell table:formula="of:=([.A123]-[.$A$173])*24*60*60 + 780" office:value-type="float" office:value="1279.99999995343" calcext:value-type="float">
            <text:p>1280</text:p>
          </table:table-cell>
          <table:table-cell office:value-type="float" office:value="23.627" calcext:value-type="float">
            <text:p>23,627</text:p>
          </table:table-cell>
          <table:table-cell office:value-type="float" office:value="33.214" calcext:value-type="float">
            <text:p>33,21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8:10" calcext:value-type="date">
            <text:p>17-09-06 00:08</text:p>
          </table:table-cell>
          <table:table-cell table:formula="of:=([.A124]-[.$A$173])*24*60*60 + 780" office:value-type="float" office:value="1270.00000013039" calcext:value-type="float">
            <text:p>1270</text:p>
          </table:table-cell>
          <table:table-cell office:value-type="float" office:value="23.626" calcext:value-type="float">
            <text:p>23,626</text:p>
          </table:table-cell>
          <table:table-cell office:value-type="float" office:value="33.199" calcext:value-type="float">
            <text:p>33,19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8:00" calcext:value-type="date">
            <text:p>17-09-06 00:08</text:p>
          </table:table-cell>
          <table:table-cell table:formula="of:=([.A125]-[.$A$173])*24*60*60 + 780" office:value-type="float" office:value="1260.00000030734" calcext:value-type="float">
            <text:p>1260</text:p>
          </table:table-cell>
          <table:table-cell office:value-type="float" office:value="23.625" calcext:value-type="float">
            <text:p>23,625</text:p>
          </table:table-cell>
          <table:table-cell office:value-type="float" office:value="33.184" calcext:value-type="float">
            <text:p>33,18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7:50" calcext:value-type="date">
            <text:p>17-09-06 00:07</text:p>
          </table:table-cell>
          <table:table-cell table:formula="of:=([.A126]-[.$A$173])*24*60*60 + 780" office:value-type="float" office:value="1249.99999985565" calcext:value-type="float">
            <text:p>1250</text:p>
          </table:table-cell>
          <table:table-cell office:value-type="float" office:value="23.624" calcext:value-type="float">
            <text:p>23,624</text:p>
          </table:table-cell>
          <table:table-cell office:value-type="float" office:value="33.169" calcext:value-type="float">
            <text:p>33,16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7:40" calcext:value-type="date">
            <text:p>17-09-06 00:07</text:p>
          </table:table-cell>
          <table:table-cell table:formula="of:=([.A127]-[.$A$173])*24*60*60 + 780" office:value-type="float" office:value="1240.0000000326" calcext:value-type="float">
            <text:p>1240</text:p>
          </table:table-cell>
          <table:table-cell office:value-type="float" office:value="23.623" calcext:value-type="float">
            <text:p>23,623</text:p>
          </table:table-cell>
          <table:table-cell office:value-type="float" office:value="33.154" calcext:value-type="float">
            <text:p>33,15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7:30" calcext:value-type="date">
            <text:p>17-09-06 00:07</text:p>
          </table:table-cell>
          <table:table-cell table:formula="of:=([.A128]-[.$A$173])*24*60*60 + 780" office:value-type="float" office:value="1230.00000020955" calcext:value-type="float">
            <text:p>1230</text:p>
          </table:table-cell>
          <table:table-cell office:value-type="float" office:value="23.622" calcext:value-type="float">
            <text:p>23,622</text:p>
          </table:table-cell>
          <table:table-cell office:value-type="float" office:value="33.139" calcext:value-type="float">
            <text:p>33,13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7:20" calcext:value-type="date">
            <text:p>17-09-06 00:07</text:p>
          </table:table-cell>
          <table:table-cell table:formula="of:=([.A129]-[.$A$173])*24*60*60 + 780" office:value-type="float" office:value="1219.99999975786" calcext:value-type="float">
            <text:p>1220</text:p>
          </table:table-cell>
          <table:table-cell office:value-type="float" office:value="23.621" calcext:value-type="float">
            <text:p>23,621</text:p>
          </table:table-cell>
          <table:table-cell office:value-type="float" office:value="33.123" calcext:value-type="float">
            <text:p>33,12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7:10" calcext:value-type="date">
            <text:p>17-09-06 00:07</text:p>
          </table:table-cell>
          <table:table-cell table:formula="of:=([.A130]-[.$A$173])*24*60*60 + 780" office:value-type="float" office:value="1209.99999993481" calcext:value-type="float">
            <text:p>1210</text:p>
          </table:table-cell>
          <table:table-cell office:value-type="float" office:value="23.62" calcext:value-type="float">
            <text:p>23,62</text:p>
          </table:table-cell>
          <table:table-cell office:value-type="float" office:value="33.106" calcext:value-type="float">
            <text:p>33,10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7:00" calcext:value-type="date">
            <text:p>17-09-06 00:07</text:p>
          </table:table-cell>
          <table:table-cell table:formula="of:=([.A131]-[.$A$173])*24*60*60 + 780" office:value-type="float" office:value="1200.00000011176" calcext:value-type="float">
            <text:p>1200</text:p>
          </table:table-cell>
          <table:table-cell office:value-type="float" office:value="23.619" calcext:value-type="float">
            <text:p>23,619</text:p>
          </table:table-cell>
          <table:table-cell office:value-type="float" office:value="33.09" calcext:value-type="float">
            <text:p>33,0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6:50" calcext:value-type="date">
            <text:p>17-09-06 00:06</text:p>
          </table:table-cell>
          <table:table-cell table:formula="of:=([.A132]-[.$A$173])*24*60*60 + 780" office:value-type="float" office:value="1190.00000028871" calcext:value-type="float">
            <text:p>1190</text:p>
          </table:table-cell>
          <table:table-cell office:value-type="float" office:value="23.618" calcext:value-type="float">
            <text:p>23,618</text:p>
          </table:table-cell>
          <table:table-cell office:value-type="float" office:value="33.072" calcext:value-type="float">
            <text:p>33,07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6:40" calcext:value-type="date">
            <text:p>17-09-06 00:06</text:p>
          </table:table-cell>
          <table:table-cell table:formula="of:=([.A133]-[.$A$173])*24*60*60 + 780" office:value-type="float" office:value="1179.99999983702" calcext:value-type="float">
            <text:p>1180</text:p>
          </table:table-cell>
          <table:table-cell office:value-type="float" office:value="23.616" calcext:value-type="float">
            <text:p>23,616</text:p>
          </table:table-cell>
          <table:table-cell office:value-type="float" office:value="33.054" calcext:value-type="float">
            <text:p>33,05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6:30" calcext:value-type="date">
            <text:p>17-09-06 00:06</text:p>
          </table:table-cell>
          <table:table-cell table:formula="of:=([.A134]-[.$A$173])*24*60*60 + 780" office:value-type="float" office:value="1170.00000001397" calcext:value-type="float">
            <text:p>1170</text:p>
          </table:table-cell>
          <table:table-cell office:value-type="float" office:value="23.615" calcext:value-type="float">
            <text:p>23,615</text:p>
          </table:table-cell>
          <table:table-cell office:value-type="float" office:value="33.035" calcext:value-type="float">
            <text:p>33,03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6:20" calcext:value-type="date">
            <text:p>17-09-06 00:06</text:p>
          </table:table-cell>
          <table:table-cell table:formula="of:=([.A135]-[.$A$173])*24*60*60 + 780" office:value-type="float" office:value="1160.00000019092" calcext:value-type="float">
            <text:p>1160</text:p>
          </table:table-cell>
          <table:table-cell office:value-type="float" office:value="23.614" calcext:value-type="float">
            <text:p>23,614</text:p>
          </table:table-cell>
          <table:table-cell office:value-type="float" office:value="33.014" calcext:value-type="float">
            <text:p>33,01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6:10" calcext:value-type="date">
            <text:p>17-09-06 00:06</text:p>
          </table:table-cell>
          <table:table-cell table:formula="of:=([.A136]-[.$A$173])*24*60*60 + 780" office:value-type="float" office:value="1149.99999973923" calcext:value-type="float">
            <text:p>1150</text:p>
          </table:table-cell>
          <table:table-cell office:value-type="float" office:value="23.612" calcext:value-type="float">
            <text:p>23,612</text:p>
          </table:table-cell>
          <table:table-cell office:value-type="float" office:value="32.993" calcext:value-type="float">
            <text:p>32,99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6:00" calcext:value-type="date">
            <text:p>17-09-06 00:06</text:p>
          </table:table-cell>
          <table:table-cell table:formula="of:=([.A137]-[.$A$173])*24*60*60 + 780" office:value-type="float" office:value="1139.99999991618" calcext:value-type="float">
            <text:p>1140</text:p>
          </table:table-cell>
          <table:table-cell office:value-type="float" office:value="23.611" calcext:value-type="float">
            <text:p>23,611</text:p>
          </table:table-cell>
          <table:table-cell office:value-type="float" office:value="32.969" calcext:value-type="float">
            <text:p>32,96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5:50" calcext:value-type="date">
            <text:p>17-09-06 00:05</text:p>
          </table:table-cell>
          <table:table-cell table:formula="of:=([.A138]-[.$A$173])*24*60*60 + 780" office:value-type="float" office:value="1130.00000009313" calcext:value-type="float">
            <text:p>1130</text:p>
          </table:table-cell>
          <table:table-cell office:value-type="float" office:value="23.609" calcext:value-type="float">
            <text:p>23,609</text:p>
          </table:table-cell>
          <table:table-cell office:value-type="float" office:value="32.944" calcext:value-type="float">
            <text:p>32,94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5:40" calcext:value-type="date">
            <text:p>17-09-06 00:05</text:p>
          </table:table-cell>
          <table:table-cell table:formula="of:=([.A139]-[.$A$173])*24*60*60 + 780" office:value-type="float" office:value="1120.00000027008" calcext:value-type="float">
            <text:p>1120</text:p>
          </table:table-cell>
          <table:table-cell office:value-type="float" office:value="23.608" calcext:value-type="float">
            <text:p>23,608</text:p>
          </table:table-cell>
          <table:table-cell office:value-type="float" office:value="32.916" calcext:value-type="float">
            <text:p>32,91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5:30" calcext:value-type="date">
            <text:p>17-09-06 00:05</text:p>
          </table:table-cell>
          <table:table-cell table:formula="of:=([.A140]-[.$A$173])*24*60*60 + 780" office:value-type="float" office:value="1109.99999981839" calcext:value-type="float">
            <text:p>1110</text:p>
          </table:table-cell>
          <table:table-cell office:value-type="float" office:value="23.606" calcext:value-type="float">
            <text:p>23,606</text:p>
          </table:table-cell>
          <table:table-cell office:value-type="float" office:value="32.886" calcext:value-type="float">
            <text:p>32,88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5:20" calcext:value-type="date">
            <text:p>17-09-06 00:05</text:p>
          </table:table-cell>
          <table:table-cell table:formula="of:=([.A141]-[.$A$173])*24*60*60 + 780" office:value-type="float" office:value="1099.99999999534" calcext:value-type="float">
            <text:p>1100</text:p>
          </table:table-cell>
          <table:table-cell office:value-type="float" office:value="23.604" calcext:value-type="float">
            <text:p>23,604</text:p>
          </table:table-cell>
          <table:table-cell office:value-type="float" office:value="32.852" calcext:value-type="float">
            <text:p>32,85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5:10" calcext:value-type="date">
            <text:p>17-09-06 00:05</text:p>
          </table:table-cell>
          <table:table-cell table:formula="of:=([.A142]-[.$A$173])*24*60*60 + 780" office:value-type="float" office:value="1090.00000017229" calcext:value-type="float">
            <text:p>1090</text:p>
          </table:table-cell>
          <table:table-cell office:value-type="float" office:value="23.603" calcext:value-type="float">
            <text:p>23,603</text:p>
          </table:table-cell>
          <table:table-cell office:value-type="float" office:value="32.815" calcext:value-type="float">
            <text:p>32,81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5:00" calcext:value-type="date">
            <text:p>17-09-06 00:05</text:p>
          </table:table-cell>
          <table:table-cell table:formula="of:=([.A143]-[.$A$173])*24*60*60 + 780" office:value-type="float" office:value="1079.9999997206" calcext:value-type="float">
            <text:p>1080</text:p>
          </table:table-cell>
          <table:table-cell office:value-type="float" office:value="23.601" calcext:value-type="float">
            <text:p>23,601</text:p>
          </table:table-cell>
          <table:table-cell office:value-type="float" office:value="32.776" calcext:value-type="float">
            <text:p>32,77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4:50" calcext:value-type="date">
            <text:p>17-09-06 00:04</text:p>
          </table:table-cell>
          <table:table-cell table:formula="of:=([.A144]-[.$A$173])*24*60*60 + 780" office:value-type="float" office:value="1069.99999989755" calcext:value-type="float">
            <text:p>1070</text:p>
          </table:table-cell>
          <table:table-cell office:value-type="float" office:value="23.599" calcext:value-type="float">
            <text:p>23,599</text:p>
          </table:table-cell>
          <table:table-cell office:value-type="float" office:value="32.736" calcext:value-type="float">
            <text:p>32,73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4:40" calcext:value-type="date">
            <text:p>17-09-06 00:04</text:p>
          </table:table-cell>
          <table:table-cell table:formula="of:=([.A145]-[.$A$173])*24*60*60 + 780" office:value-type="float" office:value="1060.00000007451" calcext:value-type="float">
            <text:p>1060</text:p>
          </table:table-cell>
          <table:table-cell office:value-type="float" office:value="23.597" calcext:value-type="float">
            <text:p>23,597</text:p>
          </table:table-cell>
          <table:table-cell office:value-type="float" office:value="32.695" calcext:value-type="float">
            <text:p>32,69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4:30" calcext:value-type="date">
            <text:p>17-09-06 00:04</text:p>
          </table:table-cell>
          <table:table-cell table:formula="of:=([.A146]-[.$A$173])*24*60*60 + 780" office:value-type="float" office:value="1050.00000025146" calcext:value-type="float">
            <text:p>1050</text:p>
          </table:table-cell>
          <table:table-cell office:value-type="float" office:value="23.595" calcext:value-type="float">
            <text:p>23,595</text:p>
          </table:table-cell>
          <table:table-cell office:value-type="float" office:value="32.653" calcext:value-type="float">
            <text:p>32,65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4:20" calcext:value-type="date">
            <text:p>17-09-06 00:04</text:p>
          </table:table-cell>
          <table:table-cell table:formula="of:=([.A147]-[.$A$173])*24*60*60 + 780" office:value-type="float" office:value="1039.99999979977" calcext:value-type="float">
            <text:p>1040</text:p>
          </table:table-cell>
          <table:table-cell office:value-type="float" office:value="23.593" calcext:value-type="float">
            <text:p>23,593</text:p>
          </table:table-cell>
          <table:table-cell office:value-type="float" office:value="32.609" calcext:value-type="float">
            <text:p>32,60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4:10" calcext:value-type="date">
            <text:p>17-09-06 00:04</text:p>
          </table:table-cell>
          <table:table-cell table:formula="of:=([.A148]-[.$A$173])*24*60*60 + 780" office:value-type="float" office:value="1029.99999997672" calcext:value-type="float">
            <text:p>1030</text:p>
          </table:table-cell>
          <table:table-cell office:value-type="float" office:value="23.59" calcext:value-type="float">
            <text:p>23,59</text:p>
          </table:table-cell>
          <table:table-cell office:value-type="float" office:value="32.564" calcext:value-type="float">
            <text:p>32,56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4:00" calcext:value-type="date">
            <text:p>17-09-06 00:04</text:p>
          </table:table-cell>
          <table:table-cell table:formula="of:=([.A149]-[.$A$173])*24*60*60 + 780" office:value-type="float" office:value="1020.00000015367" calcext:value-type="float">
            <text:p>1020</text:p>
          </table:table-cell>
          <table:table-cell office:value-type="float" office:value="23.588" calcext:value-type="float">
            <text:p>23,588</text:p>
          </table:table-cell>
          <table:table-cell office:value-type="float" office:value="32.518" calcext:value-type="float">
            <text:p>32,51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3:50" calcext:value-type="date">
            <text:p>17-09-06 00:03</text:p>
          </table:table-cell>
          <table:table-cell table:formula="of:=([.A150]-[.$A$173])*24*60*60 + 780" office:value-type="float" office:value="1009.99999970198" calcext:value-type="float">
            <text:p>1010</text:p>
          </table:table-cell>
          <table:table-cell office:value-type="float" office:value="23.586" calcext:value-type="float">
            <text:p>23,586</text:p>
          </table:table-cell>
          <table:table-cell office:value-type="float" office:value="32.47" calcext:value-type="float">
            <text:p>32,4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3:40" calcext:value-type="date">
            <text:p>17-09-06 00:03</text:p>
          </table:table-cell>
          <table:table-cell table:formula="of:=([.A151]-[.$A$173])*24*60*60 + 780" office:value-type="float" office:value="999.999999878928" calcext:value-type="float">
            <text:p>1000</text:p>
          </table:table-cell>
          <table:table-cell office:value-type="float" office:value="23.583" calcext:value-type="float">
            <text:p>23,583</text:p>
          </table:table-cell>
          <table:table-cell office:value-type="float" office:value="32.422" calcext:value-type="float">
            <text:p>32,42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3:30" calcext:value-type="date">
            <text:p>17-09-06 00:03</text:p>
          </table:table-cell>
          <table:table-cell table:formula="of:=([.A152]-[.$A$173])*24*60*60 + 780" office:value-type="float" office:value="990.000000055879" calcext:value-type="float">
            <text:p>990</text:p>
          </table:table-cell>
          <table:table-cell office:value-type="float" office:value="23.581" calcext:value-type="float">
            <text:p>23,581</text:p>
          </table:table-cell>
          <table:table-cell office:value-type="float" office:value="32.372" calcext:value-type="float">
            <text:p>32,37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3:20" calcext:value-type="date">
            <text:p>17-09-06 00:03</text:p>
          </table:table-cell>
          <table:table-cell table:formula="of:=([.A153]-[.$A$173])*24*60*60 + 780" office:value-type="float" office:value="980.000000232831" calcext:value-type="float">
            <text:p>980</text:p>
          </table:table-cell>
          <table:table-cell office:value-type="float" office:value="23.578" calcext:value-type="float">
            <text:p>23,578</text:p>
          </table:table-cell>
          <table:table-cell office:value-type="float" office:value="32.321" calcext:value-type="float">
            <text:p>32,32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3:10" calcext:value-type="date">
            <text:p>17-09-06 00:03</text:p>
          </table:table-cell>
          <table:table-cell table:formula="of:=([.A154]-[.$A$173])*24*60*60 + 780" office:value-type="float" office:value="969.999999781139" calcext:value-type="float">
            <text:p>970</text:p>
          </table:table-cell>
          <table:table-cell office:value-type="float" office:value="23.575" calcext:value-type="float">
            <text:p>23,575</text:p>
          </table:table-cell>
          <table:table-cell office:value-type="float" office:value="32.269" calcext:value-type="float">
            <text:p>32,26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3:00" calcext:value-type="date">
            <text:p>17-09-06 00:03</text:p>
          </table:table-cell>
          <table:table-cell table:formula="of:=([.A155]-[.$A$173])*24*60*60 + 780" office:value-type="float" office:value="959.999999958091" calcext:value-type="float">
            <text:p>960</text:p>
          </table:table-cell>
          <table:table-cell office:value-type="float" office:value="23.573" calcext:value-type="float">
            <text:p>23,573</text:p>
          </table:table-cell>
          <table:table-cell office:value-type="float" office:value="32.217" calcext:value-type="float">
            <text:p>32,21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2:50" calcext:value-type="date">
            <text:p>17-09-06 00:02</text:p>
          </table:table-cell>
          <table:table-cell table:formula="of:=([.A156]-[.$A$173])*24*60*60 + 780" office:value-type="float" office:value="950.000000135042" calcext:value-type="float">
            <text:p>950</text:p>
          </table:table-cell>
          <table:table-cell office:value-type="float" office:value="23.57" calcext:value-type="float">
            <text:p>23,57</text:p>
          </table:table-cell>
          <table:table-cell office:value-type="float" office:value="32.165" calcext:value-type="float">
            <text:p>32,16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2:40" calcext:value-type="date">
            <text:p>17-09-06 00:02</text:p>
          </table:table-cell>
          <table:table-cell table:formula="of:=([.A157]-[.$A$173])*24*60*60 + 780" office:value-type="float" office:value="940.000000311993" calcext:value-type="float">
            <text:p>940</text:p>
          </table:table-cell>
          <table:table-cell office:value-type="float" office:value="23.566" calcext:value-type="float">
            <text:p>23,566</text:p>
          </table:table-cell>
          <table:table-cell office:value-type="float" office:value="32.113" calcext:value-type="float">
            <text:p>32,11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2:30" calcext:value-type="date">
            <text:p>17-09-06 00:02</text:p>
          </table:table-cell>
          <table:table-cell table:formula="of:=([.A158]-[.$A$173])*24*60*60 + 780" office:value-type="float" office:value="929.999999860302" calcext:value-type="float">
            <text:p>930</text:p>
          </table:table-cell>
          <table:table-cell office:value-type="float" office:value="23.563" calcext:value-type="float">
            <text:p>23,563</text:p>
          </table:table-cell>
          <table:table-cell office:value-type="float" office:value="32.062" calcext:value-type="float">
            <text:p>32,06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2:20" calcext:value-type="date">
            <text:p>17-09-06 00:02</text:p>
          </table:table-cell>
          <table:table-cell table:formula="of:=([.A159]-[.$A$173])*24*60*60 + 780" office:value-type="float" office:value="920.000000037253" calcext:value-type="float">
            <text:p>920</text:p>
          </table:table-cell>
          <table:table-cell office:value-type="float" office:value="23.56" calcext:value-type="float">
            <text:p>23,56</text:p>
          </table:table-cell>
          <table:table-cell office:value-type="float" office:value="32.013" calcext:value-type="float">
            <text:p>32,01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2:10" calcext:value-type="date">
            <text:p>17-09-06 00:02</text:p>
          </table:table-cell>
          <table:table-cell table:formula="of:=([.A160]-[.$A$173])*24*60*60 + 780" office:value-type="float" office:value="910.000000214204" calcext:value-type="float">
            <text:p>910</text:p>
          </table:table-cell>
          <table:table-cell office:value-type="float" office:value="23.557" calcext:value-type="float">
            <text:p>23,557</text:p>
          </table:table-cell>
          <table:table-cell office:value-type="float" office:value="31.966" calcext:value-type="float">
            <text:p>31,96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2:00" calcext:value-type="date">
            <text:p>17-09-06 00:02</text:p>
          </table:table-cell>
          <table:table-cell table:formula="of:=([.A161]-[.$A$173])*24*60*60 + 780" office:value-type="float" office:value="899.999999762513" calcext:value-type="float">
            <text:p>900</text:p>
          </table:table-cell>
          <table:table-cell office:value-type="float" office:value="23.553" calcext:value-type="float">
            <text:p>23,553</text:p>
          </table:table-cell>
          <table:table-cell office:value-type="float" office:value="31.924" calcext:value-type="float">
            <text:p>31,92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1:50" calcext:value-type="date">
            <text:p>17-09-06 00:01</text:p>
          </table:table-cell>
          <table:table-cell table:formula="of:=([.A162]-[.$A$173])*24*60*60 + 780" office:value-type="float" office:value="889.999999939464" calcext:value-type="float">
            <text:p>890</text:p>
          </table:table-cell>
          <table:table-cell office:value-type="float" office:value="23.549" calcext:value-type="float">
            <text:p>23,549</text:p>
          </table:table-cell>
          <table:table-cell office:value-type="float" office:value="31.887" calcext:value-type="float">
            <text:p>31,88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1:40" calcext:value-type="date">
            <text:p>17-09-06 00:01</text:p>
          </table:table-cell>
          <table:table-cell table:formula="of:=([.A163]-[.$A$173])*24*60*60 + 780" office:value-type="float" office:value="880.000000116415" calcext:value-type="float">
            <text:p>880</text:p>
          </table:table-cell>
          <table:table-cell office:value-type="float" office:value="23.546" calcext:value-type="float">
            <text:p>23,546</text:p>
          </table:table-cell>
          <table:table-cell office:value-type="float" office:value="31.858" calcext:value-type="float">
            <text:p>31,85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1:30" calcext:value-type="date">
            <text:p>17-09-06 00:01</text:p>
          </table:table-cell>
          <table:table-cell table:formula="of:=([.A164]-[.$A$173])*24*60*60 + 780" office:value-type="float" office:value="870.000000293367" calcext:value-type="float">
            <text:p>870</text:p>
          </table:table-cell>
          <table:table-cell office:value-type="float" office:value="23.542" calcext:value-type="float">
            <text:p>23,542</text:p>
          </table:table-cell>
          <table:table-cell office:value-type="float" office:value="31.84" calcext:value-type="float">
            <text:p>31,8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1:20" calcext:value-type="date">
            <text:p>17-09-06 00:01</text:p>
          </table:table-cell>
          <table:table-cell table:formula="of:=([.A165]-[.$A$173])*24*60*60 + 780" office:value-type="float" office:value="859.999999841675" calcext:value-type="float">
            <text:p>860</text:p>
          </table:table-cell>
          <table:table-cell office:value-type="float" office:value="23.538" calcext:value-type="float">
            <text:p>23,538</text:p>
          </table:table-cell>
          <table:table-cell office:value-type="float" office:value="31.836" calcext:value-type="float">
            <text:p>31,83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1:10" calcext:value-type="date">
            <text:p>17-09-06 00:01</text:p>
          </table:table-cell>
          <table:table-cell table:formula="of:=([.A166]-[.$A$173])*24*60*60 + 780" office:value-type="float" office:value="850.000000018627" calcext:value-type="float">
            <text:p>850</text:p>
          </table:table-cell>
          <table:table-cell office:value-type="float" office:value="23.533" calcext:value-type="float">
            <text:p>23,533</text:p>
          </table:table-cell>
          <table:table-cell office:value-type="float" office:value="31.834" calcext:value-type="float">
            <text:p>31,83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1:00" calcext:value-type="date">
            <text:p>17-09-06 00:01</text:p>
          </table:table-cell>
          <table:table-cell table:formula="of:=([.A167]-[.$A$173])*24*60*60 + 780" office:value-type="float" office:value="840.000000195578" calcext:value-type="float">
            <text:p>840</text:p>
          </table:table-cell>
          <table:table-cell office:value-type="float" office:value="23.529" calcext:value-type="float">
            <text:p>23,529</text:p>
          </table:table-cell>
          <table:table-cell office:value-type="float" office:value="31.831" calcext:value-type="float">
            <text:p>31,83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0:50" calcext:value-type="date">
            <text:p>17-09-06 00:00</text:p>
          </table:table-cell>
          <table:table-cell table:formula="of:=([.A168]-[.$A$173])*24*60*60 + 780" office:value-type="float" office:value="829.999999743886" calcext:value-type="float">
            <text:p>830</text:p>
          </table:table-cell>
          <table:table-cell office:value-type="float" office:value="23.525" calcext:value-type="float">
            <text:p>23,525</text:p>
          </table:table-cell>
          <table:table-cell office:value-type="float" office:value="31.828" calcext:value-type="float">
            <text:p>31,82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0:40" calcext:value-type="date">
            <text:p>17-09-06 00:00</text:p>
          </table:table-cell>
          <table:table-cell table:formula="of:=([.A169]-[.$A$173])*24*60*60 + 780" office:value-type="float" office:value="819.999999920838" calcext:value-type="float">
            <text:p>820</text:p>
          </table:table-cell>
          <table:table-cell office:value-type="float" office:value="23.52" calcext:value-type="float">
            <text:p>23,52</text:p>
          </table:table-cell>
          <table:table-cell office:value-type="float" office:value="31.824" calcext:value-type="float">
            <text:p>31,82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0:30" calcext:value-type="date">
            <text:p>17-09-06 00:00</text:p>
          </table:table-cell>
          <table:table-cell table:formula="of:=([.A170]-[.$A$173])*24*60*60 + 780" office:value-type="float" office:value="810.000000097789" calcext:value-type="float">
            <text:p>810</text:p>
          </table:table-cell>
          <table:table-cell office:value-type="float" office:value="23.515" calcext:value-type="float">
            <text:p>23,515</text:p>
          </table:table-cell>
          <table:table-cell office:value-type="float" office:value="31.819" calcext:value-type="float">
            <text:p>31,81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0:20" calcext:value-type="date">
            <text:p>17-09-06 00:00</text:p>
          </table:table-cell>
          <table:table-cell table:formula="of:=([.A171]-[.$A$173])*24*60*60 + 780" office:value-type="float" office:value="800.00000027474" calcext:value-type="float">
            <text:p>800</text:p>
          </table:table-cell>
          <table:table-cell office:value-type="float" office:value="23.51" calcext:value-type="float">
            <text:p>23,51</text:p>
          </table:table-cell>
          <table:table-cell office:value-type="float" office:value="31.814" calcext:value-type="float">
            <text:p>31,81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T00:00:10" calcext:value-type="date">
            <text:p>17-09-06 00:00</text:p>
          </table:table-cell>
          <table:table-cell table:formula="of:=([.A172]-[.$A$173])*24*60*60 + 780" office:value-type="float" office:value="789.999999823049" calcext:value-type="float">
            <text:p>790</text:p>
          </table:table-cell>
          <table:table-cell office:value-type="float" office:value="23.505" calcext:value-type="float">
            <text:p>23,505</text:p>
          </table:table-cell>
          <table:table-cell office:value-type="float" office:value="31.808" calcext:value-type="float">
            <text:p>31,80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9-06" calcext:value-type="date">
            <text:p>17-09-06 00:00</text:p>
          </table:table-cell>
          <table:table-cell office:value-type="float" office:value="780" calcext:value-type="float">
            <text:p>780</text:p>
          </table:table-cell>
          <table:table-cell office:value-type="float" office:value="23.5" calcext:value-type="float">
            <text:p>23,5</text:p>
          </table:table-cell>
          <table:table-cell office:value-type="float" office:value="31.801" calcext:value-type="float">
            <text:p>31,80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9:50" calcext:value-type="date">
            <text:p>17-08-06 23:59</text:p>
          </table:table-cell>
          <table:table-cell table:formula="of:=([.A174]-[.$A$251])*24*60*60" office:value-type="float" office:value="770.000000204891" calcext:value-type="float">
            <text:p>770</text:p>
          </table:table-cell>
          <table:table-cell office:value-type="float" office:value="23.495" calcext:value-type="float">
            <text:p>23,495</text:p>
          </table:table-cell>
          <table:table-cell office:value-type="float" office:value="31.793" calcext:value-type="float">
            <text:p>31,79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9:40" calcext:value-type="date">
            <text:p>17-08-06 23:59</text:p>
          </table:table-cell>
          <table:table-cell table:formula="of:=([.A175]-[.$A$251])*24*60*60" office:value-type="float" office:value="759.9999997532" calcext:value-type="float">
            <text:p>760</text:p>
          </table:table-cell>
          <table:table-cell office:value-type="float" office:value="23.489" calcext:value-type="float">
            <text:p>23,489</text:p>
          </table:table-cell>
          <table:table-cell office:value-type="float" office:value="31.785" calcext:value-type="float">
            <text:p>31,78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9:30" calcext:value-type="date">
            <text:p>17-08-06 23:59</text:p>
          </table:table-cell>
          <table:table-cell table:formula="of:=([.A176]-[.$A$251])*24*60*60" office:value-type="float" office:value="749.999999930151" calcext:value-type="float">
            <text:p>750</text:p>
          </table:table-cell>
          <table:table-cell office:value-type="float" office:value="23.483" calcext:value-type="float">
            <text:p>23,483</text:p>
          </table:table-cell>
          <table:table-cell office:value-type="float" office:value="31.775" calcext:value-type="float">
            <text:p>31,77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9:20" calcext:value-type="date">
            <text:p>17-08-06 23:59</text:p>
          </table:table-cell>
          <table:table-cell table:formula="of:=([.A177]-[.$A$251])*24*60*60" office:value-type="float" office:value="740.000000107102" calcext:value-type="float">
            <text:p>740</text:p>
          </table:table-cell>
          <table:table-cell office:value-type="float" office:value="23.477" calcext:value-type="float">
            <text:p>23,477</text:p>
          </table:table-cell>
          <table:table-cell office:value-type="float" office:value="31.764" calcext:value-type="float">
            <text:p>31,76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9:10" calcext:value-type="date">
            <text:p>17-08-06 23:59</text:p>
          </table:table-cell>
          <table:table-cell table:formula="of:=([.A178]-[.$A$251])*24*60*60" office:value-type="float" office:value="730.000000284053" calcext:value-type="float">
            <text:p>730</text:p>
          </table:table-cell>
          <table:table-cell office:value-type="float" office:value="23.471" calcext:value-type="float">
            <text:p>23,471</text:p>
          </table:table-cell>
          <table:table-cell office:value-type="float" office:value="31.752" calcext:value-type="float">
            <text:p>31,75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9:00" calcext:value-type="date">
            <text:p>17-08-06 23:59</text:p>
          </table:table-cell>
          <table:table-cell table:formula="of:=([.A179]-[.$A$251])*24*60*60" office:value-type="float" office:value="719.999999832362" calcext:value-type="float">
            <text:p>720</text:p>
          </table:table-cell>
          <table:table-cell office:value-type="float" office:value="23.464" calcext:value-type="float">
            <text:p>23,464</text:p>
          </table:table-cell>
          <table:table-cell office:value-type="float" office:value="31.739" calcext:value-type="float">
            <text:p>31,73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8:50" calcext:value-type="date">
            <text:p>17-08-06 23:58</text:p>
          </table:table-cell>
          <table:table-cell table:formula="of:=([.A180]-[.$A$251])*24*60*60" office:value-type="float" office:value="710.000000009313" calcext:value-type="float">
            <text:p>710</text:p>
          </table:table-cell>
          <table:table-cell office:value-type="float" office:value="23.458" calcext:value-type="float">
            <text:p>23,458</text:p>
          </table:table-cell>
          <table:table-cell office:value-type="float" office:value="31.723" calcext:value-type="float">
            <text:p>31,72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8:40" calcext:value-type="date">
            <text:p>17-08-06 23:58</text:p>
          </table:table-cell>
          <table:table-cell table:formula="of:=([.A181]-[.$A$251])*24*60*60" office:value-type="float" office:value="700.000000186265" calcext:value-type="float">
            <text:p>700</text:p>
          </table:table-cell>
          <table:table-cell office:value-type="float" office:value="23.451" calcext:value-type="float">
            <text:p>23,451</text:p>
          </table:table-cell>
          <table:table-cell office:value-type="float" office:value="31.707" calcext:value-type="float">
            <text:p>31,70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8:30" calcext:value-type="date">
            <text:p>17-08-06 23:58</text:p>
          </table:table-cell>
          <table:table-cell table:formula="of:=([.A182]-[.$A$251])*24*60*60" office:value-type="float" office:value="689.999999734573" calcext:value-type="float">
            <text:p>690</text:p>
          </table:table-cell>
          <table:table-cell office:value-type="float" office:value="23.444" calcext:value-type="float">
            <text:p>23,444</text:p>
          </table:table-cell>
          <table:table-cell office:value-type="float" office:value="31.688" calcext:value-type="float">
            <text:p>31,68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8:20" calcext:value-type="date">
            <text:p>17-08-06 23:58</text:p>
          </table:table-cell>
          <table:table-cell table:formula="of:=([.A183]-[.$A$251])*24*60*60" office:value-type="float" office:value="679.999999911524" calcext:value-type="float">
            <text:p>680</text:p>
          </table:table-cell>
          <table:table-cell office:value-type="float" office:value="23.436" calcext:value-type="float">
            <text:p>23,436</text:p>
          </table:table-cell>
          <table:table-cell office:value-type="float" office:value="31.667" calcext:value-type="float">
            <text:p>31,66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8:10" calcext:value-type="date">
            <text:p>17-08-06 23:58</text:p>
          </table:table-cell>
          <table:table-cell table:formula="of:=([.A184]-[.$A$251])*24*60*60" office:value-type="float" office:value="670.000000088476" calcext:value-type="float">
            <text:p>670</text:p>
          </table:table-cell>
          <table:table-cell office:value-type="float" office:value="23.429" calcext:value-type="float">
            <text:p>23,429</text:p>
          </table:table-cell>
          <table:table-cell office:value-type="float" office:value="31.643" calcext:value-type="float">
            <text:p>31,64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8:00" calcext:value-type="date">
            <text:p>17-08-06 23:58</text:p>
          </table:table-cell>
          <table:table-cell table:formula="of:=([.A185]-[.$A$251])*24*60*60" office:value-type="float" office:value="660.000000265427" calcext:value-type="float">
            <text:p>660</text:p>
          </table:table-cell>
          <table:table-cell office:value-type="float" office:value="23.421" calcext:value-type="float">
            <text:p>23,421</text:p>
          </table:table-cell>
          <table:table-cell office:value-type="float" office:value="31.617" calcext:value-type="float">
            <text:p>31,61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7:50" calcext:value-type="date">
            <text:p>17-08-06 23:57</text:p>
          </table:table-cell>
          <table:table-cell table:formula="of:=([.A186]-[.$A$251])*24*60*60" office:value-type="float" office:value="649.999999813736" calcext:value-type="float">
            <text:p>650</text:p>
          </table:table-cell>
          <table:table-cell office:value-type="float" office:value="23.412" calcext:value-type="float">
            <text:p>23,412</text:p>
          </table:table-cell>
          <table:table-cell office:value-type="float" office:value="31.588" calcext:value-type="float">
            <text:p>31,58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7:40" calcext:value-type="date">
            <text:p>17-08-06 23:57</text:p>
          </table:table-cell>
          <table:table-cell table:formula="of:=([.A187]-[.$A$251])*24*60*60" office:value-type="float" office:value="639.999999990687" calcext:value-type="float">
            <text:p>640</text:p>
          </table:table-cell>
          <table:table-cell office:value-type="float" office:value="23.404" calcext:value-type="float">
            <text:p>23,404</text:p>
          </table:table-cell>
          <table:table-cell office:value-type="float" office:value="31.556" calcext:value-type="float">
            <text:p>31,55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7:30" calcext:value-type="date">
            <text:p>17-08-06 23:57</text:p>
          </table:table-cell>
          <table:table-cell table:formula="of:=([.A188]-[.$A$251])*24*60*60" office:value-type="float" office:value="630.000000167638" calcext:value-type="float">
            <text:p>630</text:p>
          </table:table-cell>
          <table:table-cell office:value-type="float" office:value="23.395" calcext:value-type="float">
            <text:p>23,395</text:p>
          </table:table-cell>
          <table:table-cell office:value-type="float" office:value="31.521" calcext:value-type="float">
            <text:p>31,52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7:20" calcext:value-type="date">
            <text:p>17-08-06 23:57</text:p>
          </table:table-cell>
          <table:table-cell table:formula="of:=([.A189]-[.$A$251])*24*60*60" office:value-type="float" office:value="619.999999715947" calcext:value-type="float">
            <text:p>620</text:p>
          </table:table-cell>
          <table:table-cell office:value-type="float" office:value="23.385" calcext:value-type="float">
            <text:p>23,385</text:p>
          </table:table-cell>
          <table:table-cell office:value-type="float" office:value="31.481" calcext:value-type="float">
            <text:p>31,48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7:10" calcext:value-type="date">
            <text:p>17-08-06 23:57</text:p>
          </table:table-cell>
          <table:table-cell table:formula="of:=([.A190]-[.$A$251])*24*60*60" office:value-type="float" office:value="609.999999892898" calcext:value-type="float">
            <text:p>610</text:p>
          </table:table-cell>
          <table:table-cell office:value-type="float" office:value="23.376" calcext:value-type="float">
            <text:p>23,376</text:p>
          </table:table-cell>
          <table:table-cell office:value-type="float" office:value="31.437" calcext:value-type="float">
            <text:p>31,43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7:00" calcext:value-type="date">
            <text:p>17-08-06 23:57</text:p>
          </table:table-cell>
          <table:table-cell table:formula="of:=([.A191]-[.$A$251])*24*60*60" office:value-type="float" office:value="600.000000069849" calcext:value-type="float">
            <text:p>600</text:p>
          </table:table-cell>
          <table:table-cell office:value-type="float" office:value="23.365" calcext:value-type="float">
            <text:p>23,365</text:p>
          </table:table-cell>
          <table:table-cell office:value-type="float" office:value="31.387" calcext:value-type="float">
            <text:p>31,38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6:50" calcext:value-type="date">
            <text:p>17-08-06 23:56</text:p>
          </table:table-cell>
          <table:table-cell table:formula="of:=([.A192]-[.$A$251])*24*60*60" office:value-type="float" office:value="590.000000246801" calcext:value-type="float">
            <text:p>590</text:p>
          </table:table-cell>
          <table:table-cell office:value-type="float" office:value="23.354" calcext:value-type="float">
            <text:p>23,354</text:p>
          </table:table-cell>
          <table:table-cell office:value-type="float" office:value="31.347" calcext:value-type="float">
            <text:p>31,34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6:40" calcext:value-type="date">
            <text:p>17-08-06 23:56</text:p>
          </table:table-cell>
          <table:table-cell table:formula="of:=([.A193]-[.$A$251])*24*60*60" office:value-type="float" office:value="579.999999795109" calcext:value-type="float">
            <text:p>580</text:p>
          </table:table-cell>
          <table:table-cell office:value-type="float" office:value="23.343" calcext:value-type="float">
            <text:p>23,343</text:p>
          </table:table-cell>
          <table:table-cell office:value-type="float" office:value="31.351" calcext:value-type="float">
            <text:p>31,35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6:30" calcext:value-type="date">
            <text:p>17-08-06 23:56</text:p>
          </table:table-cell>
          <table:table-cell table:formula="of:=([.A194]-[.$A$251])*24*60*60" office:value-type="float" office:value="569.99999997206" calcext:value-type="float">
            <text:p>570</text:p>
          </table:table-cell>
          <table:table-cell office:value-type="float" office:value="23.331" calcext:value-type="float">
            <text:p>23,331</text:p>
          </table:table-cell>
          <table:table-cell office:value-type="float" office:value="31.357" calcext:value-type="float">
            <text:p>31,35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6:20" calcext:value-type="date">
            <text:p>17-08-06 23:56</text:p>
          </table:table-cell>
          <table:table-cell table:formula="of:=([.A195]-[.$A$251])*24*60*60" office:value-type="float" office:value="560.000000149012" calcext:value-type="float">
            <text:p>560</text:p>
          </table:table-cell>
          <table:table-cell office:value-type="float" office:value="23.318" calcext:value-type="float">
            <text:p>23,318</text:p>
          </table:table-cell>
          <table:table-cell office:value-type="float" office:value="31.363" calcext:value-type="float">
            <text:p>31,36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6:10" calcext:value-type="date">
            <text:p>17-08-06 23:56</text:p>
          </table:table-cell>
          <table:table-cell table:formula="of:=([.A196]-[.$A$251])*24*60*60" office:value-type="float" office:value="550.000000325963" calcext:value-type="float">
            <text:p>550</text:p>
          </table:table-cell>
          <table:table-cell office:value-type="float" office:value="23.304" calcext:value-type="float">
            <text:p>23,304</text:p>
          </table:table-cell>
          <table:table-cell office:value-type="float" office:value="31.372" calcext:value-type="float">
            <text:p>31,37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6:00" calcext:value-type="date">
            <text:p>17-08-06 23:56</text:p>
          </table:table-cell>
          <table:table-cell table:formula="of:=([.A197]-[.$A$251])*24*60*60" office:value-type="float" office:value="539.999999874271" calcext:value-type="float">
            <text:p>540</text:p>
          </table:table-cell>
          <table:table-cell office:value-type="float" office:value="23.289" calcext:value-type="float">
            <text:p>23,289</text:p>
          </table:table-cell>
          <table:table-cell office:value-type="float" office:value="31.383" calcext:value-type="float">
            <text:p>31,38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5:50" calcext:value-type="date">
            <text:p>17-08-06 23:55</text:p>
          </table:table-cell>
          <table:table-cell table:formula="of:=([.A198]-[.$A$251])*24*60*60" office:value-type="float" office:value="530.000000051223" calcext:value-type="float">
            <text:p>530</text:p>
          </table:table-cell>
          <table:table-cell office:value-type="float" office:value="23.273" calcext:value-type="float">
            <text:p>23,273</text:p>
          </table:table-cell>
          <table:table-cell office:value-type="float" office:value="31.396" calcext:value-type="float">
            <text:p>31,39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5:40" calcext:value-type="date">
            <text:p>17-08-06 23:55</text:p>
          </table:table-cell>
          <table:table-cell table:formula="of:=([.A199]-[.$A$251])*24*60*60" office:value-type="float" office:value="520.000000228174" calcext:value-type="float">
            <text:p>520</text:p>
          </table:table-cell>
          <table:table-cell office:value-type="float" office:value="23.257" calcext:value-type="float">
            <text:p>23,257</text:p>
          </table:table-cell>
          <table:table-cell office:value-type="float" office:value="31.413" calcext:value-type="float">
            <text:p>31,41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5:30" calcext:value-type="date">
            <text:p>17-08-06 23:55</text:p>
          </table:table-cell>
          <table:table-cell table:formula="of:=([.A200]-[.$A$251])*24*60*60" office:value-type="float" office:value="509.999999776483" calcext:value-type="float">
            <text:p>510</text:p>
          </table:table-cell>
          <table:table-cell office:value-type="float" office:value="23.239" calcext:value-type="float">
            <text:p>23,239</text:p>
          </table:table-cell>
          <table:table-cell office:value-type="float" office:value="31.434" calcext:value-type="float">
            <text:p>31,43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5:20" calcext:value-type="date">
            <text:p>17-08-06 23:55</text:p>
          </table:table-cell>
          <table:table-cell table:formula="of:=([.A201]-[.$A$251])*24*60*60" office:value-type="float" office:value="499.999999953434" calcext:value-type="float">
            <text:p>500</text:p>
          </table:table-cell>
          <table:table-cell office:value-type="float" office:value="23.22" calcext:value-type="float">
            <text:p>23,22</text:p>
          </table:table-cell>
          <table:table-cell office:value-type="float" office:value="31.459" calcext:value-type="float">
            <text:p>31,4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5:10" calcext:value-type="date">
            <text:p>17-08-06 23:55</text:p>
          </table:table-cell>
          <table:table-cell table:formula="of:=([.A202]-[.$A$251])*24*60*60" office:value-type="float" office:value="490.000000130385" calcext:value-type="float">
            <text:p>490</text:p>
          </table:table-cell>
          <table:table-cell office:value-type="float" office:value="23.2" calcext:value-type="float">
            <text:p>23,2</text:p>
          </table:table-cell>
          <table:table-cell office:value-type="float" office:value="31.489" calcext:value-type="float">
            <text:p>31,48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5:00" calcext:value-type="date">
            <text:p>17-08-06 23:55</text:p>
          </table:table-cell>
          <table:table-cell table:formula="of:=([.A203]-[.$A$251])*24*60*60" office:value-type="float" office:value="480.000000307336" calcext:value-type="float">
            <text:p>480</text:p>
          </table:table-cell>
          <table:table-cell office:value-type="float" office:value="23.179" calcext:value-type="float">
            <text:p>23,179</text:p>
          </table:table-cell>
          <table:table-cell office:value-type="float" office:value="31.526" calcext:value-type="float">
            <text:p>31,52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4:50" calcext:value-type="date">
            <text:p>17-08-06 23:54</text:p>
          </table:table-cell>
          <table:table-cell table:formula="of:=([.A204]-[.$A$251])*24*60*60" office:value-type="float" office:value="469.999999855645" calcext:value-type="float">
            <text:p>470</text:p>
          </table:table-cell>
          <table:table-cell office:value-type="float" office:value="23.156" calcext:value-type="float">
            <text:p>23,156</text:p>
          </table:table-cell>
          <table:table-cell office:value-type="float" office:value="31.57" calcext:value-type="float">
            <text:p>31,5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4:40" calcext:value-type="date">
            <text:p>17-08-06 23:54</text:p>
          </table:table-cell>
          <table:table-cell table:formula="of:=([.A205]-[.$A$251])*24*60*60" office:value-type="float" office:value="460.000000032596" calcext:value-type="float">
            <text:p>460</text:p>
          </table:table-cell>
          <table:table-cell office:value-type="float" office:value="23.132" calcext:value-type="float">
            <text:p>23,132</text:p>
          </table:table-cell>
          <table:table-cell office:value-type="float" office:value="31.622" calcext:value-type="float">
            <text:p>31,62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4:30" calcext:value-type="date">
            <text:p>17-08-06 23:54</text:p>
          </table:table-cell>
          <table:table-cell table:formula="of:=([.A206]-[.$A$251])*24*60*60" office:value-type="float" office:value="450.000000209548" calcext:value-type="float">
            <text:p>450</text:p>
          </table:table-cell>
          <table:table-cell office:value-type="float" office:value="23.105" calcext:value-type="float">
            <text:p>23,105</text:p>
          </table:table-cell>
          <table:table-cell office:value-type="float" office:value="31.685" calcext:value-type="float">
            <text:p>31,68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4:20" calcext:value-type="date">
            <text:p>17-08-06 23:54</text:p>
          </table:table-cell>
          <table:table-cell table:formula="of:=([.A207]-[.$A$251])*24*60*60" office:value-type="float" office:value="439.999999757856" calcext:value-type="float">
            <text:p>440</text:p>
          </table:table-cell>
          <table:table-cell office:value-type="float" office:value="23.077" calcext:value-type="float">
            <text:p>23,077</text:p>
          </table:table-cell>
          <table:table-cell office:value-type="float" office:value="31.761" calcext:value-type="float">
            <text:p>31,76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4:10" calcext:value-type="date">
            <text:p>17-08-06 23:54</text:p>
          </table:table-cell>
          <table:table-cell table:formula="of:=([.A208]-[.$A$251])*24*60*60" office:value-type="float" office:value="429.999999934807" calcext:value-type="float">
            <text:p>430</text:p>
          </table:table-cell>
          <table:table-cell office:value-type="float" office:value="23.046" calcext:value-type="float">
            <text:p>23,046</text:p>
          </table:table-cell>
          <table:table-cell office:value-type="float" office:value="31.851" calcext:value-type="float">
            <text:p>31,85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4:00" calcext:value-type="date">
            <text:p>17-08-06 23:54</text:p>
          </table:table-cell>
          <table:table-cell table:formula="of:=([.A209]-[.$A$251])*24*60*60" office:value-type="float" office:value="420.000000111759" calcext:value-type="float">
            <text:p>420</text:p>
          </table:table-cell>
          <table:table-cell office:value-type="float" office:value="23.012" calcext:value-type="float">
            <text:p>23,012</text:p>
          </table:table-cell>
          <table:table-cell office:value-type="float" office:value="31.959" calcext:value-type="float">
            <text:p>31,9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3:50" calcext:value-type="date">
            <text:p>17-08-06 23:53</text:p>
          </table:table-cell>
          <table:table-cell table:formula="of:=([.A210]-[.$A$251])*24*60*60" office:value-type="float" office:value="410.00000028871" calcext:value-type="float">
            <text:p>410</text:p>
          </table:table-cell>
          <table:table-cell office:value-type="float" office:value="22.976" calcext:value-type="float">
            <text:p>22,976</text:p>
          </table:table-cell>
          <table:table-cell office:value-type="float" office:value="32.088" calcext:value-type="float">
            <text:p>32,08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3:40" calcext:value-type="date">
            <text:p>17-08-06 23:53</text:p>
          </table:table-cell>
          <table:table-cell table:formula="of:=([.A211]-[.$A$251])*24*60*60" office:value-type="float" office:value="399.999999837019" calcext:value-type="float">
            <text:p>400</text:p>
          </table:table-cell>
          <table:table-cell office:value-type="float" office:value="22.936" calcext:value-type="float">
            <text:p>22,936</text:p>
          </table:table-cell>
          <table:table-cell office:value-type="float" office:value="32.242" calcext:value-type="float">
            <text:p>32,24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3:30" calcext:value-type="date">
            <text:p>17-08-06 23:53</text:p>
          </table:table-cell>
          <table:table-cell table:formula="of:=([.A212]-[.$A$251])*24*60*60" office:value-type="float" office:value="390.00000001397" calcext:value-type="float">
            <text:p>390</text:p>
          </table:table-cell>
          <table:table-cell office:value-type="float" office:value="22.893" calcext:value-type="float">
            <text:p>22,893</text:p>
          </table:table-cell>
          <table:table-cell office:value-type="float" office:value="32.426" calcext:value-type="float">
            <text:p>32,42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3:20" calcext:value-type="date">
            <text:p>17-08-06 23:53</text:p>
          </table:table-cell>
          <table:table-cell table:formula="of:=([.A213]-[.$A$251])*24*60*60" office:value-type="float" office:value="380.000000190921" calcext:value-type="float">
            <text:p>380</text:p>
          </table:table-cell>
          <table:table-cell office:value-type="float" office:value="22.845" calcext:value-type="float">
            <text:p>22,845</text:p>
          </table:table-cell>
          <table:table-cell office:value-type="float" office:value="32.647" calcext:value-type="float">
            <text:p>32,64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3:10" calcext:value-type="date">
            <text:p>17-08-06 23:53</text:p>
          </table:table-cell>
          <table:table-cell table:formula="of:=([.A214]-[.$A$251])*24*60*60" office:value-type="float" office:value="369.99999973923" calcext:value-type="float">
            <text:p>370</text:p>
          </table:table-cell>
          <table:table-cell office:value-type="float" office:value="22.793" calcext:value-type="float">
            <text:p>22,793</text:p>
          </table:table-cell>
          <table:table-cell office:value-type="float" office:value="32.919" calcext:value-type="float">
            <text:p>32,91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3:00" calcext:value-type="date">
            <text:p>17-08-06 23:53</text:p>
          </table:table-cell>
          <table:table-cell table:formula="of:=([.A215]-[.$A$251])*24*60*60" office:value-type="float" office:value="359.999999916181" calcext:value-type="float">
            <text:p>360</text:p>
          </table:table-cell>
          <table:table-cell office:value-type="float" office:value="22.735" calcext:value-type="float">
            <text:p>22,735</text:p>
          </table:table-cell>
          <table:table-cell office:value-type="float" office:value="33.156" calcext:value-type="float">
            <text:p>33,15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2:50" calcext:value-type="date">
            <text:p>17-08-06 23:52</text:p>
          </table:table-cell>
          <table:table-cell table:formula="of:=([.A216]-[.$A$251])*24*60*60" office:value-type="float" office:value="350.000000093132" calcext:value-type="float">
            <text:p>350</text:p>
          </table:table-cell>
          <table:table-cell office:value-type="float" office:value="22.671" calcext:value-type="float">
            <text:p>22,671</text:p>
          </table:table-cell>
          <table:table-cell office:value-type="float" office:value="33.156" calcext:value-type="float">
            <text:p>33,15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2:40" calcext:value-type="date">
            <text:p>17-08-06 23:52</text:p>
          </table:table-cell>
          <table:table-cell table:formula="of:=([.A217]-[.$A$251])*24*60*60" office:value-type="float" office:value="340.000000270084" calcext:value-type="float">
            <text:p>340</text:p>
          </table:table-cell>
          <table:table-cell office:value-type="float" office:value="22.601" calcext:value-type="float">
            <text:p>22,601</text:p>
          </table:table-cell>
          <table:table-cell office:value-type="float" office:value="33.156" calcext:value-type="float">
            <text:p>33,15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2:30" calcext:value-type="date">
            <text:p>17-08-06 23:52</text:p>
          </table:table-cell>
          <table:table-cell table:formula="of:=([.A218]-[.$A$251])*24*60*60" office:value-type="float" office:value="329.999999818392" calcext:value-type="float">
            <text:p>330</text:p>
          </table:table-cell>
          <table:table-cell office:value-type="float" office:value="22.522" calcext:value-type="float">
            <text:p>22,522</text:p>
          </table:table-cell>
          <table:table-cell office:value-type="float" office:value="33.156" calcext:value-type="float">
            <text:p>33,15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2:20" calcext:value-type="date">
            <text:p>17-08-06 23:52</text:p>
          </table:table-cell>
          <table:table-cell table:formula="of:=([.A219]-[.$A$251])*24*60*60" office:value-type="float" office:value="319.999999995343" calcext:value-type="float">
            <text:p>320</text:p>
          </table:table-cell>
          <table:table-cell office:value-type="float" office:value="22.442" calcext:value-type="float">
            <text:p>22,442</text:p>
          </table:table-cell>
          <table:table-cell office:value-type="float" office:value="33.156" calcext:value-type="float">
            <text:p>33,15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2:10" calcext:value-type="date">
            <text:p>17-08-06 23:52</text:p>
          </table:table-cell>
          <table:table-cell table:formula="of:=([.A220]-[.$A$251])*24*60*60" office:value-type="float" office:value="310.000000172295" calcext:value-type="float">
            <text:p>310</text:p>
          </table:table-cell>
          <table:table-cell office:value-type="float" office:value="22.38" calcext:value-type="float">
            <text:p>22,38</text:p>
          </table:table-cell>
          <table:table-cell office:value-type="float" office:value="33.157" calcext:value-type="float">
            <text:p>33,15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2:00" calcext:value-type="date">
            <text:p>17-08-06 23:52</text:p>
          </table:table-cell>
          <table:table-cell table:formula="of:=([.A221]-[.$A$251])*24*60*60" office:value-type="float" office:value="299.999999720603" calcext:value-type="float">
            <text:p>300</text:p>
          </table:table-cell>
          <table:table-cell office:value-type="float" office:value="22.313" calcext:value-type="float">
            <text:p>22,313</text:p>
          </table:table-cell>
          <table:table-cell office:value-type="float" office:value="33.157" calcext:value-type="float">
            <text:p>33,15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1:50" calcext:value-type="date">
            <text:p>17-08-06 23:51</text:p>
          </table:table-cell>
          <table:table-cell table:formula="of:=([.A222]-[.$A$251])*24*60*60" office:value-type="float" office:value="289.999999897555" calcext:value-type="float">
            <text:p>290</text:p>
          </table:table-cell>
          <table:table-cell office:value-type="float" office:value="22.241" calcext:value-type="float">
            <text:p>22,241</text:p>
          </table:table-cell>
          <table:table-cell office:value-type="float" office:value="33.158" calcext:value-type="float">
            <text:p>33,15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1:40" calcext:value-type="date">
            <text:p>17-08-06 23:51</text:p>
          </table:table-cell>
          <table:table-cell table:formula="of:=([.A223]-[.$A$251])*24*60*60" office:value-type="float" office:value="280.000000074506" calcext:value-type="float">
            <text:p>280</text:p>
          </table:table-cell>
          <table:table-cell office:value-type="float" office:value="22.164" calcext:value-type="float">
            <text:p>22,164</text:p>
          </table:table-cell>
          <table:table-cell office:value-type="float" office:value="33.158" calcext:value-type="float">
            <text:p>33,15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1:30" calcext:value-type="date">
            <text:p>17-08-06 23:51</text:p>
          </table:table-cell>
          <table:table-cell table:formula="of:=([.A224]-[.$A$251])*24*60*60" office:value-type="float" office:value="270.000000251457" calcext:value-type="float">
            <text:p>270</text:p>
          </table:table-cell>
          <table:table-cell office:value-type="float" office:value="22.081" calcext:value-type="float">
            <text:p>22,081</text:p>
          </table:table-cell>
          <table:table-cell office:value-type="float" office:value="33.158" calcext:value-type="float">
            <text:p>33,15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1:20" calcext:value-type="date">
            <text:p>17-08-06 23:51</text:p>
          </table:table-cell>
          <table:table-cell table:formula="of:=([.A225]-[.$A$251])*24*60*60" office:value-type="float" office:value="259.999999799766" calcext:value-type="float">
            <text:p>260</text:p>
          </table:table-cell>
          <table:table-cell office:value-type="float" office:value="21.992" calcext:value-type="float">
            <text:p>21,992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1:10" calcext:value-type="date">
            <text:p>17-08-06 23:51</text:p>
          </table:table-cell>
          <table:table-cell table:formula="of:=([.A226]-[.$A$251])*24*60*60" office:value-type="float" office:value="249.999999976717" calcext:value-type="float">
            <text:p>250</text:p>
          </table:table-cell>
          <table:table-cell office:value-type="float" office:value="21.897" calcext:value-type="float">
            <text:p>21,897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1:00" calcext:value-type="date">
            <text:p>17-08-06 23:51</text:p>
          </table:table-cell>
          <table:table-cell table:formula="of:=([.A227]-[.$A$251])*24*60*60" office:value-type="float" office:value="240.000000153668" calcext:value-type="float">
            <text:p>240</text:p>
          </table:table-cell>
          <table:table-cell office:value-type="float" office:value="21.793" calcext:value-type="float">
            <text:p>21,793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0:50" calcext:value-type="date">
            <text:p>17-08-06 23:50</text:p>
          </table:table-cell>
          <table:table-cell table:formula="of:=([.A228]-[.$A$251])*24*60*60" office:value-type="float" office:value="230.00000033062" calcext:value-type="float">
            <text:p>230</text:p>
          </table:table-cell>
          <table:table-cell office:value-type="float" office:value="21.682" calcext:value-type="float">
            <text:p>21,682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0:40" calcext:value-type="date">
            <text:p>17-08-06 23:50</text:p>
          </table:table-cell>
          <table:table-cell table:formula="of:=([.A229]-[.$A$251])*24*60*60" office:value-type="float" office:value="219.999999878928" calcext:value-type="float">
            <text:p>220</text:p>
          </table:table-cell>
          <table:table-cell office:value-type="float" office:value="21.562" calcext:value-type="float">
            <text:p>21,562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0:30" calcext:value-type="date">
            <text:p>17-08-06 23:50</text:p>
          </table:table-cell>
          <table:table-cell table:formula="of:=([.A230]-[.$A$251])*24*60*60" office:value-type="float" office:value="210.000000055879" calcext:value-type="float">
            <text:p>210</text:p>
          </table:table-cell>
          <table:table-cell office:value-type="float" office:value="21.431" calcext:value-type="float">
            <text:p>21,431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0:20" calcext:value-type="date">
            <text:p>17-08-06 23:50</text:p>
          </table:table-cell>
          <table:table-cell table:formula="of:=([.A231]-[.$A$251])*24*60*60" office:value-type="float" office:value="200.000000232831" calcext:value-type="float">
            <text:p>200</text:p>
          </table:table-cell>
          <table:table-cell office:value-type="float" office:value="21.29" calcext:value-type="float">
            <text:p>21,29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0:10" calcext:value-type="date">
            <text:p>17-08-06 23:50</text:p>
          </table:table-cell>
          <table:table-cell table:formula="of:=([.A232]-[.$A$251])*24*60*60" office:value-type="float" office:value="189.999999781139" calcext:value-type="float">
            <text:p>190</text:p>
          </table:table-cell>
          <table:table-cell office:value-type="float" office:value="21.136" calcext:value-type="float">
            <text:p>21,136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50:00" calcext:value-type="date">
            <text:p>17-08-06 23:50</text:p>
          </table:table-cell>
          <table:table-cell table:formula="of:=([.A233]-[.$A$251])*24*60*60" office:value-type="float" office:value="179.99999995809" calcext:value-type="float">
            <text:p>180</text:p>
          </table:table-cell>
          <table:table-cell office:value-type="float" office:value="20.969" calcext:value-type="float">
            <text:p>20,969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49:50" calcext:value-type="date">
            <text:p>17-08-06 23:49</text:p>
          </table:table-cell>
          <table:table-cell table:formula="of:=([.A234]-[.$A$251])*24*60*60" office:value-type="float" office:value="170.000000135042" calcext:value-type="float">
            <text:p>170</text:p>
          </table:table-cell>
          <table:table-cell office:value-type="float" office:value="20.787" calcext:value-type="float">
            <text:p>20,787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49:40" calcext:value-type="date">
            <text:p>17-08-06 23:49</text:p>
          </table:table-cell>
          <table:table-cell table:formula="of:=([.A235]-[.$A$251])*24*60*60" office:value-type="float" office:value="160.000000311993" calcext:value-type="float">
            <text:p>160</text:p>
          </table:table-cell>
          <table:table-cell office:value-type="float" office:value="20.589" calcext:value-type="float">
            <text:p>20,589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49:30" calcext:value-type="date">
            <text:p>17-08-06 23:49</text:p>
          </table:table-cell>
          <table:table-cell table:formula="of:=([.A236]-[.$A$251])*24*60*60" office:value-type="float" office:value="149.999999860302" calcext:value-type="float">
            <text:p>150</text:p>
          </table:table-cell>
          <table:table-cell office:value-type="float" office:value="20.373" calcext:value-type="float">
            <text:p>20,373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49:20" calcext:value-type="date">
            <text:p>17-08-06 23:49</text:p>
          </table:table-cell>
          <table:table-cell table:formula="of:=([.A237]-[.$A$251])*24*60*60" office:value-type="float" office:value="140.000000037253" calcext:value-type="float">
            <text:p>140</text:p>
          </table:table-cell>
          <table:table-cell office:value-type="float" office:value="20.136" calcext:value-type="float">
            <text:p>20,136</text:p>
          </table:table-cell>
          <table:table-cell office:value-type="float" office:value="33.16" calcext:value-type="float">
            <text:p>33,1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49:10" calcext:value-type="date">
            <text:p>17-08-06 23:49</text:p>
          </table:table-cell>
          <table:table-cell table:formula="of:=([.A238]-[.$A$251])*24*60*60" office:value-type="float" office:value="130.000000214204" calcext:value-type="float">
            <text:p>130</text:p>
          </table:table-cell>
          <table:table-cell office:value-type="float" office:value="19.877" calcext:value-type="float">
            <text:p>19,877</text:p>
          </table:table-cell>
          <table:table-cell office:value-type="float" office:value="33.16" calcext:value-type="float">
            <text:p>33,1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49:00" calcext:value-type="date">
            <text:p>17-08-06 23:49</text:p>
          </table:table-cell>
          <table:table-cell table:formula="of:=([.A239]-[.$A$251])*24*60*60" office:value-type="float" office:value="119.999999762513" calcext:value-type="float">
            <text:p>120</text:p>
          </table:table-cell>
          <table:table-cell office:value-type="float" office:value="19.593" calcext:value-type="float">
            <text:p>19,593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48:50" calcext:value-type="date">
            <text:p>17-08-06 23:48</text:p>
          </table:table-cell>
          <table:table-cell table:formula="of:=([.A240]-[.$A$251])*24*60*60" office:value-type="float" office:value="109.999999939464" calcext:value-type="float">
            <text:p>110</text:p>
          </table:table-cell>
          <table:table-cell office:value-type="float" office:value="19.28" calcext:value-type="float">
            <text:p>19,28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48:40" calcext:value-type="date">
            <text:p>17-08-06 23:48</text:p>
          </table:table-cell>
          <table:table-cell table:formula="of:=([.A241]-[.$A$251])*24*60*60" office:value-type="float" office:value="100.000000116415" calcext:value-type="float">
            <text:p>100</text:p>
          </table:table-cell>
          <table:table-cell office:value-type="float" office:value="18.929" calcext:value-type="float">
            <text:p>18,929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48:30" calcext:value-type="date">
            <text:p>17-08-06 23:48</text:p>
          </table:table-cell>
          <table:table-cell table:formula="of:=([.A242]-[.$A$251])*24*60*60" office:value-type="float" office:value="90.0000002933666" calcext:value-type="float">
            <text:p>90</text:p>
          </table:table-cell>
          <table:table-cell office:value-type="float" office:value="18.648" calcext:value-type="float">
            <text:p>18,648</text:p>
          </table:table-cell>
          <table:table-cell office:value-type="float" office:value="33.159" calcext:value-type="float">
            <text:p>33,159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48:20" calcext:value-type="date">
            <text:p>17-08-06 23:48</text:p>
          </table:table-cell>
          <table:table-cell table:formula="of:=([.A243]-[.$A$251])*24*60*60" office:value-type="float" office:value="79.9999998416752" calcext:value-type="float">
            <text:p>80</text:p>
          </table:table-cell>
          <table:table-cell office:value-type="float" office:value="18.648" calcext:value-type="float">
            <text:p>18,648</text:p>
          </table:table-cell>
          <table:table-cell office:value-type="float" office:value="33.159" calcext:value-type="float">
            <text:p>33,159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48:10" calcext:value-type="date">
            <text:p>17-08-06 23:48</text:p>
          </table:table-cell>
          <table:table-cell table:formula="of:=([.A244]-[.$A$251])*24*60*60" office:value-type="float" office:value="70.0000000186265" calcext:value-type="float">
            <text:p>70</text:p>
          </table:table-cell>
          <table:table-cell office:value-type="float" office:value="18.648" calcext:value-type="float">
            <text:p>18,648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48:00" calcext:value-type="date">
            <text:p>17-08-06 23:48</text:p>
          </table:table-cell>
          <table:table-cell table:formula="of:=([.A245]-[.$A$251])*24*60*60" office:value-type="float" office:value="60.0000001955777" calcext:value-type="float">
            <text:p>60</text:p>
          </table:table-cell>
          <table:table-cell office:value-type="float" office:value="18.648" calcext:value-type="float">
            <text:p>18,648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47:50" calcext:value-type="date">
            <text:p>17-08-06 23:47</text:p>
          </table:table-cell>
          <table:table-cell table:formula="of:=([.A246]-[.$A$251])*24*60*60" office:value-type="float" office:value="49.9999997438863" calcext:value-type="float">
            <text:p>50</text:p>
          </table:table-cell>
          <table:table-cell office:value-type="float" office:value="18.648" calcext:value-type="float">
            <text:p>18,648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47:40" calcext:value-type="date">
            <text:p>17-08-06 23:47</text:p>
          </table:table-cell>
          <table:table-cell table:formula="of:=([.A247]-[.$A$251])*24*60*60" office:value-type="float" office:value="39.9999999208376" calcext:value-type="float">
            <text:p>40</text:p>
          </table:table-cell>
          <table:table-cell office:value-type="float" office:value="18.648" calcext:value-type="float">
            <text:p>18,648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47:30" calcext:value-type="date">
            <text:p>17-08-06 23:47</text:p>
          </table:table-cell>
          <table:table-cell table:formula="of:=([.A248]-[.$A$251])*24*60*60" office:value-type="float" office:value="30.0000000977889" calcext:value-type="float">
            <text:p>30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47:20" calcext:value-type="date">
            <text:p>17-08-06 23:47</text:p>
          </table:table-cell>
          <table:table-cell table:formula="of:=([.A249]-[.$A$251])*24*60*60" office:value-type="float" office:value="20.0000002747402" calcext:value-type="float">
            <text:p>20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47:10" calcext:value-type="date">
            <text:p>17-08-06 23:47</text:p>
          </table:table-cell>
          <table:table-cell table:formula="of:=([.A250]-[.$A$251])*24*60*60" office:value-type="float" office:value="9.99999982304871" calcext:value-type="float">
            <text:p>10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  <table:table-row table:style-name="ro1">
          <table:table-cell office:value-type="date" office:date-value="2017-08-06T23:47:00" calcext:value-type="date">
            <text:p>17-08-06 23:47</text:p>
          </table:table-cell>
          <table:table-cell table:formula="of:=([.A251]-[.$A$251])*24*60*60" office:value-type="float" office:value="0" calcext:value-type="float">
            <text:p>0</text:p>
          </table:table-cell>
          <table:table-cell office:value-type="float" office:value="18.646" calcext:value-type="float">
            <text:p>18,646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  <table:table-cell table:number-columns-repeated="5"/>
        </table:table-row>
      </table:table>
      <table:table table:name="Sheet2" table:style-name="ta1">
        <table:table-column table:style-name="co10" table:default-cell-style-name="ce2"/>
        <table:table-column table:style-name="co10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646" calcext:value-type="float">
            <text:p>18,646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9.99999982304871" calcext:value-type="float">
            <text:p>10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0.0000002747402" calcext:value-type="float">
            <text:p>20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30.0000000977889" calcext:value-type="float">
            <text:p>30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39.9999999208376" calcext:value-type="float">
            <text:p>40</text:p>
          </table:table-cell>
          <table:table-cell office:value-type="float" office:value="18.648" calcext:value-type="float">
            <text:p>18,648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49.9999997438863" calcext:value-type="float">
            <text:p>50</text:p>
          </table:table-cell>
          <table:table-cell office:value-type="float" office:value="18.648" calcext:value-type="float">
            <text:p>18,648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60.0000001955777" calcext:value-type="float">
            <text:p>60</text:p>
          </table:table-cell>
          <table:table-cell office:value-type="float" office:value="18.648" calcext:value-type="float">
            <text:p>18,648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70.0000000186265" calcext:value-type="float">
            <text:p>70</text:p>
          </table:table-cell>
          <table:table-cell office:value-type="float" office:value="18.648" calcext:value-type="float">
            <text:p>18,648</text:p>
          </table:table-cell>
          <table:table-cell office:value-type="float" office:value="33.158" calcext:value-type="float">
            <text:p>33,158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79.9999998416752" calcext:value-type="float">
            <text:p>80</text:p>
          </table:table-cell>
          <table:table-cell office:value-type="float" office:value="18.648" calcext:value-type="float">
            <text:p>18,648</text:p>
          </table:table-cell>
          <table:table-cell office:value-type="float" office:value="33.159" calcext:value-type="float">
            <text:p>33,159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90.0000002933666" calcext:value-type="float">
            <text:p>90</text:p>
          </table:table-cell>
          <table:table-cell office:value-type="float" office:value="18.648" calcext:value-type="float">
            <text:p>18,648</text:p>
          </table:table-cell>
          <table:table-cell office:value-type="float" office:value="33.159" calcext:value-type="float">
            <text:p>33,159</text:p>
          </table:table-cell>
          <table:table-cell office:value-type="float" office:value="18.647" calcext:value-type="float">
            <text:p>18,647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00.000000116415" calcext:value-type="float">
            <text:p>100</text:p>
          </table:table-cell>
          <table:table-cell office:value-type="float" office:value="18.929" calcext:value-type="float">
            <text:p>18,929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09.999999939464" calcext:value-type="float">
            <text:p>110</text:p>
          </table:table-cell>
          <table:table-cell office:value-type="float" office:value="19.28" calcext:value-type="float">
            <text:p>19,28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19.999999762513" calcext:value-type="float">
            <text:p>120</text:p>
          </table:table-cell>
          <table:table-cell office:value-type="float" office:value="19.593" calcext:value-type="float">
            <text:p>19,593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30.000000214204" calcext:value-type="float">
            <text:p>130</text:p>
          </table:table-cell>
          <table:table-cell office:value-type="float" office:value="19.877" calcext:value-type="float">
            <text:p>19,877</text:p>
          </table:table-cell>
          <table:table-cell office:value-type="float" office:value="33.16" calcext:value-type="float">
            <text:p>33,1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40.000000037253" calcext:value-type="float">
            <text:p>140</text:p>
          </table:table-cell>
          <table:table-cell office:value-type="float" office:value="20.136" calcext:value-type="float">
            <text:p>20,136</text:p>
          </table:table-cell>
          <table:table-cell office:value-type="float" office:value="33.16" calcext:value-type="float">
            <text:p>33,1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49.999999860302" calcext:value-type="float">
            <text:p>150</text:p>
          </table:table-cell>
          <table:table-cell office:value-type="float" office:value="20.373" calcext:value-type="float">
            <text:p>20,373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60.000000311993" calcext:value-type="float">
            <text:p>160</text:p>
          </table:table-cell>
          <table:table-cell office:value-type="float" office:value="20.589" calcext:value-type="float">
            <text:p>20,589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70.000000135042" calcext:value-type="float">
            <text:p>170</text:p>
          </table:table-cell>
          <table:table-cell office:value-type="float" office:value="20.787" calcext:value-type="float">
            <text:p>20,787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79.99999995809" calcext:value-type="float">
            <text:p>180</text:p>
          </table:table-cell>
          <table:table-cell office:value-type="float" office:value="20.969" calcext:value-type="float">
            <text:p>20,969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89.999999781139" calcext:value-type="float">
            <text:p>190</text:p>
          </table:table-cell>
          <table:table-cell office:value-type="float" office:value="21.136" calcext:value-type="float">
            <text:p>21,136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00.000000232831" calcext:value-type="float">
            <text:p>200</text:p>
          </table:table-cell>
          <table:table-cell office:value-type="float" office:value="21.29" calcext:value-type="float">
            <text:p>21,29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10.000000055879" calcext:value-type="float">
            <text:p>210</text:p>
          </table:table-cell>
          <table:table-cell office:value-type="float" office:value="21.431" calcext:value-type="float">
            <text:p>21,431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19.999999878928" calcext:value-type="float">
            <text:p>220</text:p>
          </table:table-cell>
          <table:table-cell office:value-type="float" office:value="21.562" calcext:value-type="float">
            <text:p>21,562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30.00000033062" calcext:value-type="float">
            <text:p>230</text:p>
          </table:table-cell>
          <table:table-cell office:value-type="float" office:value="21.682" calcext:value-type="float">
            <text:p>21,682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40.000000153668" calcext:value-type="float">
            <text:p>240</text:p>
          </table:table-cell>
          <table:table-cell office:value-type="float" office:value="21.793" calcext:value-type="float">
            <text:p>21,793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49.999999976717" calcext:value-type="float">
            <text:p>250</text:p>
          </table:table-cell>
          <table:table-cell office:value-type="float" office:value="21.897" calcext:value-type="float">
            <text:p>21,897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59.999999799766" calcext:value-type="float">
            <text:p>260</text:p>
          </table:table-cell>
          <table:table-cell office:value-type="float" office:value="21.992" calcext:value-type="float">
            <text:p>21,992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70.000000251457" calcext:value-type="float">
            <text:p>270</text:p>
          </table:table-cell>
          <table:table-cell office:value-type="float" office:value="22.081" calcext:value-type="float">
            <text:p>22,081</text:p>
          </table:table-cell>
          <table:table-cell office:value-type="float" office:value="33.158" calcext:value-type="float">
            <text:p>33,15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80.000000074506" calcext:value-type="float">
            <text:p>280</text:p>
          </table:table-cell>
          <table:table-cell office:value-type="float" office:value="22.164" calcext:value-type="float">
            <text:p>22,164</text:p>
          </table:table-cell>
          <table:table-cell office:value-type="float" office:value="33.158" calcext:value-type="float">
            <text:p>33,15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89.999999897555" calcext:value-type="float">
            <text:p>290</text:p>
          </table:table-cell>
          <table:table-cell office:value-type="float" office:value="22.241" calcext:value-type="float">
            <text:p>22,241</text:p>
          </table:table-cell>
          <table:table-cell office:value-type="float" office:value="33.158" calcext:value-type="float">
            <text:p>33,15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99.999999720603" calcext:value-type="float">
            <text:p>300</text:p>
          </table:table-cell>
          <table:table-cell office:value-type="float" office:value="22.313" calcext:value-type="float">
            <text:p>22,313</text:p>
          </table:table-cell>
          <table:table-cell office:value-type="float" office:value="33.157" calcext:value-type="float">
            <text:p>33,15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310.000000172295" calcext:value-type="float">
            <text:p>310</text:p>
          </table:table-cell>
          <table:table-cell office:value-type="float" office:value="22.38" calcext:value-type="float">
            <text:p>22,38</text:p>
          </table:table-cell>
          <table:table-cell office:value-type="float" office:value="33.157" calcext:value-type="float">
            <text:p>33,15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319.999999995343" calcext:value-type="float">
            <text:p>320</text:p>
          </table:table-cell>
          <table:table-cell office:value-type="float" office:value="22.442" calcext:value-type="float">
            <text:p>22,442</text:p>
          </table:table-cell>
          <table:table-cell office:value-type="float" office:value="33.156" calcext:value-type="float">
            <text:p>33,15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329.999999818392" calcext:value-type="float">
            <text:p>330</text:p>
          </table:table-cell>
          <table:table-cell office:value-type="float" office:value="22.522" calcext:value-type="float">
            <text:p>22,522</text:p>
          </table:table-cell>
          <table:table-cell office:value-type="float" office:value="33.156" calcext:value-type="float">
            <text:p>33,15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340.000000270084" calcext:value-type="float">
            <text:p>340</text:p>
          </table:table-cell>
          <table:table-cell office:value-type="float" office:value="22.601" calcext:value-type="float">
            <text:p>22,601</text:p>
          </table:table-cell>
          <table:table-cell office:value-type="float" office:value="33.156" calcext:value-type="float">
            <text:p>33,15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350.000000093132" calcext:value-type="float">
            <text:p>350</text:p>
          </table:table-cell>
          <table:table-cell office:value-type="float" office:value="22.671" calcext:value-type="float">
            <text:p>22,671</text:p>
          </table:table-cell>
          <table:table-cell office:value-type="float" office:value="33.156" calcext:value-type="float">
            <text:p>33,15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359.999999916181" calcext:value-type="float">
            <text:p>360</text:p>
          </table:table-cell>
          <table:table-cell office:value-type="float" office:value="22.735" calcext:value-type="float">
            <text:p>22,735</text:p>
          </table:table-cell>
          <table:table-cell office:value-type="float" office:value="33.156" calcext:value-type="float">
            <text:p>33,15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369.99999973923" calcext:value-type="float">
            <text:p>370</text:p>
          </table:table-cell>
          <table:table-cell office:value-type="float" office:value="22.793" calcext:value-type="float">
            <text:p>22,793</text:p>
          </table:table-cell>
          <table:table-cell office:value-type="float" office:value="32.919" calcext:value-type="float">
            <text:p>32,91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380.000000190921" calcext:value-type="float">
            <text:p>380</text:p>
          </table:table-cell>
          <table:table-cell office:value-type="float" office:value="22.845" calcext:value-type="float">
            <text:p>22,845</text:p>
          </table:table-cell>
          <table:table-cell office:value-type="float" office:value="32.647" calcext:value-type="float">
            <text:p>32,64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390.00000001397" calcext:value-type="float">
            <text:p>390</text:p>
          </table:table-cell>
          <table:table-cell office:value-type="float" office:value="22.893" calcext:value-type="float">
            <text:p>22,893</text:p>
          </table:table-cell>
          <table:table-cell office:value-type="float" office:value="32.426" calcext:value-type="float">
            <text:p>32,42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399.999999837019" calcext:value-type="float">
            <text:p>400</text:p>
          </table:table-cell>
          <table:table-cell office:value-type="float" office:value="22.936" calcext:value-type="float">
            <text:p>22,936</text:p>
          </table:table-cell>
          <table:table-cell office:value-type="float" office:value="32.242" calcext:value-type="float">
            <text:p>32,24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410.00000028871" calcext:value-type="float">
            <text:p>410</text:p>
          </table:table-cell>
          <table:table-cell office:value-type="float" office:value="22.976" calcext:value-type="float">
            <text:p>22,976</text:p>
          </table:table-cell>
          <table:table-cell office:value-type="float" office:value="32.088" calcext:value-type="float">
            <text:p>32,08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420.000000111759" calcext:value-type="float">
            <text:p>420</text:p>
          </table:table-cell>
          <table:table-cell office:value-type="float" office:value="23.012" calcext:value-type="float">
            <text:p>23,012</text:p>
          </table:table-cell>
          <table:table-cell office:value-type="float" office:value="31.959" calcext:value-type="float">
            <text:p>31,9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429.999999934807" calcext:value-type="float">
            <text:p>430</text:p>
          </table:table-cell>
          <table:table-cell office:value-type="float" office:value="23.046" calcext:value-type="float">
            <text:p>23,046</text:p>
          </table:table-cell>
          <table:table-cell office:value-type="float" office:value="31.851" calcext:value-type="float">
            <text:p>31,85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439.999999757856" calcext:value-type="float">
            <text:p>440</text:p>
          </table:table-cell>
          <table:table-cell office:value-type="float" office:value="23.077" calcext:value-type="float">
            <text:p>23,077</text:p>
          </table:table-cell>
          <table:table-cell office:value-type="float" office:value="31.761" calcext:value-type="float">
            <text:p>31,76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450.000000209548" calcext:value-type="float">
            <text:p>450</text:p>
          </table:table-cell>
          <table:table-cell office:value-type="float" office:value="23.105" calcext:value-type="float">
            <text:p>23,105</text:p>
          </table:table-cell>
          <table:table-cell office:value-type="float" office:value="31.685" calcext:value-type="float">
            <text:p>31,68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460.000000032596" calcext:value-type="float">
            <text:p>460</text:p>
          </table:table-cell>
          <table:table-cell office:value-type="float" office:value="23.132" calcext:value-type="float">
            <text:p>23,132</text:p>
          </table:table-cell>
          <table:table-cell office:value-type="float" office:value="31.622" calcext:value-type="float">
            <text:p>31,62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469.999999855645" calcext:value-type="float">
            <text:p>470</text:p>
          </table:table-cell>
          <table:table-cell office:value-type="float" office:value="23.156" calcext:value-type="float">
            <text:p>23,156</text:p>
          </table:table-cell>
          <table:table-cell office:value-type="float" office:value="31.57" calcext:value-type="float">
            <text:p>31,5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480.000000307336" calcext:value-type="float">
            <text:p>480</text:p>
          </table:table-cell>
          <table:table-cell office:value-type="float" office:value="23.179" calcext:value-type="float">
            <text:p>23,179</text:p>
          </table:table-cell>
          <table:table-cell office:value-type="float" office:value="31.526" calcext:value-type="float">
            <text:p>31,52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490.000000130385" calcext:value-type="float">
            <text:p>490</text:p>
          </table:table-cell>
          <table:table-cell office:value-type="float" office:value="23.2" calcext:value-type="float">
            <text:p>23,2</text:p>
          </table:table-cell>
          <table:table-cell office:value-type="float" office:value="31.489" calcext:value-type="float">
            <text:p>31,48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499.999999953434" calcext:value-type="float">
            <text:p>500</text:p>
          </table:table-cell>
          <table:table-cell office:value-type="float" office:value="23.22" calcext:value-type="float">
            <text:p>23,22</text:p>
          </table:table-cell>
          <table:table-cell office:value-type="float" office:value="31.459" calcext:value-type="float">
            <text:p>31,4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509.999999776483" calcext:value-type="float">
            <text:p>510</text:p>
          </table:table-cell>
          <table:table-cell office:value-type="float" office:value="23.239" calcext:value-type="float">
            <text:p>23,239</text:p>
          </table:table-cell>
          <table:table-cell office:value-type="float" office:value="31.434" calcext:value-type="float">
            <text:p>31,43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520.000000228174" calcext:value-type="float">
            <text:p>520</text:p>
          </table:table-cell>
          <table:table-cell office:value-type="float" office:value="23.257" calcext:value-type="float">
            <text:p>23,257</text:p>
          </table:table-cell>
          <table:table-cell office:value-type="float" office:value="31.413" calcext:value-type="float">
            <text:p>31,41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530.000000051223" calcext:value-type="float">
            <text:p>530</text:p>
          </table:table-cell>
          <table:table-cell office:value-type="float" office:value="23.273" calcext:value-type="float">
            <text:p>23,273</text:p>
          </table:table-cell>
          <table:table-cell office:value-type="float" office:value="31.396" calcext:value-type="float">
            <text:p>31,39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539.999999874271" calcext:value-type="float">
            <text:p>540</text:p>
          </table:table-cell>
          <table:table-cell office:value-type="float" office:value="23.289" calcext:value-type="float">
            <text:p>23,289</text:p>
          </table:table-cell>
          <table:table-cell office:value-type="float" office:value="31.383" calcext:value-type="float">
            <text:p>31,38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550.000000325963" calcext:value-type="float">
            <text:p>550</text:p>
          </table:table-cell>
          <table:table-cell office:value-type="float" office:value="23.304" calcext:value-type="float">
            <text:p>23,304</text:p>
          </table:table-cell>
          <table:table-cell office:value-type="float" office:value="31.372" calcext:value-type="float">
            <text:p>31,37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560.000000149012" calcext:value-type="float">
            <text:p>560</text:p>
          </table:table-cell>
          <table:table-cell office:value-type="float" office:value="23.318" calcext:value-type="float">
            <text:p>23,318</text:p>
          </table:table-cell>
          <table:table-cell office:value-type="float" office:value="31.363" calcext:value-type="float">
            <text:p>31,36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569.99999997206" calcext:value-type="float">
            <text:p>570</text:p>
          </table:table-cell>
          <table:table-cell office:value-type="float" office:value="23.331" calcext:value-type="float">
            <text:p>23,331</text:p>
          </table:table-cell>
          <table:table-cell office:value-type="float" office:value="31.357" calcext:value-type="float">
            <text:p>31,35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579.999999795109" calcext:value-type="float">
            <text:p>580</text:p>
          </table:table-cell>
          <table:table-cell office:value-type="float" office:value="23.343" calcext:value-type="float">
            <text:p>23,343</text:p>
          </table:table-cell>
          <table:table-cell office:value-type="float" office:value="31.351" calcext:value-type="float">
            <text:p>31,35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590.000000246801" calcext:value-type="float">
            <text:p>590</text:p>
          </table:table-cell>
          <table:table-cell office:value-type="float" office:value="23.354" calcext:value-type="float">
            <text:p>23,354</text:p>
          </table:table-cell>
          <table:table-cell office:value-type="float" office:value="31.347" calcext:value-type="float">
            <text:p>31,34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600.000000069849" calcext:value-type="float">
            <text:p>600</text:p>
          </table:table-cell>
          <table:table-cell office:value-type="float" office:value="23.365" calcext:value-type="float">
            <text:p>23,365</text:p>
          </table:table-cell>
          <table:table-cell office:value-type="float" office:value="31.387" calcext:value-type="float">
            <text:p>31,38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609.999999892898" calcext:value-type="float">
            <text:p>610</text:p>
          </table:table-cell>
          <table:table-cell office:value-type="float" office:value="23.376" calcext:value-type="float">
            <text:p>23,376</text:p>
          </table:table-cell>
          <table:table-cell office:value-type="float" office:value="31.437" calcext:value-type="float">
            <text:p>31,43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619.999999715947" calcext:value-type="float">
            <text:p>620</text:p>
          </table:table-cell>
          <table:table-cell office:value-type="float" office:value="23.385" calcext:value-type="float">
            <text:p>23,385</text:p>
          </table:table-cell>
          <table:table-cell office:value-type="float" office:value="31.481" calcext:value-type="float">
            <text:p>31,48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630.000000167638" calcext:value-type="float">
            <text:p>630</text:p>
          </table:table-cell>
          <table:table-cell office:value-type="float" office:value="23.395" calcext:value-type="float">
            <text:p>23,395</text:p>
          </table:table-cell>
          <table:table-cell office:value-type="float" office:value="31.521" calcext:value-type="float">
            <text:p>31,52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639.999999990687" calcext:value-type="float">
            <text:p>640</text:p>
          </table:table-cell>
          <table:table-cell office:value-type="float" office:value="23.404" calcext:value-type="float">
            <text:p>23,404</text:p>
          </table:table-cell>
          <table:table-cell office:value-type="float" office:value="31.556" calcext:value-type="float">
            <text:p>31,55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649.999999813736" calcext:value-type="float">
            <text:p>650</text:p>
          </table:table-cell>
          <table:table-cell office:value-type="float" office:value="23.412" calcext:value-type="float">
            <text:p>23,412</text:p>
          </table:table-cell>
          <table:table-cell office:value-type="float" office:value="31.588" calcext:value-type="float">
            <text:p>31,58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660.000000265427" calcext:value-type="float">
            <text:p>660</text:p>
          </table:table-cell>
          <table:table-cell office:value-type="float" office:value="23.421" calcext:value-type="float">
            <text:p>23,421</text:p>
          </table:table-cell>
          <table:table-cell office:value-type="float" office:value="31.617" calcext:value-type="float">
            <text:p>31,61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670.000000088476" calcext:value-type="float">
            <text:p>670</text:p>
          </table:table-cell>
          <table:table-cell office:value-type="float" office:value="23.429" calcext:value-type="float">
            <text:p>23,429</text:p>
          </table:table-cell>
          <table:table-cell office:value-type="float" office:value="31.643" calcext:value-type="float">
            <text:p>31,64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679.999999911524" calcext:value-type="float">
            <text:p>680</text:p>
          </table:table-cell>
          <table:table-cell office:value-type="float" office:value="23.436" calcext:value-type="float">
            <text:p>23,436</text:p>
          </table:table-cell>
          <table:table-cell office:value-type="float" office:value="31.667" calcext:value-type="float">
            <text:p>31,66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689.999999734573" calcext:value-type="float">
            <text:p>690</text:p>
          </table:table-cell>
          <table:table-cell office:value-type="float" office:value="23.444" calcext:value-type="float">
            <text:p>23,444</text:p>
          </table:table-cell>
          <table:table-cell office:value-type="float" office:value="31.688" calcext:value-type="float">
            <text:p>31,68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700.000000186265" calcext:value-type="float">
            <text:p>700</text:p>
          </table:table-cell>
          <table:table-cell office:value-type="float" office:value="23.451" calcext:value-type="float">
            <text:p>23,451</text:p>
          </table:table-cell>
          <table:table-cell office:value-type="float" office:value="31.707" calcext:value-type="float">
            <text:p>31,70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710.000000009313" calcext:value-type="float">
            <text:p>710</text:p>
          </table:table-cell>
          <table:table-cell office:value-type="float" office:value="23.458" calcext:value-type="float">
            <text:p>23,458</text:p>
          </table:table-cell>
          <table:table-cell office:value-type="float" office:value="31.723" calcext:value-type="float">
            <text:p>31,72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719.999999832362" calcext:value-type="float">
            <text:p>720</text:p>
          </table:table-cell>
          <table:table-cell office:value-type="float" office:value="23.464" calcext:value-type="float">
            <text:p>23,464</text:p>
          </table:table-cell>
          <table:table-cell office:value-type="float" office:value="31.739" calcext:value-type="float">
            <text:p>31,73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730.000000284053" calcext:value-type="float">
            <text:p>730</text:p>
          </table:table-cell>
          <table:table-cell office:value-type="float" office:value="23.471" calcext:value-type="float">
            <text:p>23,471</text:p>
          </table:table-cell>
          <table:table-cell office:value-type="float" office:value="31.752" calcext:value-type="float">
            <text:p>31,75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740.000000107102" calcext:value-type="float">
            <text:p>740</text:p>
          </table:table-cell>
          <table:table-cell office:value-type="float" office:value="23.477" calcext:value-type="float">
            <text:p>23,477</text:p>
          </table:table-cell>
          <table:table-cell office:value-type="float" office:value="31.764" calcext:value-type="float">
            <text:p>31,76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749.999999930151" calcext:value-type="float">
            <text:p>750</text:p>
          </table:table-cell>
          <table:table-cell office:value-type="float" office:value="23.483" calcext:value-type="float">
            <text:p>23,483</text:p>
          </table:table-cell>
          <table:table-cell office:value-type="float" office:value="31.775" calcext:value-type="float">
            <text:p>31,77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759.9999997532" calcext:value-type="float">
            <text:p>760</text:p>
          </table:table-cell>
          <table:table-cell office:value-type="float" office:value="23.489" calcext:value-type="float">
            <text:p>23,489</text:p>
          </table:table-cell>
          <table:table-cell office:value-type="float" office:value="31.785" calcext:value-type="float">
            <text:p>31,78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770.000000204891" calcext:value-type="float">
            <text:p>770</text:p>
          </table:table-cell>
          <table:table-cell office:value-type="float" office:value="23.495" calcext:value-type="float">
            <text:p>23,495</text:p>
          </table:table-cell>
          <table:table-cell office:value-type="float" office:value="31.793" calcext:value-type="float">
            <text:p>31,79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3.5" calcext:value-type="float">
            <text:p>23,5</text:p>
          </table:table-cell>
          <table:table-cell office:value-type="float" office:value="31.801" calcext:value-type="float">
            <text:p>31,80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789.999999823049" calcext:value-type="float">
            <text:p>790</text:p>
          </table:table-cell>
          <table:table-cell office:value-type="float" office:value="23.505" calcext:value-type="float">
            <text:p>23,505</text:p>
          </table:table-cell>
          <table:table-cell office:value-type="float" office:value="31.808" calcext:value-type="float">
            <text:p>31,80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800.00000027474" calcext:value-type="float">
            <text:p>800</text:p>
          </table:table-cell>
          <table:table-cell office:value-type="float" office:value="23.51" calcext:value-type="float">
            <text:p>23,51</text:p>
          </table:table-cell>
          <table:table-cell office:value-type="float" office:value="31.814" calcext:value-type="float">
            <text:p>31,81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810.000000097789" calcext:value-type="float">
            <text:p>810</text:p>
          </table:table-cell>
          <table:table-cell office:value-type="float" office:value="23.515" calcext:value-type="float">
            <text:p>23,515</text:p>
          </table:table-cell>
          <table:table-cell office:value-type="float" office:value="31.819" calcext:value-type="float">
            <text:p>31,81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819.999999920838" calcext:value-type="float">
            <text:p>820</text:p>
          </table:table-cell>
          <table:table-cell office:value-type="float" office:value="23.52" calcext:value-type="float">
            <text:p>23,52</text:p>
          </table:table-cell>
          <table:table-cell office:value-type="float" office:value="31.824" calcext:value-type="float">
            <text:p>31,82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829.999999743886" calcext:value-type="float">
            <text:p>830</text:p>
          </table:table-cell>
          <table:table-cell office:value-type="float" office:value="23.525" calcext:value-type="float">
            <text:p>23,525</text:p>
          </table:table-cell>
          <table:table-cell office:value-type="float" office:value="31.828" calcext:value-type="float">
            <text:p>31,82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840.000000195578" calcext:value-type="float">
            <text:p>840</text:p>
          </table:table-cell>
          <table:table-cell office:value-type="float" office:value="23.529" calcext:value-type="float">
            <text:p>23,529</text:p>
          </table:table-cell>
          <table:table-cell office:value-type="float" office:value="31.831" calcext:value-type="float">
            <text:p>31,83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850.000000018627" calcext:value-type="float">
            <text:p>850</text:p>
          </table:table-cell>
          <table:table-cell office:value-type="float" office:value="23.533" calcext:value-type="float">
            <text:p>23,533</text:p>
          </table:table-cell>
          <table:table-cell office:value-type="float" office:value="31.834" calcext:value-type="float">
            <text:p>31,83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859.999999841675" calcext:value-type="float">
            <text:p>860</text:p>
          </table:table-cell>
          <table:table-cell office:value-type="float" office:value="23.538" calcext:value-type="float">
            <text:p>23,538</text:p>
          </table:table-cell>
          <table:table-cell office:value-type="float" office:value="31.836" calcext:value-type="float">
            <text:p>31,83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870.000000293367" calcext:value-type="float">
            <text:p>870</text:p>
          </table:table-cell>
          <table:table-cell office:value-type="float" office:value="23.542" calcext:value-type="float">
            <text:p>23,542</text:p>
          </table:table-cell>
          <table:table-cell office:value-type="float" office:value="31.84" calcext:value-type="float">
            <text:p>31,8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880.000000116415" calcext:value-type="float">
            <text:p>880</text:p>
          </table:table-cell>
          <table:table-cell office:value-type="float" office:value="23.546" calcext:value-type="float">
            <text:p>23,546</text:p>
          </table:table-cell>
          <table:table-cell office:value-type="float" office:value="31.858" calcext:value-type="float">
            <text:p>31,85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889.999999939464" calcext:value-type="float">
            <text:p>890</text:p>
          </table:table-cell>
          <table:table-cell office:value-type="float" office:value="23.549" calcext:value-type="float">
            <text:p>23,549</text:p>
          </table:table-cell>
          <table:table-cell office:value-type="float" office:value="31.887" calcext:value-type="float">
            <text:p>31,88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899.999999762513" calcext:value-type="float">
            <text:p>900</text:p>
          </table:table-cell>
          <table:table-cell office:value-type="float" office:value="23.553" calcext:value-type="float">
            <text:p>23,553</text:p>
          </table:table-cell>
          <table:table-cell office:value-type="float" office:value="31.924" calcext:value-type="float">
            <text:p>31,92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910.000000214204" calcext:value-type="float">
            <text:p>910</text:p>
          </table:table-cell>
          <table:table-cell office:value-type="float" office:value="23.557" calcext:value-type="float">
            <text:p>23,557</text:p>
          </table:table-cell>
          <table:table-cell office:value-type="float" office:value="31.966" calcext:value-type="float">
            <text:p>31,96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920.000000037253" calcext:value-type="float">
            <text:p>920</text:p>
          </table:table-cell>
          <table:table-cell office:value-type="float" office:value="23.56" calcext:value-type="float">
            <text:p>23,56</text:p>
          </table:table-cell>
          <table:table-cell office:value-type="float" office:value="32.013" calcext:value-type="float">
            <text:p>32,01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929.999999860302" calcext:value-type="float">
            <text:p>930</text:p>
          </table:table-cell>
          <table:table-cell office:value-type="float" office:value="23.563" calcext:value-type="float">
            <text:p>23,563</text:p>
          </table:table-cell>
          <table:table-cell office:value-type="float" office:value="32.062" calcext:value-type="float">
            <text:p>32,06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940.000000311993" calcext:value-type="float">
            <text:p>940</text:p>
          </table:table-cell>
          <table:table-cell office:value-type="float" office:value="23.566" calcext:value-type="float">
            <text:p>23,566</text:p>
          </table:table-cell>
          <table:table-cell office:value-type="float" office:value="32.113" calcext:value-type="float">
            <text:p>32,11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950.000000135042" calcext:value-type="float">
            <text:p>950</text:p>
          </table:table-cell>
          <table:table-cell office:value-type="float" office:value="23.57" calcext:value-type="float">
            <text:p>23,57</text:p>
          </table:table-cell>
          <table:table-cell office:value-type="float" office:value="32.165" calcext:value-type="float">
            <text:p>32,16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959.999999958091" calcext:value-type="float">
            <text:p>960</text:p>
          </table:table-cell>
          <table:table-cell office:value-type="float" office:value="23.573" calcext:value-type="float">
            <text:p>23,573</text:p>
          </table:table-cell>
          <table:table-cell office:value-type="float" office:value="32.217" calcext:value-type="float">
            <text:p>32,21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969.999999781139" calcext:value-type="float">
            <text:p>970</text:p>
          </table:table-cell>
          <table:table-cell office:value-type="float" office:value="23.575" calcext:value-type="float">
            <text:p>23,575</text:p>
          </table:table-cell>
          <table:table-cell office:value-type="float" office:value="32.269" calcext:value-type="float">
            <text:p>32,26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980.000000232831" calcext:value-type="float">
            <text:p>980</text:p>
          </table:table-cell>
          <table:table-cell office:value-type="float" office:value="23.578" calcext:value-type="float">
            <text:p>23,578</text:p>
          </table:table-cell>
          <table:table-cell office:value-type="float" office:value="32.321" calcext:value-type="float">
            <text:p>32,32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990.000000055879" calcext:value-type="float">
            <text:p>990</text:p>
          </table:table-cell>
          <table:table-cell office:value-type="float" office:value="23.581" calcext:value-type="float">
            <text:p>23,581</text:p>
          </table:table-cell>
          <table:table-cell office:value-type="float" office:value="32.372" calcext:value-type="float">
            <text:p>32,37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999.999999878928" calcext:value-type="float">
            <text:p>1000</text:p>
          </table:table-cell>
          <table:table-cell office:value-type="float" office:value="23.583" calcext:value-type="float">
            <text:p>23,583</text:p>
          </table:table-cell>
          <table:table-cell office:value-type="float" office:value="32.422" calcext:value-type="float">
            <text:p>32,42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009.99999970198" calcext:value-type="float">
            <text:p>1010</text:p>
          </table:table-cell>
          <table:table-cell office:value-type="float" office:value="23.586" calcext:value-type="float">
            <text:p>23,586</text:p>
          </table:table-cell>
          <table:table-cell office:value-type="float" office:value="32.47" calcext:value-type="float">
            <text:p>32,4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020.00000015367" calcext:value-type="float">
            <text:p>1020</text:p>
          </table:table-cell>
          <table:table-cell office:value-type="float" office:value="23.588" calcext:value-type="float">
            <text:p>23,588</text:p>
          </table:table-cell>
          <table:table-cell office:value-type="float" office:value="32.518" calcext:value-type="float">
            <text:p>32,51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029.99999997672" calcext:value-type="float">
            <text:p>1030</text:p>
          </table:table-cell>
          <table:table-cell office:value-type="float" office:value="23.59" calcext:value-type="float">
            <text:p>23,59</text:p>
          </table:table-cell>
          <table:table-cell office:value-type="float" office:value="32.564" calcext:value-type="float">
            <text:p>32,56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039.99999979977" calcext:value-type="float">
            <text:p>1040</text:p>
          </table:table-cell>
          <table:table-cell office:value-type="float" office:value="23.593" calcext:value-type="float">
            <text:p>23,593</text:p>
          </table:table-cell>
          <table:table-cell office:value-type="float" office:value="32.609" calcext:value-type="float">
            <text:p>32,60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050.00000025146" calcext:value-type="float">
            <text:p>1050</text:p>
          </table:table-cell>
          <table:table-cell office:value-type="float" office:value="23.595" calcext:value-type="float">
            <text:p>23,595</text:p>
          </table:table-cell>
          <table:table-cell office:value-type="float" office:value="32.653" calcext:value-type="float">
            <text:p>32,65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060.00000007451" calcext:value-type="float">
            <text:p>1060</text:p>
          </table:table-cell>
          <table:table-cell office:value-type="float" office:value="23.597" calcext:value-type="float">
            <text:p>23,597</text:p>
          </table:table-cell>
          <table:table-cell office:value-type="float" office:value="32.695" calcext:value-type="float">
            <text:p>32,69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069.99999989755" calcext:value-type="float">
            <text:p>1070</text:p>
          </table:table-cell>
          <table:table-cell office:value-type="float" office:value="23.599" calcext:value-type="float">
            <text:p>23,599</text:p>
          </table:table-cell>
          <table:table-cell office:value-type="float" office:value="32.736" calcext:value-type="float">
            <text:p>32,73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079.9999997206" calcext:value-type="float">
            <text:p>1080</text:p>
          </table:table-cell>
          <table:table-cell office:value-type="float" office:value="23.601" calcext:value-type="float">
            <text:p>23,601</text:p>
          </table:table-cell>
          <table:table-cell office:value-type="float" office:value="32.776" calcext:value-type="float">
            <text:p>32,77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090.00000017229" calcext:value-type="float">
            <text:p>1090</text:p>
          </table:table-cell>
          <table:table-cell office:value-type="float" office:value="23.603" calcext:value-type="float">
            <text:p>23,603</text:p>
          </table:table-cell>
          <table:table-cell office:value-type="float" office:value="32.815" calcext:value-type="float">
            <text:p>32,81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099.99999999534" calcext:value-type="float">
            <text:p>1100</text:p>
          </table:table-cell>
          <table:table-cell office:value-type="float" office:value="23.604" calcext:value-type="float">
            <text:p>23,604</text:p>
          </table:table-cell>
          <table:table-cell office:value-type="float" office:value="32.852" calcext:value-type="float">
            <text:p>32,85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109.99999981839" calcext:value-type="float">
            <text:p>1110</text:p>
          </table:table-cell>
          <table:table-cell office:value-type="float" office:value="23.606" calcext:value-type="float">
            <text:p>23,606</text:p>
          </table:table-cell>
          <table:table-cell office:value-type="float" office:value="32.886" calcext:value-type="float">
            <text:p>32,88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120.00000027008" calcext:value-type="float">
            <text:p>1120</text:p>
          </table:table-cell>
          <table:table-cell office:value-type="float" office:value="23.608" calcext:value-type="float">
            <text:p>23,608</text:p>
          </table:table-cell>
          <table:table-cell office:value-type="float" office:value="32.916" calcext:value-type="float">
            <text:p>32,91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130.00000009313" calcext:value-type="float">
            <text:p>1130</text:p>
          </table:table-cell>
          <table:table-cell office:value-type="float" office:value="23.609" calcext:value-type="float">
            <text:p>23,609</text:p>
          </table:table-cell>
          <table:table-cell office:value-type="float" office:value="32.944" calcext:value-type="float">
            <text:p>32,94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139.99999991618" calcext:value-type="float">
            <text:p>1140</text:p>
          </table:table-cell>
          <table:table-cell office:value-type="float" office:value="23.611" calcext:value-type="float">
            <text:p>23,611</text:p>
          </table:table-cell>
          <table:table-cell office:value-type="float" office:value="32.969" calcext:value-type="float">
            <text:p>32,96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149.99999973923" calcext:value-type="float">
            <text:p>1150</text:p>
          </table:table-cell>
          <table:table-cell office:value-type="float" office:value="23.612" calcext:value-type="float">
            <text:p>23,612</text:p>
          </table:table-cell>
          <table:table-cell office:value-type="float" office:value="32.993" calcext:value-type="float">
            <text:p>32,99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160.00000019092" calcext:value-type="float">
            <text:p>1160</text:p>
          </table:table-cell>
          <table:table-cell office:value-type="float" office:value="23.614" calcext:value-type="float">
            <text:p>23,614</text:p>
          </table:table-cell>
          <table:table-cell office:value-type="float" office:value="33.014" calcext:value-type="float">
            <text:p>33,01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170.00000001397" calcext:value-type="float">
            <text:p>1170</text:p>
          </table:table-cell>
          <table:table-cell office:value-type="float" office:value="23.615" calcext:value-type="float">
            <text:p>23,615</text:p>
          </table:table-cell>
          <table:table-cell office:value-type="float" office:value="33.035" calcext:value-type="float">
            <text:p>33,03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179.99999983702" calcext:value-type="float">
            <text:p>1180</text:p>
          </table:table-cell>
          <table:table-cell office:value-type="float" office:value="23.616" calcext:value-type="float">
            <text:p>23,616</text:p>
          </table:table-cell>
          <table:table-cell office:value-type="float" office:value="33.054" calcext:value-type="float">
            <text:p>33,05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190.00000028871" calcext:value-type="float">
            <text:p>1190</text:p>
          </table:table-cell>
          <table:table-cell office:value-type="float" office:value="23.618" calcext:value-type="float">
            <text:p>23,618</text:p>
          </table:table-cell>
          <table:table-cell office:value-type="float" office:value="33.072" calcext:value-type="float">
            <text:p>33,07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200.00000011176" calcext:value-type="float">
            <text:p>1200</text:p>
          </table:table-cell>
          <table:table-cell office:value-type="float" office:value="23.619" calcext:value-type="float">
            <text:p>23,619</text:p>
          </table:table-cell>
          <table:table-cell office:value-type="float" office:value="33.09" calcext:value-type="float">
            <text:p>33,0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209.99999993481" calcext:value-type="float">
            <text:p>1210</text:p>
          </table:table-cell>
          <table:table-cell office:value-type="float" office:value="23.62" calcext:value-type="float">
            <text:p>23,62</text:p>
          </table:table-cell>
          <table:table-cell office:value-type="float" office:value="33.106" calcext:value-type="float">
            <text:p>33,10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219.99999975786" calcext:value-type="float">
            <text:p>1220</text:p>
          </table:table-cell>
          <table:table-cell office:value-type="float" office:value="23.621" calcext:value-type="float">
            <text:p>23,621</text:p>
          </table:table-cell>
          <table:table-cell office:value-type="float" office:value="33.123" calcext:value-type="float">
            <text:p>33,12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230.00000020955" calcext:value-type="float">
            <text:p>1230</text:p>
          </table:table-cell>
          <table:table-cell office:value-type="float" office:value="23.622" calcext:value-type="float">
            <text:p>23,622</text:p>
          </table:table-cell>
          <table:table-cell office:value-type="float" office:value="33.139" calcext:value-type="float">
            <text:p>33,13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240.0000000326" calcext:value-type="float">
            <text:p>1240</text:p>
          </table:table-cell>
          <table:table-cell office:value-type="float" office:value="23.623" calcext:value-type="float">
            <text:p>23,623</text:p>
          </table:table-cell>
          <table:table-cell office:value-type="float" office:value="33.154" calcext:value-type="float">
            <text:p>33,15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249.99999985565" calcext:value-type="float">
            <text:p>1250</text:p>
          </table:table-cell>
          <table:table-cell office:value-type="float" office:value="23.624" calcext:value-type="float">
            <text:p>23,624</text:p>
          </table:table-cell>
          <table:table-cell office:value-type="float" office:value="33.169" calcext:value-type="float">
            <text:p>33,16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260.00000030734" calcext:value-type="float">
            <text:p>1260</text:p>
          </table:table-cell>
          <table:table-cell office:value-type="float" office:value="23.625" calcext:value-type="float">
            <text:p>23,625</text:p>
          </table:table-cell>
          <table:table-cell office:value-type="float" office:value="33.184" calcext:value-type="float">
            <text:p>33,18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270.00000013039" calcext:value-type="float">
            <text:p>1270</text:p>
          </table:table-cell>
          <table:table-cell office:value-type="float" office:value="23.626" calcext:value-type="float">
            <text:p>23,626</text:p>
          </table:table-cell>
          <table:table-cell office:value-type="float" office:value="33.199" calcext:value-type="float">
            <text:p>33,19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279.99999995343" calcext:value-type="float">
            <text:p>1280</text:p>
          </table:table-cell>
          <table:table-cell office:value-type="float" office:value="23.627" calcext:value-type="float">
            <text:p>23,627</text:p>
          </table:table-cell>
          <table:table-cell office:value-type="float" office:value="33.214" calcext:value-type="float">
            <text:p>33,21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289.99999977648" calcext:value-type="float">
            <text:p>1290</text:p>
          </table:table-cell>
          <table:table-cell office:value-type="float" office:value="23.628" calcext:value-type="float">
            <text:p>23,628</text:p>
          </table:table-cell>
          <table:table-cell office:value-type="float" office:value="33.229" calcext:value-type="float">
            <text:p>33,22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300.00000022817" calcext:value-type="float">
            <text:p>1300</text:p>
          </table:table-cell>
          <table:table-cell office:value-type="float" office:value="23.629" calcext:value-type="float">
            <text:p>23,629</text:p>
          </table:table-cell>
          <table:table-cell office:value-type="float" office:value="33.244" calcext:value-type="float">
            <text:p>33,24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310.00000005122" calcext:value-type="float">
            <text:p>1310</text:p>
          </table:table-cell>
          <table:table-cell office:value-type="float" office:value="23.629" calcext:value-type="float">
            <text:p>23,629</text:p>
          </table:table-cell>
          <table:table-cell office:value-type="float" office:value="33.259" calcext:value-type="float">
            <text:p>33,2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319.99999987427" calcext:value-type="float">
            <text:p>1320</text:p>
          </table:table-cell>
          <table:table-cell office:value-type="float" office:value="23.63" calcext:value-type="float">
            <text:p>23,63</text:p>
          </table:table-cell>
          <table:table-cell office:value-type="float" office:value="33.274" calcext:value-type="float">
            <text:p>33,27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329.99999969732" calcext:value-type="float">
            <text:p>1330</text:p>
          </table:table-cell>
          <table:table-cell office:value-type="float" office:value="23.631" calcext:value-type="float">
            <text:p>23,631</text:p>
          </table:table-cell>
          <table:table-cell office:value-type="float" office:value="33.289" calcext:value-type="float">
            <text:p>33,28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340.00000014901" calcext:value-type="float">
            <text:p>1340</text:p>
          </table:table-cell>
          <table:table-cell office:value-type="float" office:value="23.632" calcext:value-type="float">
            <text:p>23,632</text:p>
          </table:table-cell>
          <table:table-cell office:value-type="float" office:value="33.304" calcext:value-type="float">
            <text:p>33,30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349.99999997206" calcext:value-type="float">
            <text:p>1350</text:p>
          </table:table-cell>
          <table:table-cell office:value-type="float" office:value="23.632" calcext:value-type="float">
            <text:p>23,632</text:p>
          </table:table-cell>
          <table:table-cell office:value-type="float" office:value="33.319" calcext:value-type="float">
            <text:p>33,31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359.99999979511" calcext:value-type="float">
            <text:p>1360</text:p>
          </table:table-cell>
          <table:table-cell office:value-type="float" office:value="23.633" calcext:value-type="float">
            <text:p>23,633</text:p>
          </table:table-cell>
          <table:table-cell office:value-type="float" office:value="33.334" calcext:value-type="float">
            <text:p>33,33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370.0000002468" calcext:value-type="float">
            <text:p>1370</text:p>
          </table:table-cell>
          <table:table-cell office:value-type="float" office:value="23.634" calcext:value-type="float">
            <text:p>23,634</text:p>
          </table:table-cell>
          <table:table-cell office:value-type="float" office:value="33.35" calcext:value-type="float">
            <text:p>33,3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380.00000006985" calcext:value-type="float">
            <text:p>1380</text:p>
          </table:table-cell>
          <table:table-cell office:value-type="float" office:value="23.634" calcext:value-type="float">
            <text:p>23,634</text:p>
          </table:table-cell>
          <table:table-cell office:value-type="float" office:value="33.365" calcext:value-type="float">
            <text:p>33,36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389.9999998929" calcext:value-type="float">
            <text:p>1390</text:p>
          </table:table-cell>
          <table:table-cell office:value-type="float" office:value="23.635" calcext:value-type="float">
            <text:p>23,635</text:p>
          </table:table-cell>
          <table:table-cell office:value-type="float" office:value="33.379" calcext:value-type="float">
            <text:p>33,37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399.99999971595" calcext:value-type="float">
            <text:p>1400</text:p>
          </table:table-cell>
          <table:table-cell office:value-type="float" office:value="23.635" calcext:value-type="float">
            <text:p>23,635</text:p>
          </table:table-cell>
          <table:table-cell office:value-type="float" office:value="33.392" calcext:value-type="float">
            <text:p>33,39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410.00000016764" calcext:value-type="float">
            <text:p>1410</text:p>
          </table:table-cell>
          <table:table-cell office:value-type="float" office:value="23.636" calcext:value-type="float">
            <text:p>23,636</text:p>
          </table:table-cell>
          <table:table-cell office:value-type="float" office:value="33.404" calcext:value-type="float">
            <text:p>33,40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419.99999999069" calcext:value-type="float">
            <text:p>1420</text:p>
          </table:table-cell>
          <table:table-cell office:value-type="float" office:value="23.636" calcext:value-type="float">
            <text:p>23,636</text:p>
          </table:table-cell>
          <table:table-cell office:value-type="float" office:value="33.413" calcext:value-type="float">
            <text:p>33,41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429.99999981374" calcext:value-type="float">
            <text:p>1430</text:p>
          </table:table-cell>
          <table:table-cell office:value-type="float" office:value="23.637" calcext:value-type="float">
            <text:p>23,637</text:p>
          </table:table-cell>
          <table:table-cell office:value-type="float" office:value="33.421" calcext:value-type="float">
            <text:p>33,42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440.00000026543" calcext:value-type="float">
            <text:p>1440</text:p>
          </table:table-cell>
          <table:table-cell office:value-type="float" office:value="23.637" calcext:value-type="float">
            <text:p>23,637</text:p>
          </table:table-cell>
          <table:table-cell office:value-type="float" office:value="33.428" calcext:value-type="float">
            <text:p>33,42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450.00000008848" calcext:value-type="float">
            <text:p>1450</text:p>
          </table:table-cell>
          <table:table-cell office:value-type="float" office:value="23.638" calcext:value-type="float">
            <text:p>23,638</text:p>
          </table:table-cell>
          <table:table-cell office:value-type="float" office:value="33.432" calcext:value-type="float">
            <text:p>33,43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459.99999991152" calcext:value-type="float">
            <text:p>1460</text:p>
          </table:table-cell>
          <table:table-cell office:value-type="float" office:value="23.638" calcext:value-type="float">
            <text:p>23,638</text:p>
          </table:table-cell>
          <table:table-cell office:value-type="float" office:value="33.435" calcext:value-type="float">
            <text:p>33,43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469.99999973457" calcext:value-type="float">
            <text:p>1470</text:p>
          </table:table-cell>
          <table:table-cell office:value-type="float" office:value="23.639" calcext:value-type="float">
            <text:p>23,639</text:p>
          </table:table-cell>
          <table:table-cell office:value-type="float" office:value="33.436" calcext:value-type="float">
            <text:p>33,43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480.00000018626" calcext:value-type="float">
            <text:p>1480</text:p>
          </table:table-cell>
          <table:table-cell office:value-type="float" office:value="23.639" calcext:value-type="float">
            <text:p>23,639</text:p>
          </table:table-cell>
          <table:table-cell office:value-type="float" office:value="33.436" calcext:value-type="float">
            <text:p>33,43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490.00000000931" calcext:value-type="float">
            <text:p>1490</text:p>
          </table:table-cell>
          <table:table-cell office:value-type="float" office:value="23.64" calcext:value-type="float">
            <text:p>23,64</text:p>
          </table:table-cell>
          <table:table-cell office:value-type="float" office:value="33.434" calcext:value-type="float">
            <text:p>33,43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499.99999983236" calcext:value-type="float">
            <text:p>1500</text:p>
          </table:table-cell>
          <table:table-cell office:value-type="float" office:value="23.64" calcext:value-type="float">
            <text:p>23,64</text:p>
          </table:table-cell>
          <table:table-cell office:value-type="float" office:value="33.431" calcext:value-type="float">
            <text:p>33,43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510.00000028405" calcext:value-type="float">
            <text:p>1510</text:p>
          </table:table-cell>
          <table:table-cell office:value-type="float" office:value="23.64" calcext:value-type="float">
            <text:p>23,64</text:p>
          </table:table-cell>
          <table:table-cell office:value-type="float" office:value="33.427" calcext:value-type="float">
            <text:p>33,42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520.0000001071" calcext:value-type="float">
            <text:p>1520</text:p>
          </table:table-cell>
          <table:table-cell office:value-type="float" office:value="23.641" calcext:value-type="float">
            <text:p>23,641</text:p>
          </table:table-cell>
          <table:table-cell office:value-type="float" office:value="33.422" calcext:value-type="float">
            <text:p>33,42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529.99999993015" calcext:value-type="float">
            <text:p>1530</text:p>
          </table:table-cell>
          <table:table-cell office:value-type="float" office:value="23.641" calcext:value-type="float">
            <text:p>23,641</text:p>
          </table:table-cell>
          <table:table-cell office:value-type="float" office:value="33.416" calcext:value-type="float">
            <text:p>33,41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539.9999997532" calcext:value-type="float">
            <text:p>1540</text:p>
          </table:table-cell>
          <table:table-cell office:value-type="float" office:value="23.641" calcext:value-type="float">
            <text:p>23,641</text:p>
          </table:table-cell>
          <table:table-cell office:value-type="float" office:value="33.409" calcext:value-type="float">
            <text:p>33,40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550.00000020489" calcext:value-type="float">
            <text:p>1550</text:p>
          </table:table-cell>
          <table:table-cell office:value-type="float" office:value="23.642" calcext:value-type="float">
            <text:p>23,642</text:p>
          </table:table-cell>
          <table:table-cell office:value-type="float" office:value="33.4" calcext:value-type="float">
            <text:p>33,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560.00000002794" calcext:value-type="float">
            <text:p>1560</text:p>
          </table:table-cell>
          <table:table-cell office:value-type="float" office:value="23.642" calcext:value-type="float">
            <text:p>23,642</text:p>
          </table:table-cell>
          <table:table-cell office:value-type="float" office:value="33.392" calcext:value-type="float">
            <text:p>33,39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569.99999985099" calcext:value-type="float">
            <text:p>1570</text:p>
          </table:table-cell>
          <table:table-cell office:value-type="float" office:value="23.642" calcext:value-type="float">
            <text:p>23,642</text:p>
          </table:table-cell>
          <table:table-cell office:value-type="float" office:value="33.382" calcext:value-type="float">
            <text:p>33,38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580.00000030268" calcext:value-type="float">
            <text:p>1580</text:p>
          </table:table-cell>
          <table:table-cell office:value-type="float" office:value="23.643" calcext:value-type="float">
            <text:p>23,643</text:p>
          </table:table-cell>
          <table:table-cell office:value-type="float" office:value="33.372" calcext:value-type="float">
            <text:p>33,37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590.00000012573" calcext:value-type="float">
            <text:p>1590</text:p>
          </table:table-cell>
          <table:table-cell office:value-type="float" office:value="23.643" calcext:value-type="float">
            <text:p>23,643</text:p>
          </table:table-cell>
          <table:table-cell office:value-type="float" office:value="33.362" calcext:value-type="float">
            <text:p>33,36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599.99999994878" calcext:value-type="float">
            <text:p>1600</text:p>
          </table:table-cell>
          <table:table-cell office:value-type="float" office:value="23.643" calcext:value-type="float">
            <text:p>23,643</text:p>
          </table:table-cell>
          <table:table-cell office:value-type="float" office:value="33.351" calcext:value-type="float">
            <text:p>33,35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609.99999977183" calcext:value-type="float">
            <text:p>1610</text:p>
          </table:table-cell>
          <table:table-cell office:value-type="float" office:value="23.643" calcext:value-type="float">
            <text:p>23,643</text:p>
          </table:table-cell>
          <table:table-cell office:value-type="float" office:value="33.339" calcext:value-type="float">
            <text:p>33,33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620.00000022352" calcext:value-type="float">
            <text:p>1620</text:p>
          </table:table-cell>
          <table:table-cell office:value-type="float" office:value="23.644" calcext:value-type="float">
            <text:p>23,644</text:p>
          </table:table-cell>
          <table:table-cell office:value-type="float" office:value="33.328" calcext:value-type="float">
            <text:p>33,32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630.00000004657" calcext:value-type="float">
            <text:p>1630</text:p>
          </table:table-cell>
          <table:table-cell office:value-type="float" office:value="23.644" calcext:value-type="float">
            <text:p>23,644</text:p>
          </table:table-cell>
          <table:table-cell office:value-type="float" office:value="33.316" calcext:value-type="float">
            <text:p>33,31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639.99999986961" calcext:value-type="float">
            <text:p>1640</text:p>
          </table:table-cell>
          <table:table-cell office:value-type="float" office:value="23.644" calcext:value-type="float">
            <text:p>23,644</text:p>
          </table:table-cell>
          <table:table-cell office:value-type="float" office:value="33.305" calcext:value-type="float">
            <text:p>33,30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649.99999969266" calcext:value-type="float">
            <text:p>1650</text:p>
          </table:table-cell>
          <table:table-cell office:value-type="float" office:value="23.644" calcext:value-type="float">
            <text:p>23,644</text:p>
          </table:table-cell>
          <table:table-cell office:value-type="float" office:value="33.293" calcext:value-type="float">
            <text:p>33,29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660.00000014436" calcext:value-type="float">
            <text:p>1660</text:p>
          </table:table-cell>
          <table:table-cell office:value-type="float" office:value="23.645" calcext:value-type="float">
            <text:p>23,645</text:p>
          </table:table-cell>
          <table:table-cell office:value-type="float" office:value="33.282" calcext:value-type="float">
            <text:p>33,28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669.9999999674" calcext:value-type="float">
            <text:p>1670</text:p>
          </table:table-cell>
          <table:table-cell office:value-type="float" office:value="23.645" calcext:value-type="float">
            <text:p>23,645</text:p>
          </table:table-cell>
          <table:table-cell office:value-type="float" office:value="33.27" calcext:value-type="float">
            <text:p>33,2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679.99999979045" calcext:value-type="float">
            <text:p>1680</text:p>
          </table:table-cell>
          <table:table-cell office:value-type="float" office:value="23.645" calcext:value-type="float">
            <text:p>23,645</text:p>
          </table:table-cell>
          <table:table-cell office:value-type="float" office:value="33.259" calcext:value-type="float">
            <text:p>33,2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690.00000024214" calcext:value-type="float">
            <text:p>1690</text:p>
          </table:table-cell>
          <table:table-cell office:value-type="float" office:value="23.645" calcext:value-type="float">
            <text:p>23,645</text:p>
          </table:table-cell>
          <table:table-cell office:value-type="float" office:value="33.249" calcext:value-type="float">
            <text:p>33,24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700.00000006519" calcext:value-type="float">
            <text:p>1700</text:p>
          </table:table-cell>
          <table:table-cell office:value-type="float" office:value="23.645" calcext:value-type="float">
            <text:p>23,645</text:p>
          </table:table-cell>
          <table:table-cell office:value-type="float" office:value="33.238" calcext:value-type="float">
            <text:p>33,23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709.99999988824" calcext:value-type="float">
            <text:p>1710</text:p>
          </table:table-cell>
          <table:table-cell office:value-type="float" office:value="23.645" calcext:value-type="float">
            <text:p>23,645</text:p>
          </table:table-cell>
          <table:table-cell office:value-type="float" office:value="33.228" calcext:value-type="float">
            <text:p>33,22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719.99999971129" calcext:value-type="float">
            <text:p>1720</text:p>
          </table:table-cell>
          <table:table-cell office:value-type="float" office:value="23.646" calcext:value-type="float">
            <text:p>23,646</text:p>
          </table:table-cell>
          <table:table-cell office:value-type="float" office:value="33.217" calcext:value-type="float">
            <text:p>33,21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730.00000016298" calcext:value-type="float">
            <text:p>1730</text:p>
          </table:table-cell>
          <table:table-cell office:value-type="float" office:value="23.646" calcext:value-type="float">
            <text:p>23,646</text:p>
          </table:table-cell>
          <table:table-cell office:value-type="float" office:value="33.207" calcext:value-type="float">
            <text:p>33,20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739.99999998603" calcext:value-type="float">
            <text:p>1740</text:p>
          </table:table-cell>
          <table:table-cell office:value-type="float" office:value="23.646" calcext:value-type="float">
            <text:p>23,646</text:p>
          </table:table-cell>
          <table:table-cell office:value-type="float" office:value="33.197" calcext:value-type="float">
            <text:p>33,19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749.99999980908" calcext:value-type="float">
            <text:p>1750</text:p>
          </table:table-cell>
          <table:table-cell office:value-type="float" office:value="23.646" calcext:value-type="float">
            <text:p>23,646</text:p>
          </table:table-cell>
          <table:table-cell office:value-type="float" office:value="33.188" calcext:value-type="float">
            <text:p>33,18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760.00000026077" calcext:value-type="float">
            <text:p>1760</text:p>
          </table:table-cell>
          <table:table-cell office:value-type="float" office:value="23.646" calcext:value-type="float">
            <text:p>23,646</text:p>
          </table:table-cell>
          <table:table-cell office:value-type="float" office:value="33.178" calcext:value-type="float">
            <text:p>33,17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770.00000008382" calcext:value-type="float">
            <text:p>1770</text:p>
          </table:table-cell>
          <table:table-cell office:value-type="float" office:value="23.646" calcext:value-type="float">
            <text:p>23,646</text:p>
          </table:table-cell>
          <table:table-cell office:value-type="float" office:value="33.168" calcext:value-type="float">
            <text:p>33,16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779.99999990687" calcext:value-type="float">
            <text:p>1780</text:p>
          </table:table-cell>
          <table:table-cell office:value-type="float" office:value="23.647" calcext:value-type="float">
            <text:p>23,647</text:p>
          </table:table-cell>
          <table:table-cell office:value-type="float" office:value="33.159" calcext:value-type="float">
            <text:p>33,15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789.99999972992" calcext:value-type="float">
            <text:p>1790</text:p>
          </table:table-cell>
          <table:table-cell office:value-type="float" office:value="23.647" calcext:value-type="float">
            <text:p>23,647</text:p>
          </table:table-cell>
          <table:table-cell office:value-type="float" office:value="33.149" calcext:value-type="float">
            <text:p>33,14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800.00000018161" calcext:value-type="float">
            <text:p>1800</text:p>
          </table:table-cell>
          <table:table-cell office:value-type="float" office:value="23.647" calcext:value-type="float">
            <text:p>23,647</text:p>
          </table:table-cell>
          <table:table-cell office:value-type="float" office:value="33.14" calcext:value-type="float">
            <text:p>33,1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810.00000000466" calcext:value-type="float">
            <text:p>1810</text:p>
          </table:table-cell>
          <table:table-cell office:value-type="float" office:value="23.647" calcext:value-type="float">
            <text:p>23,647</text:p>
          </table:table-cell>
          <table:table-cell office:value-type="float" office:value="33.131" calcext:value-type="float">
            <text:p>33,13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819.99999982771" calcext:value-type="float">
            <text:p>1820</text:p>
          </table:table-cell>
          <table:table-cell office:value-type="float" office:value="23.647" calcext:value-type="float">
            <text:p>23,647</text:p>
          </table:table-cell>
          <table:table-cell office:value-type="float" office:value="33.121" calcext:value-type="float">
            <text:p>33,12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830.0000002794" calcext:value-type="float">
            <text:p>1830</text:p>
          </table:table-cell>
          <table:table-cell office:value-type="float" office:value="23.647" calcext:value-type="float">
            <text:p>23,647</text:p>
          </table:table-cell>
          <table:table-cell office:value-type="float" office:value="33.112" calcext:value-type="float">
            <text:p>33,11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840.00000010245" calcext:value-type="float">
            <text:p>1840</text:p>
          </table:table-cell>
          <table:table-cell office:value-type="float" office:value="23.647" calcext:value-type="float">
            <text:p>23,647</text:p>
          </table:table-cell>
          <table:table-cell office:value-type="float" office:value="33.103" calcext:value-type="float">
            <text:p>33,10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849.99999992549" calcext:value-type="float">
            <text:p>1850</text:p>
          </table:table-cell>
          <table:table-cell office:value-type="float" office:value="23.647" calcext:value-type="float">
            <text:p>23,647</text:p>
          </table:table-cell>
          <table:table-cell office:value-type="float" office:value="33.093" calcext:value-type="float">
            <text:p>33,09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859.99999974854" calcext:value-type="float">
            <text:p>1860</text:p>
          </table:table-cell>
          <table:table-cell office:value-type="float" office:value="23.647" calcext:value-type="float">
            <text:p>23,647</text:p>
          </table:table-cell>
          <table:table-cell office:value-type="float" office:value="33.083" calcext:value-type="float">
            <text:p>33,08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870.00000020023" calcext:value-type="float">
            <text:p>187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3.074" calcext:value-type="float">
            <text:p>33,07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880.00000002328" calcext:value-type="float">
            <text:p>188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3.064" calcext:value-type="float">
            <text:p>33,06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889.99999984633" calcext:value-type="float">
            <text:p>189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3.054" calcext:value-type="float">
            <text:p>33,05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900.00000029802" calcext:value-type="float">
            <text:p>190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3.044" calcext:value-type="float">
            <text:p>33,04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910.00000012107" calcext:value-type="float">
            <text:p>191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3.034" calcext:value-type="float">
            <text:p>33,03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919.99999994412" calcext:value-type="float">
            <text:p>192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3.025" calcext:value-type="float">
            <text:p>33,02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929.99999976717" calcext:value-type="float">
            <text:p>193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3.015" calcext:value-type="float">
            <text:p>33,01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940.00000021886" calcext:value-type="float">
            <text:p>194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3.005" calcext:value-type="float">
            <text:p>33,00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950.00000004191" calcext:value-type="float">
            <text:p>195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2.996" calcext:value-type="float">
            <text:p>32,99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959.99999986496" calcext:value-type="float">
            <text:p>196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2.987" calcext:value-type="float">
            <text:p>32,98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969.99999968801" calcext:value-type="float">
            <text:p>197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2.979" calcext:value-type="float">
            <text:p>32,97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980.0000001397" calcext:value-type="float">
            <text:p>198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2.97" calcext:value-type="float">
            <text:p>32,9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989.99999996275" calcext:value-type="float">
            <text:p>199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2.963" calcext:value-type="float">
            <text:p>32,96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1999.9999997858" calcext:value-type="float">
            <text:p>2000</text:p>
          </table:table-cell>
          <table:table-cell office:value-type="float" office:value="23.648" calcext:value-type="float">
            <text:p>23,648</text:p>
          </table:table-cell>
          <table:table-cell office:value-type="float" office:value="32.955" calcext:value-type="float">
            <text:p>32,95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010.00000023749" calcext:value-type="float">
            <text:p>201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48" calcext:value-type="float">
            <text:p>32,94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020.00000006054" calcext:value-type="float">
            <text:p>202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42" calcext:value-type="float">
            <text:p>32,94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029.99999988358" calcext:value-type="float">
            <text:p>203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36" calcext:value-type="float">
            <text:p>32,93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039.99999970663" calcext:value-type="float">
            <text:p>204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31" calcext:value-type="float">
            <text:p>32,93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050.00000015832" calcext:value-type="float">
            <text:p>205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26" calcext:value-type="float">
            <text:p>32,92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059.99999998137" calcext:value-type="float">
            <text:p>206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22" calcext:value-type="float">
            <text:p>32,92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069.99999980442" calcext:value-type="float">
            <text:p>207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18" calcext:value-type="float">
            <text:p>32,91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080.00000025611" calcext:value-type="float">
            <text:p>208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15" calcext:value-type="float">
            <text:p>32,91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090.00000007916" calcext:value-type="float">
            <text:p>209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12" calcext:value-type="float">
            <text:p>32,91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099.99999990221" calcext:value-type="float">
            <text:p>210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1" calcext:value-type="float">
            <text:p>32,9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109.99999972526" calcext:value-type="float">
            <text:p>211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08" calcext:value-type="float">
            <text:p>32,90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120.00000017695" calcext:value-type="float">
            <text:p>212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07" calcext:value-type="float">
            <text:p>32,90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06" calcext:value-type="float">
            <text:p>32,90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139.99999982305" calcext:value-type="float">
            <text:p>214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06" calcext:value-type="float">
            <text:p>32,90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150.00000027474" calcext:value-type="float">
            <text:p>215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06" calcext:value-type="float">
            <text:p>32,90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160.00000009779" calcext:value-type="float">
            <text:p>216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07" calcext:value-type="float">
            <text:p>32,90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169.99999992084" calcext:value-type="float">
            <text:p>217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07" calcext:value-type="float">
            <text:p>32,90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179.99999974389" calcext:value-type="float">
            <text:p>218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09" calcext:value-type="float">
            <text:p>32,909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190.00000019558" calcext:value-type="float">
            <text:p>219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1" calcext:value-type="float">
            <text:p>32,9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200.00000001863" calcext:value-type="float">
            <text:p>220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12" calcext:value-type="float">
            <text:p>32,91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209.99999984167" calcext:value-type="float">
            <text:p>221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14" calcext:value-type="float">
            <text:p>32,91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220.00000029337" calcext:value-type="float">
            <text:p>222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16" calcext:value-type="float">
            <text:p>32,91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230.00000011642" calcext:value-type="float">
            <text:p>223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18" calcext:value-type="float">
            <text:p>32,91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239.99999993946" calcext:value-type="float">
            <text:p>224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21" calcext:value-type="float">
            <text:p>32,92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249.99999976251" calcext:value-type="float">
            <text:p>225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24" calcext:value-type="float">
            <text:p>32,92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260.0000002142" calcext:value-type="float">
            <text:p>226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27" calcext:value-type="float">
            <text:p>32,92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270.00000003725" calcext:value-type="float">
            <text:p>227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3" calcext:value-type="float">
            <text:p>32,9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279.9999998603" calcext:value-type="float">
            <text:p>228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33" calcext:value-type="float">
            <text:p>32,933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290.00000031199" calcext:value-type="float">
            <text:p>229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37" calcext:value-type="float">
            <text:p>32,93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300.00000013504" calcext:value-type="float">
            <text:p>2300</text:p>
          </table:table-cell>
          <table:table-cell office:value-type="float" office:value="23.649" calcext:value-type="float">
            <text:p>23,649</text:p>
          </table:table-cell>
          <table:table-cell office:value-type="float" office:value="32.94" calcext:value-type="float">
            <text:p>32,9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309.99999995809" calcext:value-type="float">
            <text:p>2310</text:p>
          </table:table-cell>
          <table:table-cell office:value-type="float" office:value="23.65" calcext:value-type="float">
            <text:p>23,65</text:p>
          </table:table-cell>
          <table:table-cell office:value-type="float" office:value="32.944" calcext:value-type="float">
            <text:p>32,944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319.99999978114" calcext:value-type="float">
            <text:p>2320</text:p>
          </table:table-cell>
          <table:table-cell office:value-type="float" office:value="23.65" calcext:value-type="float">
            <text:p>23,65</text:p>
          </table:table-cell>
          <table:table-cell office:value-type="float" office:value="32.948" calcext:value-type="float">
            <text:p>32,94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330.00000023283" calcext:value-type="float">
            <text:p>2330</text:p>
          </table:table-cell>
          <table:table-cell office:value-type="float" office:value="23.65" calcext:value-type="float">
            <text:p>23,65</text:p>
          </table:table-cell>
          <table:table-cell office:value-type="float" office:value="32.952" calcext:value-type="float">
            <text:p>32,952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340.00000005588" calcext:value-type="float">
            <text:p>2340</text:p>
          </table:table-cell>
          <table:table-cell office:value-type="float" office:value="23.65" calcext:value-type="float">
            <text:p>23,65</text:p>
          </table:table-cell>
          <table:table-cell office:value-type="float" office:value="32.956" calcext:value-type="float">
            <text:p>32,956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349.99999987893" calcext:value-type="float">
            <text:p>2350</text:p>
          </table:table-cell>
          <table:table-cell office:value-type="float" office:value="23.65" calcext:value-type="float">
            <text:p>23,65</text:p>
          </table:table-cell>
          <table:table-cell office:value-type="float" office:value="32.961" calcext:value-type="float">
            <text:p>32,961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359.99999970198" calcext:value-type="float">
            <text:p>2360</text:p>
          </table:table-cell>
          <table:table-cell office:value-type="float" office:value="23.65" calcext:value-type="float">
            <text:p>23,65</text:p>
          </table:table-cell>
          <table:table-cell office:value-type="float" office:value="32.965" calcext:value-type="float">
            <text:p>32,96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370.00000015367" calcext:value-type="float">
            <text:p>2370</text:p>
          </table:table-cell>
          <table:table-cell office:value-type="float" office:value="23.65" calcext:value-type="float">
            <text:p>23,65</text:p>
          </table:table-cell>
          <table:table-cell office:value-type="float" office:value="32.97" calcext:value-type="float">
            <text:p>32,97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379.99999997672" calcext:value-type="float">
            <text:p>2380</text:p>
          </table:table-cell>
          <table:table-cell office:value-type="float" office:value="23.65" calcext:value-type="float">
            <text:p>23,65</text:p>
          </table:table-cell>
          <table:table-cell office:value-type="float" office:value="32.975" calcext:value-type="float">
            <text:p>32,975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float" office:value="2389.99999979977" calcext:value-type="float">
            <text:p>2390</text:p>
          </table:table-cell>
          <table:table-cell office:value-type="float" office:value="23.65" calcext:value-type="float">
            <text:p>23,65</text:p>
          </table:table-cell>
          <table:table-cell office:value-type="float" office:value="32.98" calcext:value-type="float">
            <text:p>32,98</text:p>
          </table:table-cell>
          <table:table-cell office:value-type="float" office:value="23.65" calcext:value-type="float">
            <text:p>23,6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 table:number-rows-repeated="104833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Sheet2.A1:Sheet2.E2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6:29:05.102000000</dc:date>
    <meta:editing-duration>PT20M53S</meta:editing-duration>
    <meta:editing-cycles>1</meta:editing-cycles>
    <meta:document-statistic meta:table-count="2" meta:cell-count="2695" meta:object-count="0"/>
    <meta:generator>LibreOffice/5.1.3.2$Windows_x86 LibreOffice_project/644e4637d1d8544fd9f56425bd6cec110e49301b</meta:generator>
  </office:meta>
</office:document-meta>
</file>